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ucida Grande" svg:font-family="Lucida Grande"/>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Lucida Grande"/>
    </style:style>
    <style:style style:name="TableColumn1" style:family="table-column">
      <style:table-column-properties style:column-width="3.4625in" style:rel-column-width="32767*"/>
    </style:style>
  </office:automatic-styles>
  <office:body>
    <office:text>
      <text:p text:style-name="P1"><text:span text:style-name="T1">陳真</text:span><text:s/>  |  2011.09.29 16:38   |   <text:a xlink:type="simple" xlink:href="http://palinfo.habago.org/Entry?Command=Information_PrintForum&amp;iPage=547#FORUM31017"><text:span text:style-name="T2">#</text:span></text:a></text:p>
      <text:p text:style-name="P2">波蘭斯基遲來的獎項<text:span text:style-name="T3"><text:line-break/><text:line-break/></text:span>東方日報<text:span text:style-name="T3"><text:s/>2011. 09. 29<text:line-break/><text:line-break/><text:line-break/></text:span>導演波蘭斯基前日重回瑞士蘇黎世電影節，補領終身成就獎，獲全場起立致敬達<text:span text:style-name="T3">10</text:span>分鐘。<text:span text:style-name="T3"><text:line-break/><text:line-break/></text:span>波蘭斯基前日於蘇黎世電影節補領終身成就獎。（法新社圖片）波蘭斯基在台上致詞時表示：「遲好過沒有。」兩年前當他抵達蘇黎世機場準備出席電影節領獎時，即被警方因其<text:span text:style-name="T3">77</text:span>年犯下迷姦未成年少女罪行後潛逃而拘捕，經過當地一輪審訊，最後未將他遣返美國受審。<text:span text:style-name="T3"><text:line-break/><text:line-break/></text:span>波蘭斯基在謝詞中又多謝蘇黎世警方，令他在兩年的監禁與軟禁生活不太難過，並強調自己不是說笑。</text:p>
      <text:p text:style-name="P1"><text:span text:style-name="T1">陳真</text:span><text:s/>  |  2011.09.28 11:42   |   <text:a xlink:type="simple" xlink:href="http://palinfo.habago.org/Entry?Command=Information_PrintForum&amp;iPage=547#FORUM31016"><text:span text:style-name="T2">#</text:span></text:a></text:p>
      <text:p text:style-name="P3">過去黨外同志們<text:span text:style-name="T3">,</text:span>到現在還稱得上同志的<text:span text:style-name="T3">,</text:span>似乎已經數不完一個巴掌五根手指頭了<text:span text:style-name="T3">. </text:span>他們在乎的很顯然是權力與顏色<text:span text:style-name="T3">,</text:span>而非任何一種理想<text:span text:style-name="T3">,</text:span>更不用說什麼真善美了<text:span text:style-name="T3">.<text:line-break/><text:line-break/></text:span>陳芳明是過去黨外人士中極少數至今仍然對所謂理想有著信仰的人<text:span text:style-name="T3">. </text:span>我常覺得<text:span text:style-name="T3">,</text:span>文人比較不容易為了權力而改變腔調與嘴臉<text:span text:style-name="T3">,</text:span>學姐嗆說<text:span text:style-name="T3">,</text:span>台灣有哪幾個文人還保有純粹<text:span text:style-name="T3">? </text:span>但我說的文人是對於文學對於美對於真實與良善有著真實信仰與感覺的人<text:span text:style-name="T3">,</text:span>而不是只要會寫字就是文人<text:span text:style-name="T3">.<text:line-break/><text:line-break/></text:span>要不然<text:span text:style-name="T3">,</text:span>我們家隔壁就有位詩人了<text:span text:style-name="T3">.</text:span>這詩人習慣以鄰為壑<text:span text:style-name="T3">,</text:span>硬是要把他不要的東西往我們家裏丟<text:span text:style-name="T3">,</text:span>他家門口還加裝監視器整天監視左鄰右舍<text:span text:style-name="T3">,</text:span>我只是請他調整監視器鏡頭別照我家大門<text:span text:style-name="T3">,</text:span>隔兩天趁我不在只有學姐在家時<text:span text:style-name="T3">,</text:span>他就請來兩名黑道來家裏又踢又砸<text:span text:style-name="T3">. </text:span>更可怕的是<text:span text:style-name="T3">,</text:span>事後他大概是怕我報復<text:span text:style-name="T3">,</text:span>努力告訴我說他是個基督徒<text:span text:style-name="T3">,</text:span>心裏只有無限的愛<text:span text:style-name="T3">,</text:span>而且任謗任怨<text:span text:style-name="T3">. </text:span>我聽了<text:span text:style-name="T3">,</text:span>無言以對<text:span text:style-name="T3">.<text:line-break/><text:line-break/></text:span>我講的不是這種文人<text:span text:style-name="T3">,</text:span>不管他寫了多少詩也一樣<text:span text:style-name="T3">.</text:span>我講的文人是一種氣質<text:span text:style-name="T3">,</text:span>對美有著雖千萬人吾往矣的信仰<text:span text:style-name="T3">,</text:span>而不是膜拜權力<text:span text:style-name="T3">,</text:span>更不是危險時代超窩囊<text:span text:style-name="T3">,</text:span>連屁也不敢放一個<text:span text:style-name="T3">,</text:span>可當他一旦站在主流一方時<text:span text:style-name="T3">,</text:span>卻又勇猛非凡<text:span text:style-name="T3">,</text:span>甚至還叫人家真正勇敢的陳芳明要學莫那魯道起來捍衛台灣人的什麼祖靈呢<text:span text:style-name="T3">! </text:span>我真的會吐<text:span text:style-name="T3">. </text:span>現實真是很荒唐<text:span text:style-name="T3">,</text:span>比小說還戲劇化<text:span text:style-name="T3">,</text:span>美的很美<text:span text:style-name="T3">,</text:span>醜陋的很醜陋<text:span text:style-name="T3">,</text:span>超乎想像<text:span text:style-name="T3">.<text:line-break/><text:line-break/></text:span>陳真<text:span text:style-name="T3"><text:line-break/>===========<text:line-break/>http://udn.com/NEWS/NATIONAL/NAT5/6611323.shtml<text:line-break/><text:line-break/></text:span>政治變色龍！蔣為文罵陳芳明<text:span text:style-name="T3"> <text:line-break/><text:line-break/></text:span>【聯合報╱記者莊宗勳／台南報導】<text:span text:style-name="T3"> <text:line-break/>2011.09.25<text:line-break/><text:line-break/></text:span>蔣為文嗆陳芳明<text:span text:style-name="T3"><text:s/></text:span>觀眾：成大之恥<text:span text:style-name="T3"><text:s/>/ </text:span>莊宗勳<text:span text:style-name="T3"> <text:line-break/><text:line-break/></text:span>政大台文所長陳芳明（右）遭成大台文系副教授蔣為文（左）嗆「政治變色龍」。<text:span text:style-name="T3">(</text:span>影音略<text:span text:style-name="T3">)<text:line-break/><text:line-break/></text:span>記者莊宗勳／攝影<text:span text:style-name="T3"> <text:line-break/><text:line-break/></text:span>因「嗆」黃春明引發一場風波的成功大學台文系副教授蔣為文，昨天又到台灣文學館怒嗆受邀演講的政治大學台文所長陳芳明是「政治變色龍」、「雙面人」。陳芳明事後表示，早就知道蔣為文要「鬧場」，但他內心坦蕩蕩，所以不會迴避。<text:span text:style-name="T3"> <text:line-break/><text:line-break/></text:span>「滾出去！」「閉嘴！」觀眾不滿蔣為文的行為，怒罵他是「成大之恥」，紛紛離席抗議。蔣為文說，早知會被噓，但他是為了表達意見。<text:span text:style-name="T3"> <text:line-break/><text:line-break/></text:span>ＰＴＴ網友罵聲連連，「沒品」、「丟臉」、「瘋狗亂吠」；也有網友說，「這種修養的人也能當成大副教授？」「你媽只教你講台語，沒教你怎麼尊重別人？」因蔣為文已多次到演講場合嗆聲踢館，有網友認為，他真的很想紅。<text:span text:style-name="T3"> <text:line-break/><text:line-break/></text:span>台灣文學館長李瑞騰說，事先知道蔣為文會到場嗆聲，顧及觀眾感受，不能取消這場活動，只能平常心看待，以後也不會禁止蔣為文參與相關活動。工作人員則私下表示，希望蔣為文別再來了，「我們已經受夠了」。<text:span text:style-name="T3"> <text:line-break/><text:line-break/></text:span>台灣文學館舉辦「府城講壇」活動，陳芳明應邀演講「我的文學與歷史」，細數出國念書、接觸政治、被警總列入「黑名單」，最後投入台灣文學研究的過程。<text:span text:style-name="T3"> <text:line-break/><text:line-break/></text:span>陳芳明提到，過去歷練不夠，境界不夠高，曾批評過一些文學作品，等到逐漸累積人生經驗後，才發現原來是自己沒看懂，「人在無知的時候最勇敢」。這段話聽起來像暗示蔣為文過去的「嗆聲」行為，但陳芳明會後強調，沒有針對任何人，只是講述內心想法。<text:span text:style-name="T3"> <text:line-break/><text:line-break/></text:span>蔣為文坐在第一排聽講，到了提問時間，高舉寫著「陳芳明，學學莫那魯道的精神，你對得起台灣人的祖靈嗎？」的傳單。他鍥而不捨舉手發問，被李瑞騰點到時，衝到台前，指著陳芳明的鼻子大罵，「你過去批判國民黨是外來政權，在阿扁『落衰』（倒楣）後卻變了，反而向國民黨靠攏，你不要迴避問題。」<text:span text:style-name="T3"> <text:line-break/><text:line-break/></text:span>陳芳明想回應，卻被蔣為文打斷。陳芳明無奈說，「如果要用質詢的態度，那我沒有什麼好說的。」蔣為文會後又衝向陳芳明怒罵，「你是雙面人」，陳芳明快閃離開。</text:p>
      <text:p text:style-name="P1"><text:span text:style-name="T1">陳真</text:span><text:s/>  |  2011.09.27 16:55   |   <text:a xlink:type="simple" xlink:href="http://palinfo.habago.org/Entry?Command=Information_PrintForum&amp;iPage=547#FORUM31015"><text:span text:style-name="T2">#</text:span></text:a></text:p>
      <text:p text:style-name="P2">謝謝站長<text:span text:style-name="T3">,</text:span>我記得你們<text:span text:style-name="T3">. </text:span>若有我們能力所及足以共襄盛舉處<text:span text:style-name="T3">,</text:span>還請賜教<text:span text:style-name="T3">,</text:span>巴勒網有個公用的<text:span text:style-name="T3"><text:s/>email </text:span>請見首頁之<text:span text:style-name="T3"><text:s/>"</text:span>與我們連絡<text:span text:style-name="T3">".<text:line-break/><text:line-break/></text:span>不過<text:span text:style-name="T3">,</text:span>巴勒網其實是一個沒什麼能力與行動力的團體<text:span text:style-name="T3">,</text:span>應該說連團體也談不上<text:span text:style-name="T3">,</text:span>連一點很微小的技術問題往往都得搞半天<text:span text:style-name="T3">,</text:span>所以<text:span text:style-name="T3">,</text:span>希望各方友人別寄望太高<text:span text:style-name="T3">. </text:span>你看我們留言板也知道<text:span text:style-name="T3">,</text:span>風花雪月玩物喪志<text:span text:style-name="T3">,</text:span>與人<text:span text:style-name="T3"><text:s/>"</text:span>合作<text:span text:style-name="T3">" </text:span>怕力有未逮<text:span text:style-name="T3">,</text:span>往往只能給予一點精神支持<text:span text:style-name="T3">.<text:line-break/><text:line-break/></text:span>還有就是<text:span text:style-name="T3">,</text:span>巴勒網成員自主性非常高<text:span text:style-name="T3">,</text:span>各人造業各人擔<text:span text:style-name="T3">.</text:span>因此<text:span text:style-name="T3">,</text:span>各界菁英例如愛台灣人士若有對董事長不爽不屑或失望絕望者<text:span text:style-name="T3">,</text:span>千萬別把怒氣怨氣冤氣轉到巴勒網頭上來<text:span text:style-name="T3">,</text:span>別對它發動什麼攻擊<text:span text:style-name="T3">,</text:span>也不需要因此而改變對於巴勒網原有的態度<text:span text:style-name="T3">,</text:span>畢竟我也只是巴勒網的一個一般性的參與者而已<text:span text:style-name="T3">.</text:span></text:p>
      <text:p text:style-name="P1">Witness Palestine   |  2011.09.27 15:39   |   <text:a xlink:type="simple" xlink:href="http://palinfo.habago.org/Entry?Command=Information_PrintForum&amp;iPage=547#FORUM31014"><text:span text:style-name="T2">#</text:span></text:a></text:p>
      <text:p text:style-name="P3">台灣的朋友你們好！我是大陸<text:span text:style-name="T3">Witness Palestine</text:span>網站的站長，我們的前身是曾經的另一個有關巴勒斯坦的網站。數年前我們曾和陳真兄聯繫過討論聯合的問題，華語世界至今對於巴以問題的誤解仍然很深，以色列的國家公關也越來越縝密而出色，我們都要加油，讓更多人瞭解真相！<text:span text:style-name="T3"><text:line-break/><text:line-break/></text:span>我們非常希望與前輩們以及同事們建立長期的溝通，并熱切希望和你們共同商討一個方案，讓華語世界支持巴勒斯坦人民的聲音更加響亮！<text:span text:style-name="T3"><text:line-break/><text:line-break/></text:span>祝好，愿大家一切順利！</text:p>
      <text:p text:style-name="P1"><text:span text:style-name="T1">鄭啟承</text:span><text:s/>  |  2011.09.27 01:05   |   <text:a xlink:type="simple" xlink:href="http://palinfo.habago.org/Entry?Command=Information_PrintForum&amp;iPage=547#FORUM31013"><text:span text:style-name="T2">#</text:span></text:a></text:p>
      <text:p text:style-name="P2">警告！落日車神是限制級，未成年不能進場，小弟買票時售票小姐盯著我看，說「有滿十八歲嗎？」大概是小弟長得太幼齒了，都十八再十八了，人家卻以為我未成年，不能看這種血腥暴力的片子。<text:span text:style-name="T3"><text:line-break/><text:line-break/></text:span>說這片的導演<text:span text:style-name="T3"><text:s/>Nicolas Winding Refn </text:span>像昆丁塔倫提諾，不知道是基於什麼理由，但其實一點也不像（該不會就因為有打人殺人噴血畫面就說很像吧），昆丁塔倫提諾很俗很吵，他的電影基本上修飾痕跡很重，刻意強調某種風格或是說風味，大概是港片看太多太入迷吧。昆丁遠不及<text:span text:style-name="T3"><text:s/>Refn </text:span>的內歛和細膩，如果只是美感的差距就算了，但<text:span text:style-name="T3"><text:s/>Refn </text:span>孤獨，昆丁卻和孤獨一點也沾不上邊，即便他的角色都是荒野一匹狼那型的。<text:span text:style-name="T3"><text:line-break/><text:line-break/></text:span>落日車神裡有一句台詞，是藏在整部電影裡對車神的一個剪影。車神把其中一個大壞蛋淹死後，打電話給另一個大壞蛋時，說「聽過蠍子和青蛙的故事嗎？」這故事是這樣，話說蠍子有天來到一條河，但不會游泳沒辦法過河，於是問河邊一隻青蛙：「你能否載我一程？」青蛙說：「不行，我怕你會用你的毒刺螫我。」蠍子說：「我不會，我若螫死你了，自己不也淹死了？」青蛙一聽覺得有道理，於是就答應了。<text:span text:style-name="T3"><text:line-break/><text:line-break/></text:span>背著蠍子游到河中間時，蠍子卻忽然伸出毒刺將青蛙螫死了，臨死前青蛙<text:span text:style-name="T3"><text:s/>complain </text:span>說：「你不是說不會螫我嗎？怎麼說話不算話呢？咕嚕咕嚕<text:span text:style-name="T3">…(</text:span>下沉中<text:span text:style-name="T3">)</text:span>」<text:span text:style-name="T3"><text:line-break/><text:line-break/></text:span>蠍子說「對不起，但我是隻蠍子，這就是我的天性。」<text:span text:style-name="T3"><text:line-break/><text:line-break/></text:span>看見車神從頭到尾穿的那件外套了嗎？<text:span text:style-name="T3"><text:line-break/><text:line-break/></text:span>這件外套不簡單，網路上有笨蛋說車神為什麼能從外套拿出榔頭打人或從袖裡生出鐵片偷車或小刀殺人，這其實很簡單，身為一個汽車維修員，有個鐵片或榔頭在身上，是很合情合理的，至於為什麼會拿出小刀，因為他想殺人啊笨蛋！<text:span text:style-name="T3"><text:line-break/><text:line-break/></text:span>據權威消息指出，如此少言深情內歛又勇於挺身守護自己所愛的男子，車神一定是天蠍座的無誤！<text:span text:style-name="T3"><text:line-break/><text:line-break/></text:span>車神的偉大之處就在於他一點也不偉大，他只是順從自己的天性。他不說謊，不耍手段，也從不自己的所作所為作任何辯解。很酷吧，難怪人家女主角一下子就愛上他，害我好感動。男性朋友還不趕快帶心儀的女性買票進場！<text:span text:style-name="T3"><text:line-break/><text:line-break/></text:span>車神沒有名字，但很多觀眾卻沒發現。這也是很合邏輯的，一個人或一隻蠍子，重要的不是你叫什麼，而是你「是」什麼。比起肉眼可見或是嘴巴叫得出來的頭銜或行頭或成就，你「是」誰才是真正決定你生命之種種悲歡苦樂的真正理由，才是留在另一個人心上的那個原因。</text:p>
      <text:p text:style-name="P1"><text:span text:style-name="T1">陳真</text:span><text:s/>  |  2011.09.26 22:37   |   <text:a xlink:type="simple" xlink:href="http://palinfo.habago.org/Entry?Command=Information_PrintForum&amp;iPage=547#FORUM31011"><text:span text:style-name="T2">#</text:span></text:a></text:p>
      <text:p text:style-name="P3">最近開車出門<text:span text:style-name="T3">,</text:span>老是以為自己是車神<text:span text:style-name="T3">. </text:span>這鬼島上什麼沒有<text:span text:style-name="T3">,</text:span>人渣特別多<text:span text:style-name="T3">,</text:span>正所謂豺狼當道<text:span text:style-name="T3">,</text:span>滿街橫行<text:span text:style-name="T3">. </text:span>有理或許可以走遍天下<text:span text:style-name="T3">,</text:span>但有理在台灣卻肯定寸步難行<text:span text:style-name="T3">,</text:span>有權或有拳頭反倒通行無阻<text:span text:style-name="T3">. <text:line-break/><text:line-break/></text:span>就算是車神<text:span text:style-name="T3">,</text:span>來到台灣<text:span text:style-name="T3">,</text:span>恐怕也得夾著尾巴做人<text:span text:style-name="T3">,</text:span>除非你打算讓自己的家人陷入險境<text:span text:style-name="T3">,</text:span>讓生活陷入一片火海<text:span text:style-name="T3">. </text:span>要是看到有人吃人夠夠<text:span text:style-name="T3">,</text:span>可別以為自己是車神<text:span text:style-name="T3">,</text:span>應假裝沒看見<text:span text:style-name="T3">,</text:span>而且最好也別放在心上<text:span text:style-name="T3">,</text:span>就當做沒這回事或日起日落般極其自然的現象<text:span text:style-name="T3">.<text:line-break/><text:line-break/></text:span>就連道路該怎麼走也別太堅持<text:span text:style-name="T3">,</text:span>大家隨意就好<text:span text:style-name="T3">,</text:span>就當自己是一頭羊吧<text:span text:style-name="T3">,</text:span>盡量趨吉避凶<text:span text:style-name="T3">,</text:span>人家要你閃你就趕緊閃<text:span text:style-name="T3">,</text:span>要你往前衝你就衝<text:span text:style-name="T3">,</text:span>別遲疑<text:span text:style-name="T3">,</text:span>別發怒<text:span text:style-name="T3">,</text:span>除非<text:span text:style-name="T3">...</text:span>除非你確定你拳頭夠大或靠山夠硬或吃飽很閒<text:span text:style-name="T3">,</text:span>而這就是王道<text:span text:style-name="T3">.<text:line-break/><text:line-break/></text:span>車神演出翻車特技後<text:span text:style-name="T3">,</text:span>氣喘噓噓比著大拇指說沒事<text:span text:style-name="T3">,</text:span>不知道為什麼<text:span text:style-name="T3">,</text:span>讓人<text:span text:style-name="T3">--</text:span>我是說讓我<text:span text:style-name="T3">--</text:span>看了很心酸<text:span text:style-name="T3">. </text:span>我常覺得<text:span text:style-name="T3">,</text:span>所謂勇者<text:span text:style-name="T3">,</text:span>在某個重要意義上其實恰恰就是個孩子<text:span text:style-name="T3">;</text:span>而那些窩窩囊囊趾高氣昂在地上匍匐前進的軟體動物<text:span text:style-name="T3">,</text:span>卻讓人少了這層憐惜<text:span text:style-name="T3">,</text:span>因為他們實在太愛惜自己的羽毛了<text:span text:style-name="T3">,</text:span>所以也就不必勞煩旁人的掛意<text:span text:style-name="T3">. </text:span>我只是不明白<text:span text:style-name="T3">,</text:span>軟體動物既然是在地上爬的<text:span text:style-name="T3">,</text:span>哪需要羽毛<text:span text:style-name="T3">,</text:span>更不用如此在乎那一點灰塵<text:span text:style-name="T3">.<text:line-break/><text:line-break/></text:span>聽說原著小說中<text:span text:style-name="T3">,</text:span>車神是個孤兒<text:span text:style-name="T3">,</text:span>逆來順受的媽媽<text:span text:style-name="T3">,</text:span>有一天刺死了丈夫<text:span text:style-name="T3">,</text:span>於是被送入精神病院<text:span text:style-name="T3">,</text:span>而車神被人收養<text:span text:style-name="T3">. </text:span>長大後偷了一部車<text:span text:style-name="T3">,</text:span>留下紙條給養父母說謝<text:span text:style-name="T3">,</text:span>然後就一個人來到社會<text:span text:style-name="T3">,</text:span>沉默<text:span text:style-name="T3">,</text:span>孤獨<text:span text:style-name="T3">,</text:span>很少喜形於色<text:span text:style-name="T3">. </text:span>但我發現<text:span text:style-name="T3">,</text:span>他的愛人頭一次問他行業<text:span text:style-name="T3">,</text:span>他回答說特技演員<text:span text:style-name="T3">,</text:span>女的說那不是很危險嗎<text:span text:style-name="T3">? </text:span>車神的酷樣頓時有了一點變化<text:span text:style-name="T3">,</text:span>閃過一絲微笑<text:span text:style-name="T3">.<text:line-break/><text:line-break/></text:span>我講這些<text:span text:style-name="T3">,</text:span>心裏其實是有著一些車神的候選人的<text:span text:style-name="T3">,</text:span>他們有著類似的身世<text:span text:style-name="T3">,</text:span>至少在形而上的層面是相似的<text:span text:style-name="T3">. </text:span>不管他們將來的造化與下場如何<text:span text:style-name="T3">,</text:span>總是血肉般地活著<text:span text:style-name="T3">,</text:span>很真實<text:span text:style-name="T3">,</text:span>真實到我彷彿時時都能感受到他們的心跳<text:span text:style-name="T3">.</text:span></text:p>
      <text:p text:style-name="P1"><text:span text:style-name="T1">秉叡</text:span><text:s/>  |  2011.09.26 11:12   |   <text:a xlink:type="simple" xlink:href="http://palinfo.habago.org/Entry?Command=Information_PrintForum&amp;iPage=547#FORUM31010"><text:span text:style-name="T2">#</text:span></text:a></text:p>
      <text:p text:style-name="P2">巴勒斯坦國有名無實，也有實無名<text:span text:style-name="T3"><text:line-break/>2011-09-26 </text:span>新聞速報<text:span text:style-name="T3"><text:s/></text:span>【中廣新聞／夏明珠】<text:span text:style-name="T3"> <text:line-break/></text:span>前巴解組織領袖阿拉法特<text:span text:style-name="T3">1988</text:span>年曾片面宣布成立巴勒斯坦國，雖然得到一百個國家承認，當時的巴勒斯坦國，完全是有名無實，上個禮拜，巴勒斯坦自治政府主席（阿巴斯）要求聯合國承認巴勒斯坦是一個獨立的國家，以及以色列在<text:span text:style-name="T3">1967</text:span>年六日戰爭中所掠奪的約旦河西岸、加薩走廊和東耶路撒冷，應該屬於巴勒斯坦。<text:span text:style-name="T3"> <text:line-break/><text:line-break/></text:span>在相隔二十多年後，巴勒斯坦國的主張，已經不全然是一個空中樓閣，巴勒斯坦相當程度地建立了國家的根基。這些年，西岸的基礎建設、包括評價不錯的大眾金融與銀行系統以及美國訓練的安全部隊，都一步步成型，許許多多一個獨立國家需要有的，像是自己的網域、電話的國碼以及國旗、國歌、甚至於國家足球隊，巴勒斯坦都已經具備。<text:span text:style-name="T3"> <text:line-break/><text:line-break/></text:span>但是申請入聯也凸顯出一個簡單又痛苦的現實，就是就算安理會或聯合國大會承認，只要以色列不點頭，巴勒斯坦就無法如願。因為，以色列緊抓著佔領區不放，決定巴勒斯坦命運的以巴和談，從<text:span text:style-name="T3">2008</text:span>年中斷，不知道甚麼時候才能恢復。<text:span text:style-name="T3"> <text:line-break/><text:line-break/></text:span>四百萬巴勒斯坦人，沒有行的自由，他們謀生困難，就連蓋房子自己住，都得取得以色列批准，更遑論其他奢望，爭取聯合國承認，有可能改善他們的處境嗎？多數人不表樂觀，住在西伯倫市的水管工人沙拉巴提一家七口，擠在一個小房子裡，他在五個月前，取得擴建房屋的許可，可是以色列當局還是不准他動工，也不解釋為什麼，沙拉巴提研判，是當地的猶太屯墾者在作梗。<text:span text:style-name="T3"> <text:line-break/><text:line-break/></text:span>為了擺脫以色列的掌控，巴勒斯坦窮盡一切手段，包括談判、暴力反抗以及非暴力抗爭，現在許多人已經絕望。特別是現在的以色列總理尼坦雅胡，尼坦雅胡雖然嘴上宣稱他接受巴勒斯坦最終建國的解決方案，但是他盤算的以巴疆界，根本不可能被巴勒斯坦接受，尼坦雅胡政府不斷的允許猶太人擴大在西岸屯墾，讓人覺得他根本沒有和談的誠意。<text:span text:style-name="T3"> <text:line-break/><text:line-break/></text:span>過去四年來，巴勒斯坦自治政府總理法耶德最大的成就，應該就是放棄意識形態，改採務實路線，把精力投注在國家建設上，巴勒斯坦自治政府目前控制著西岸大約四成的土地，其餘的，由以色列管轄，巴勒斯坦難民多數都定居西岸，由於主要水源以及進出孔道，都被以色列控制，巴勒斯坦人得看猶太人的臉色過活，這種狀況是<text:span text:style-name="T3">1990</text:span>年代臨時性的和平協議所安排，原本只是過渡性質、只打算施行五年的協議，早已經過了時限，可是至今沒有做出後續安排。西岸的巴勒斯坦人寄人籬下，外出活動，隨時得帶著以色列發放的身分證，忘了帶，如果被查到，馬上就會被抓起來。<text:span text:style-name="T3"> <text:line-break/><text:line-break/></text:span>巴勒斯坦人希望有朝一日，它們建國之後，可以定都的東耶路撒冷，現在是可望不可及，不過在巴勒斯坦人可以作主的西岸其它地區，這些年來的建設成果，已經顯而易見，自治政府的臨時首都拉馬拉，餐廳、咖啡廳、酒吧、甚至於飯店一家一家開了起來，消費主要來自於當地的中產階級以及國際救援組織的外籍僱員，一棟玻璃帷幕、<text:span text:style-name="T3">23</text:span>層樓的辦公大樓正在興建，頂樓將開設一家旋轉餐廳。<text:span text:style-name="T3"> <text:line-break/><text:line-break/></text:span>其他像是街道鋪設、新建下水道工程，供水系統以及花木栽植等都市美化工作，都在積極進行，一個斥資三億美元的工業區正在規劃，過去經常是衝突引爆點的南部古城西伯倫市，剛剛完成一項一億五千萬美元的公共建設計畫，他們用大半來自於國外捐贈的錢，開設了<text:span text:style-name="T3">20</text:span>所學校和一個綜合運動中心，近年來，西岸高科技公司幾乎增加了一倍，現在已經有一百多家，它們提供了一萬個工作機會。<text:span text:style-name="T3"> <text:line-break/><text:line-break/></text:span>巴勒斯坦最近取得專屬的郵遞區碼，現在寄往西岸的郵件，都從約旦、而不再從以色列轉，巴勒斯坦有自己的網域名稱，也有自己的國際電話國碼，它們的足球隊在全球<text:span text:style-name="T3">203</text:span>個國家隊裡，排名第<text:span text:style-name="T3">157</text:span>。<text:span text:style-name="T3"> <text:line-break/><text:line-break/></text:span>相較於西岸，同樣是巴勒斯坦自治的加薩走廊，又是另一番光景，加薩從<text:span text:style-name="T3">2007</text:span>年就被伊斯蘭好戰組織哈瑪斯所控制，哈瑪斯與巴勒斯坦自治政府為敵，雙方各自為政，哈瑪斯有獨立的官僚體系，和自己的政府，採取極端保守的社會路線，實施嚴格的兩性隔離，女權受到極端壓抑。<text:span text:style-name="T3"> <text:line-break/><text:line-break/></text:span>雖然巴勒斯坦堅持建國是唯一的選擇，但是一個連自己都不團結的巴勒斯坦，在面對以色列的時候，顯得更加無力，以色列堅持在加薩與西岸巴勒斯坦分治的狀況下，和平談判無法進行，不過巴勒斯坦建國已經是一條無法回頭的路，問題不在時間早晚，而是以色列和巴勒斯坦人還要流多少血，承受多少苦難，才能放過彼此。<text:span text:style-name="T3"> </text:span></text:p>
      <text:p text:style-name="P1"><text:span text:style-name="T1">秉叡</text:span><text:s/>  |  2011.09.25 13:27   |   <text:a xlink:type="simple" xlink:href="http://palinfo.habago.org/Entry?Command=Information_PrintForum&amp;iPage=547#FORUM31009"><text:span text:style-name="T2">#</text:span></text:a></text:p>
      <text:p text:style-name="P3">巴勒斯坦入聯案<text:span text:style-name="T3"><text:s/>3</text:span>國成關鍵<text:span text:style-name="T3"><text:line-break/></text:span>更新日期<text:span text:style-name="T3">:2011/09/25 04:21 </text:span>〔編譯陳維真／綜合二十四日外電報導〕巴勒斯坦爭取入聯案，讓擔任安理會非常任理事國的幾個國家意外成為焦點，因為他們手中的表決權，或許將左右巴勒斯坦入聯成敗。<text:span text:style-name="T3"><text:line-break/><text:line-break/><text:line-break/></text:span>加彭、哥倫比亞、波赫<text:span text:style-name="T3"><text:line-break/><text:line-break/><text:line-break/></text:span>這三國分別是西非的加彭、南美的哥倫比亞、東南歐的波士尼亞<text:span text:style-name="T3">—</text:span>赫塞哥維納（簡稱波赫），它們通常與中東外交事務沾不上邊，但由於此次正好輪值擔任安理會非常任理事國，因此也將決定巴勒斯坦能否成功入聯。<text:span text:style-name="T3"><text:line-break/><text:line-break/><text:line-break/></text:span>金磚四國挺巴<text:span text:style-name="T3"><text:s/></text:span>美撂話否決<text:span text:style-name="T3"><text:line-break/><text:line-break/><text:line-break/></text:span>聯合國安理會由五個常任理事國（中、美、英、法、俄），十個非常任理事國組成，常任理事國握有否決權。美國早已表態，反對巴勒斯坦入聯，必要時將行使否決權。但美國卻十分不希望走到這一步，擔心會激怒阿拉伯世界，因此積極遊說其他國家投下反對票。入聯案要獲得安理會通過，至少十五國中的九國必須投下贊成票。<text:span text:style-name="T3"><text:line-break/><text:line-break/><text:line-break/></text:span>華府智庫大西洋理事會的非洲中心主任范彼得（<text:span text:style-name="T3">Peter Pham</text:span>）說，他預期安理會成員國的決定，將會受到各自國家內政問題的影響，像是奈及利亞國內有基督教與伊斯蘭教的衝突問題，因此他預測奈及利亞會支持巴勒斯坦；至於加彭會到最後一刻才做出決定，但因該國重視與美國的良好關係，歐巴馬政府可望發揮影響力。<text:span text:style-name="T3"><text:line-break/><text:line-break/><text:line-break/></text:span>波赫、哥倫比亞、葡萄牙已經聲明，要仔細審查巴勒斯坦最後交出的申請書全文，才能決定是否支持。不過，哥倫比亞也暗示，他們可能會投下棄權票。波赫的領袖已告知巴勒斯坦自治政府主席阿巴斯，他們還沒做出決定。但波赫國內已有十五個團體簽署連署書，支持巴勒斯坦獨立建國，首都塞拉耶佛二十四日也有兩百名巴勒斯坦人遊行。<text:span text:style-name="T3"><text:line-break/><text:line-break/><text:line-break/></text:span>不過巴西、印度、南非，以及境內有大量巴勒斯坦難民的黎巴嫩預料將支持巴勒斯坦。俄國和中國也支持巴勒斯坦入聯。<text:span text:style-name="T3"><text:line-break/><text:line-break/><text:line-break/></text:span>德國則認為以巴需要的是和平談判，而不需要在聯合國「升級」成會員國，至於葡萄牙則還在為國內經濟問題焦頭爛額，無暇顧及此議題。安理會將在二十六日開會討論巴勒斯坦入聯案，巴勒斯坦方面已告知安理會，他們只願給予安理會兩週的時間考慮。<text:span text:style-name="T3"><text:line-break/></text:span></text:p>
      <text:p text:style-name="P4"/>
      <text:p text:style-name="P1"><text:span text:style-name="T1">陳真</text:span><text:s/>  |  2011.09.25 04:03   |   <text:a xlink:type="simple" xlink:href="http://palinfo.habago.org/Entry?Command=Information_PrintForum&amp;iPage=548#FORUM31008"><text:span text:style-name="T2">#</text:span></text:a></text:p>
      <text:p text:style-name="P3"><text:span text:style-name="T3">(</text:span>續<text:span text:style-name="T3">)<text:line-break/><text:line-break/></text:span>看過車神的人還不趕快再去看第二次<text:span text:style-name="T3">,</text:span>再不看就要下片了<text:span text:style-name="T3">.<text:line-break/><text:line-break/></text:span>這片不是那種光看一次就能一目了然的電影<text:span text:style-name="T3">,</text:span>而是需要多看幾次<text:span text:style-name="T3">,</text:span>因為太多微妙之處<text:span text:style-name="T3">,</text:span>特別是音樂和攝影<text:span text:style-name="T3">,</text:span>唯有多看幾次才能<text:span text:style-name="T3"><text:s/>"</text:span>看見<text:span text:style-name="T3">" </text:span>或<text:span text:style-name="T3"><text:s/>"</text:span>聽見<text:span text:style-name="T3">". <text:line-break/><text:line-break/></text:span>另外<text:span text:style-name="T3">,</text:span>我並沒有說<text:span text:style-name="T3">Refn</text:span>贏過科恩兄弟<text:span text:style-name="T3">,</text:span>我只說<text:span text:style-name="T3"><text:s/>"</text:span>車神<text:span text:style-name="T3">" </text:span>在藝術性方面在我看來勝過同樣充滿童話色彩的<text:span text:style-name="T3"><text:s/>"</text:span>真實的勇氣<text:span text:style-name="T3">". </text:span>兩部片都涉及<text:span text:style-name="T3"><text:s/>"</text:span>勇氣<text:span text:style-name="T3">",</text:span>但<text:span text:style-name="T3"><text:s/>"</text:span>車神<text:span text:style-name="T3">" </text:span>的劇本顯然要更深刻一些<text:span text:style-name="T3">. <text:line-break/><text:line-break/></text:span>有些片越看越淡<text:span text:style-name="T3">,</text:span>越看越淺<text:span text:style-name="T3">,</text:span>但<text:span text:style-name="T3"><text:s/>"</text:span>車神<text:span text:style-name="T3">" </text:span>卻越看越濃<text:span text:style-name="T3">,</text:span>越看越動人<text:span text:style-name="T3">. </text:span>例如看到車神在電梯裏把愛人推向角落<text:span text:style-name="T3">,</text:span>然後點點點<text:span text:style-name="T3">...</text:span>然後殺人後在愛人面前那副狼狽羞愧樣<text:span text:style-name="T3">,</text:span>讓人都不禁想找眼淚瓶了<text:span text:style-name="T3">.<text:line-break/><text:line-break/></text:span>我還特別喜歡車神和愛人小孩在河邊發呆打水飄的那一段<text:span text:style-name="T3">,</text:span>還有在餐桌上聽愛人的老公講完<text:span text:style-name="T3"><text:s/>"</text:span>標準版<text:span text:style-name="T3">" </text:span>的笑話後<text:span text:style-name="T3">,</text:span>老公說那是他一生中最快樂的一天<text:span text:style-name="T3">,</text:span>車神當時的微微一笑<text:span text:style-name="T3">,</text:span>顯然想成全這一家人的那種氣魄<text:span text:style-name="T3">,</text:span>然後畫面跳接車神走路準備去偷車的鏡頭<text:span text:style-name="T3">,</text:span>所謂有為者亦若是<text:span text:style-name="T3">,</text:span>真是酷到不行<text:span text:style-name="T3">.<text:line-break/><text:line-break/></text:span>這片真的很像童話<text:span text:style-name="T3">,</text:span>非常動人<text:span text:style-name="T3">. </text:span>凡是在窩囊濁世活得很不耐煩的人<text:span text:style-name="T3">,</text:span>凡是對生命與感情還抱持著一點敬意的人<text:span text:style-name="T3">,</text:span>都應該買票進場<text:span text:style-name="T3">,</text:span>就當做是做一場與現實有違的白日夢<text:span text:style-name="T3">.</text:span></text:p>
      <text:p text:style-name="P1"><text:span text:style-name="T1">鄭啟承</text:span><text:s/>  |  2011.09.25 00:33   |   <text:a xlink:type="simple" xlink:href="http://palinfo.habago.org/Entry?Command=Information_PrintForum&amp;iPage=548#FORUM31007"><text:span text:style-name="T2">#</text:span></text:a></text:p>
      <text:p text:style-name="P2">就算你懂得再多，有些人還是會讓你覺得他才是對的。<text:span text:style-name="T3"><text:line-break/><text:line-break/>------------------------------<text:line-break/>http://tw.news.yahoo.com/article/url/d/a/110924/5/2zb2p.html<text:line-break/><text:line-break/></text:span>槓上愛因斯坦？最好三思再三思<text:span text:style-name="T3"><text:line-break/></text:span>中央社<text:span text:style-name="T3"><text:s/></text:span>更新日期<text:span text:style-name="T3">:"2011/09/24 14:50"<text:line-break/><text:line-break/></text:span>（中央社日內瓦<text:span text:style-name="T3">24</text:span>日綜合外電報導）瑞士的歐洲核子研究中心（<text:span text:style-name="T3">CERN</text:span>）發現微中子移動速度比光速快每秒<text:span text:style-name="T3">6</text:span>公里，若證實為真，可能動搖相對論基本定律。但是想和愛因斯坦及相對論賭對台，通常都沒好下場。<text:span text:style-name="T3"><text:line-break/><text:line-break/></text:span>根據美聯社報導，超過<text:span text:style-name="T3">1</text:span>世紀以來，從物理學家，到鼓勵出版「<text:span text:style-name="T3">100</text:span>個反愛因斯坦作家」文宣的德國納粹，都鑽過愛因斯坦研究的漏洞，卻從來沒人成功。<text:span text:style-name="T3"><text:line-break/><text:line-break/></text:span>全球最大的物理實驗室前天公布驚人發現：名為「微中子」（<text:span text:style-name="T3">neutrinos</text:span>）的亞原子粒子移動速度比光速更快。若獲證實，將動搖愛因斯坦理論「宇宙中沒有任何物體可以快過光速」的基本定律，但就連研究團隊自己也承認可能性不大。<text:span text:style-name="T3"><text:line-break/><text:line-break/></text:span>以愛因斯坦普通物理學中心（<text:span text:style-name="T3">Albert EinsteinCenter for Fundamental Physics, AEC</text:span>）負責人身份參加這項歐洲研究的艾瑞迪塔多（<text:span text:style-name="T3">Antonio Ereditato</text:span>）心中明白風險何在。對於自己研究膽敢挑戰現代物理界的聖人，他笑稱：「所以我才擔心啊。」<text:span text:style-name="T3"><text:line-break/><text:line-break/></text:span>歷史上多得是一開始看似違背相對論的實驗結果，最後卻總被證明與相對論吻合得天衣無縫。<text:span text:style-name="T3"><text:line-break/><text:line-break/></text:span>位於芝加哥附近的費米實驗室（<text:span text:style-name="T3">Fermilab</text:span>）物理學家普隆凱特（<text:span text:style-name="T3">Rob Plunkett</text:span>）也說：「跟愛因斯坦作對，很危險。」<text:span text:style-name="T3"><text:line-break/><text:line-break/></text:span>法國的國家核子與粒子物理研究院（<text:span text:style-name="T3">NationalInstitute for Nuclear and Particle PhysicsResearch</text:span>）與義大利的格蘭沙索（<text:span text:style-name="T3">Gran Sasso</text:span>）國家實驗室合作研究發現，從日內瓦發射微中子光束到義大利，微中子比光早了<text:span text:style-name="T3">60</text:span>奈秒（<text:span text:style-name="T3">nanoseconds</text:span>，十億分之一秒）抵達<text:span text:style-name="T3">730</text:span>公里外的終點。<text:span text:style-name="T3"><text:line-break/><text:line-break/></text:span>實驗結果尚須獨立檢驗，最可能由美國或日本的科學團隊進行。<text:span text:style-name="T3"><text:line-break/><text:line-break/></text:span>主持科學節目的日裔美籍科學家加來道雄（<text:span text:style-name="T3">MichioKaku</text:span>）說：「愛因斯坦每次都贏，但這回可是全世界最大的粒子加速器槓上他。」<text:span text:style-name="T3"><text:line-break/><text:line-break/></text:span>哥倫比亞大學（<text:span text:style-name="T3">Columbia University</text:span>）物理學家葛林（<text:span text:style-name="T3">Brian Greene</text:span>）則撂話他願意「拿我珍視的任何東西，賭這研究禁不起檢驗」。（譯者：中央社楊盈）<text:span text:style-name="T3">1000924</text:span></text:p>
      <text:p text:style-name="P1"><text:span text:style-name="T1">陳真</text:span><text:s/>  |  2011.09.23 18:24   |   <text:a xlink:type="simple" xlink:href="http://palinfo.habago.org/Entry?Command=Information_PrintForum&amp;iPage=548#FORUM30965"><text:span text:style-name="T2">#</text:span></text:a></text:p>
      <text:p text:style-name="P3">還沒看的還不趕快去看<text:span text:style-name="T3">,</text:span>雖然才剛上映一周<text:span text:style-name="T3">,</text:span>但我估計這片<text:span text:style-name="T3"><text:s/>("DRIVE")</text:span>在這充斥爛片與大量北七觀眾的鬼島上恐怕撐不了幾天<text:span text:style-name="T3">. <text:line-break/><text:line-break/>http://www.atmovies.com.tw/movie/film_fden40780504_now.html<text:line-break/><text:line-break/>Drive </text:span>跟永生樹屬於同一屆坎城影展<text:span text:style-name="T3">,</text:span>得了第二名<text:span text:style-name="T3">(</text:span>即最佳導演獎<text:span text:style-name="T3">). </text:span>這也是我第一次看<text:span text:style-name="T3">Refn</text:span>這位丹麥導演的電影<text:span text:style-name="T3">. </text:span>就藝術性來講<text:span text:style-name="T3">,</text:span>比起科恩兄弟的<text:span text:style-name="T3"><text:s/>"</text:span>真實的勇氣<text:span text:style-name="T3">",Drive </text:span>似乎要更勝一籌<text:span text:style-name="T3">.<text:line-break/><text:line-break/></text:span>你若問這片是在演什麼<text:span text:style-name="T3">,</text:span>我說不上來<text:span text:style-name="T3">. </text:span>因為我若說得上來<text:span text:style-name="T3">,</text:span>那人家導演也就不需要辛苦拍什麼電影了<text:span text:style-name="T3">. </text:span>就跟音樂一樣<text:span text:style-name="T3">,</text:span>所有藝術都不是為了傳達任何訊息<text:span text:style-name="T3">,</text:span>因此也不需要任何<text:span text:style-name="T3">knowing,</text:span>當然也就無從轉述<text:span text:style-name="T3">,</text:span>而只能請你自己去親身體會<text:span text:style-name="T3">.<text:line-break/><text:line-break/></text:span>有人說<text:span text:style-name="T3">Refn</text:span>是<text:span text:style-name="T3"><text:s/>"</text:span>丹麥的昆汀塔倫迪諾<text:span text:style-name="T3">",</text:span>但我倒覺得他誰也不像<text:span text:style-name="T3">,</text:span>有著純屬個人的語言<text:span text:style-name="T3">,</text:span>更有著一種濃濃的存在主義氣息<text:span text:style-name="T3">,</text:span>就如該片主題曲所唱<text:span text:style-name="T3"><text:s/>"Be a human being" (</text:span>當一個<text:span text:style-name="T3"><text:s/>"</text:span>人<text:span text:style-name="T3">"),</text:span>而一個活生生的<text:span text:style-name="T3"><text:s/>"</text:span>人<text:span text:style-name="T3">" </text:span>才是真正的英雄<text:span text:style-name="T3"><text:s/>(a real hero). <text:line-break/><text:line-break/></text:span>幾乎每個存在主義者都不喜歡自己被人家說是存在主義者<text:span text:style-name="T3">,</text:span>因為存在主義是非常抗拒定義排斥分類的<text:span text:style-name="T3">. </text:span>簡單說就是<text:span text:style-name="T3"><text:s/>"</text:span>我就是我<text:span text:style-name="T3">",</text:span>我不是任何東西的總和<text:span text:style-name="T3">,</text:span>也不屬於任何一個分類項目<text:span text:style-name="T3">; </text:span>我不做比較<text:span text:style-name="T3">,</text:span>不打分數<text:span text:style-name="T3">,</text:span>更不為任何外在事物窩窩囊囊地匍匐前進<text:span text:style-name="T3">. <text:line-break/><text:line-break/></text:span>若有人說我是存在主義者<text:span text:style-name="T3">,</text:span>我也會否認到底<text:span text:style-name="T3">. </text:span>但儘管否認<text:span text:style-name="T3">,</text:span>這樣一些總想要結結實實活生生不窩囊不猥瑣不在地上爬挺直腰桿好好當個<text:span text:style-name="T3"><text:s/>"</text:span>人<text:span text:style-name="T3">" </text:span>的人<text:span text:style-name="T3">,</text:span>或是像維根斯坦那樣<text:span text:style-name="T3">,</text:span>把<text:span text:style-name="T3"><text:s/>"</text:span>人<text:span text:style-name="T3">" </text:span>當成讚美一個人的最高讚詞者<text:span text:style-name="T3">,</text:span>不是存在主義者是什麼<text:span text:style-name="T3">?<text:line-break/><text:line-break/></text:span>當我為識或不識者做點什麼時<text:span text:style-name="T3">,</text:span>人們常誇我如何如何<text:span text:style-name="T3">,</text:span>聽了實在很刺耳<text:span text:style-name="T3">. </text:span>做那一點事算什麼<text:span text:style-name="T3">? </text:span>許多時候<text:span text:style-name="T3">,</text:span>就算要我為之喪命我都願意<text:span text:style-name="T3">,</text:span>而這樣一點熱情和勇氣<text:span text:style-name="T3">,</text:span>難道不就是我們之所以活得還像個人的原因<text:span text:style-name="T3">. <text:line-break/><text:line-break/></text:span>活命很容易<text:span text:style-name="T3">,"</text:span>活著<text:span text:style-name="T3">" </text:span>卻很難<text:span text:style-name="T3">. </text:span>王爾德說得對<text:span text:style-name="T3">: </text:span>活著是世上最罕見的事<text:span text:style-name="T3">.</text:span></text:p>
      <text:p text:style-name="P1"><text:span text:style-name="T1">陳真</text:span><text:s/>  |  2011.09.23 15:11   |   <text:a xlink:type="simple" xlink:href="http://palinfo.habago.org/Entry?Command=Information_PrintForum&amp;iPage=548#FORUM30929"><text:span text:style-name="T2">#</text:span></text:a></text:p>
      <text:p text:style-name="P2">酷<text:span text:style-name="T3">~<text:line-break/><text:line-break/></text:span>陳真<text:span text:style-name="T3"><text:line-break/>===================<text:line-break/><text:line-break/></text:span>維基解密創辦人自傳：我是沙豬<text:span text:style-name="T3"><text:s/></text:span>不是性侵犯<text:span text:style-name="T3"><text:line-break/><text:line-break/></text:span>更新日期<text:span text:style-name="T3">:2011/09/23 09:35 </text:span>編譯彭淮棟／報導<text:span text:style-name="T3"> <text:line-break/></text:span>維基解密創辦人亞桑傑《未經授權的自傳》<text:span text:style-name="T3">22</text:span>日出版，英國「獨立報」獨家選摘，刊出亞桑傑從不能見人的駭客變成全球露面最多的臉孔，從維基解密的秘辛到他被控性侵的現身說法。他表示沒有性侵指控他的兩名女子，並暗示此事一開始就有人設局。<text:span text:style-name="T3"><text:line-break/><text:line-break/></text:span>全書<text:span text:style-name="T3">244</text:span>頁，亞桑傑自道十多歲入行駭客，他很快就得了駭客病：不睡覺、無底洞般的好奇心、全神貫注，加上自閉症候，以及駭癮。他駭入五角大廈的電腦，比華府任何人都更了解美國國防部的運作。他駭入大企業，形同接管那些公司。切斷布宜諾斯艾利斯二萬條電話線、讓紐紐人免費打一個下午的電話，都易如反掌。侵入警方電腦，更不在話下。<text:span text:style-name="T3"><text:line-break/><text:line-break/></text:span>他透露，<text:span text:style-name="T3">2006</text:span>年，「我決定對付機構和政府」，揭露它們的黑暗行徑。他說：「我不是有原創性的政治思想家，也從來不這麼自稱，但是我懂科技，我了解政府的結構。我在<text:span text:style-name="T3">2006</text:span>年<text:span text:style-name="T3">10</text:span>月<text:span text:style-name="T3">4</text:span>日登記成立<text:span text:style-name="T3">WikiLeaks.org</text:span>，我們的基本哲學起始就是反混蛋（政府）。」他遊走世界布建維基解密網絡。<text:span text:style-name="T3"><text:line-break/><text:line-break/></text:span>亞桑傑說：「我也許是大男人主義沙豬，但我不是性侵犯。」</text:p>
      <text:p text:style-name="P1"><text:span text:style-name="T1">秉叡</text:span><text:s/>  |  2011.09.23 13:07   |   <text:a xlink:type="simple" xlink:href="http://palinfo.habago.org/Entry?Command=Information_PrintForum&amp;iPage=548#FORUM30909"><text:span text:style-name="T2">#</text:span></text:a></text:p>
      <text:p text:style-name="P3">林博文專欄－巴勒斯坦入聯<text:span text:style-name="T3"><text:s/></text:span>邁大步<text:span text:style-name="T3"><text:line-break/>2011-09-21 </text:span>中國時報<text:span text:style-name="T3"><text:s/></text:span>【林博文】<text:span text:style-name="T3"> <text:line-break/></text:span>放大<text:span text:style-name="T3"><text:line-break/><text:line-break/></text:span>　飽受以色列欺壓的巴勒斯坦（見圖，美聯社）於一九八八年宣布建國。<text:span text:style-name="T3"><text:line-break/><text:line-break/></text:span>　這個星期紐約聯合國將上演一場影響中東情勢和國際政治極為深遠的外交舞台劇。希拉蕊所率領的美國代表團，以及前英相布萊爾和歐洲聯盟代表在大力遊說巴勒斯坦自治政府主席阿巴斯不要以國家名義向聯合國申請入會，但可能為時已晚。阿巴斯將在周五向聯大發表演說表明其意向和立場，外交人士相信巴勒斯坦申請入會已成定局。<text:span text:style-name="T3"> <text:line-break/><text:line-break/></text:span>　飽受以色列欺壓的巴勒斯坦於一九八八年宣布建國，並得到絕大多數國際社會的承認，但它並非聯合國會員國，而只有觀察員資格。美國雖支持巴勒斯坦建國，歐巴馬去年在一次演說中亦公開表示希望巴勒斯坦成為一個國家，但美國卻反對巴勒斯坦此時此刻向聯合國申會為會員國。過去幾個月，美、以和歐洲代表積極勸說巴勒斯坦打消申會念頭，但收效不大。巴勒斯坦強調，從一九九一年馬德里和平會議、一九九三年奧斯陸和平協定到今天，中東和平不但毫無進展，巴勒斯坦人民和自治政府的處境卻越來越差，巴勒斯坦自治政府在約旦河西岸盡力維持安定和平的環境，結果卻換來以色列在西岸占領區大量移民，擴充地盤，目前已達到六十萬以色列人霸占西岸的地方。<text:span text:style-name="T3"> <text:line-break/><text:line-break/></text:span>　阿巴斯說，巴勒斯坦將採取兩種方式向聯合國申會，一是向聯合國大會申請把目前的觀察員地位提升為具有國家地位的觀察員身分；二是向安理會申會成為正式會員國或是具國家地位的觀察員身分。華府已表示不管巴勒斯坦如何申會，美將在安理會動用否決權以阻止巴勒斯坦的企圖。安理會五個常任理事國，除美國外，中國和俄羅斯已公開表明支持巴勒斯坦，英法仍在觀望。因此，巴勒斯坦最有成功希望的是向聯大申會，聯大現有一九三個會員，絕大多數可望支持巴勒斯坦。巴勒斯坦成為國家觀察員地位後，可向聯大提出決議案，可加入聯合國所屬的所有機構（如科教文組織）、可向國際刑事法庭提出訟案。<text:span text:style-name="T3"> <text:line-break/><text:line-break/></text:span>　美國和以色列全力反對巴勒斯坦以國家名義向聯合國申會的理由是，他們認為巴勒斯坦應等到以巴達成和平協議、以巴兩國相互承認為獨立主權國家後，巴勒斯坦再向聯合國申會。而以色列更擔心巴勒斯坦入會成功後，將向國際刑事法庭控告以色列占領一九六七年戰爭後所奪取的巴勒斯坦領土。美國和以色列亦一直強調，巴勒斯坦現在向聯合國申會（不論是聯大或安理會），不僅沒有實質意義和作用，對中東和平亦無助益。但絕大多數國家都不贊同美以的看法，土耳其總理厄多岡向阿拉伯聯盟外長會議宣稱：「承認巴勒斯坦國不是選項，而是義務。」這句話說出了許多國家的心聲。<text:span text:style-name="T3"> <text:line-break/><text:line-break/></text:span>　最近有不少支持和同情以色列的美國政論家及公眾人物（包括猶太裔的《紐約時報》外交專欄作家傅立曼在內）都公開表示，以色列於一九四八年建國以來從未像今天這麼孤立、這樣沒有朋友。為什麼會這樣？最大原因是現在的以色列右翼總理納唐雅胡及其所領導的保守派政府，自大傲慢、目光如豆、心胸狹窄、自以為是。他們只想保持現狀，繼續占領西岸巴勒斯坦土地，完全不想亦不願與巴勒斯坦妥協，更遑論讓步。<text:span text:style-name="T3"> <text:line-break/><text:line-break/></text:span>　過去已有不少以色列自由派作家和媒體人說出了良心話，他們痛批以色列已變成一個迷信武力、崇尚軍國主義的國家，和當初以色列的建國理想與目標大異其趣。他們亦指出，猶太人在歷史上，特別是在二戰時期慘遭屠戮和蹂躪，才會想到在巴勒斯坦建國，但在軍力強大之後，卻迷戀武力，欺負巴勒斯坦人。土耳其總理厄多岡最近指責以色列是個「被西方寵壞的孩子」，他所說的「西方」，主要是指美國。如沒有美國數十年來的大力軍經援助，以色列也許早已成為一個「歷史名詞」。當年以色列獨立建國後，美國國務卿馬歇爾反對承認以色列，他的理由之一是不要得罪石油很多的阿拉伯國家，但杜魯門總統基於人道主義而承認以色列。<text:span text:style-name="T3"> <text:line-break/><text:line-break/></text:span>　美國每年仍援助以色列數十億美元（巴勒斯坦得五億），而美國的「以色列遊說團」勢力強大無比，歷屆總統都不敢得罪這個遊說團，眾議院已準備在巴勒斯坦申會後，斷絕美援。芝加哥大學教授米雪摩和哈佛教授華特四年前合作出版的《以色列遊說團》一書，深入剖析美國猶太團體對美國政治的驚人影響力，極受重視，但也引發大批親以政論家的圍剿。思想極為反動的納唐雅胡上台後，對以巴和平不但沒有半點興趣，並在占領區大興土木，又處處和歐巴馬對抗，目中無人。有人批評他對巴勒斯坦的入會，拿不出對策，其實他不是沒有對策，而是他根本就看不起巴勒斯坦人，他完全不想與巴勒斯坦談和。在「阿拉伯春天」響出陣陣春雷後，以色列處境愈來愈艱難，過去的朋友埃及、土耳其都想拋開以色列。納唐雅胡是個小格局的政客，他把以色列帶進了死胡同，他將使以色列自食惡果！<text:span text:style-name="T3"><text:line-break/></text:span></text:p>
      <text:p text:style-name="P1"><text:span text:style-name="T1">陳真</text:span><text:s/>  |  2011.09.20 18:08   |   <text:a xlink:type="simple" xlink:href="http://palinfo.habago.org/Entry?Command=Information_PrintForum&amp;iPage=548#FORUM29576"><text:span text:style-name="T2">#</text:span></text:a></text:p>
      <text:p text:style-name="P2">我大概是全台灣擁有最多<text:span text:style-name="T3"><text:s/>"</text:span>內衣<text:span text:style-name="T3">" </text:span>的男人<text:span text:style-name="T3">,</text:span>其中有些已經有三十年歷史<text:span text:style-name="T3">,</text:span>穿到都像抹布那樣了<text:span text:style-name="T3">. </text:span>這些<text:span text:style-name="T3"><text:s/>"</text:span>內衣<text:span text:style-name="T3">" </text:span>或者說<text:span text:style-name="T3"><text:s/>T-shirt</text:span>全是參與<text:span text:style-name="T3"><text:s/>"</text:span>所謂社運<text:span text:style-name="T3">" </text:span>時所穿的<text:span text:style-name="T3"><text:s/>"</text:span>運動<text:span text:style-name="T3">" </text:span>服<text:span text:style-name="T3">. </text:span>以前不管什麼場合<text:span text:style-name="T3">,</text:span>我就穿著它們直接出門<text:span text:style-name="T3">,</text:span>絲毫不顧他人鄙夷或畏懼的眼光<text:span text:style-name="T3">.<text:line-break/><text:line-break/></text:span>例如有些衣服上面寫著<text:span text:style-name="T3"><text:s/>"</text:span>歡迎臺獨聯盟返台<text:span text:style-name="T3">",</text:span>這在二十幾年前就等於是現在穿著<text:span text:style-name="T3"><text:s/>"</text:span>歡迎台灣回歸祖國懷抱<text:span text:style-name="T3">" </text:span>一般<text:span text:style-name="T3">,</text:span>飽受打壓與排斥<text:span text:style-name="T3">. </text:span>就連<text:span text:style-name="T3">~</text:span>某黨也一樣<text:span text:style-name="T3">,</text:span>用一句當時代表著<text:span text:style-name="T3">~</text:span>某黨主流的謝長廷的想法來說<text:span text:style-name="T3">: "</text:span>國民黨說我們<text:span text:style-name="T3">(</text:span>民進黨<text:span text:style-name="T3">)</text:span>是台獨<text:span text:style-name="T3">,</text:span>是對我們的一種侮辱<text:span text:style-name="T3">".<text:line-break/><text:line-break/></text:span>至於屬於比較<text:span text:style-name="T3"><text:s/>"</text:span>近代<text:span text:style-name="T3">" </text:span>的衣服則有一些例如什麼<text:span text:style-name="T3"><text:s/>"</text:span>核四公投<text:span text:style-name="T3"><text:s/></text:span>千里苦行<text:span text:style-name="T3">" </text:span>或<text:span text:style-name="T3"><text:s/>"</text:span>核四公投<text:span text:style-name="T3"><text:s/></text:span>千人守夜<text:span text:style-name="T3">",</text:span>都是一些我曾經非常積極參與的活動<text:span text:style-name="T3">.</text:span>但這十年來已經不敢再穿著它們出門了<text:span text:style-name="T3">,</text:span>原因很簡單<text:span text:style-name="T3">,</text:span>因為覺得可恥<text:span text:style-name="T3">. <text:line-break/><text:line-break/></text:span>台灣這三十年來的所謂社運<text:span text:style-name="T3">,</text:span>從農運到工運<text:span text:style-name="T3">,</text:span>從人權到環保<text:span text:style-name="T3">,</text:span>我無役不與<text:span text:style-name="T3">,</text:span>而且是其中幾個比較大型的所謂社運組織的創會會員或發起人之一<text:span text:style-name="T3">. </text:span>以前面對千夫所指<text:span text:style-name="T3">,</text:span>雖然從中飽受痛苦<text:span text:style-name="T3">,</text:span>但至少它是一種不會令人<text:span text:style-name="T3"><text:s/>"</text:span>害羞<text:span text:style-name="T3">" </text:span>的事<text:span text:style-name="T3">,</text:span>但現在我卻覺得<text:span text:style-name="T3"><text:s/>"</text:span>害羞<text:span text:style-name="T3">",</text:span>簡單說就是可恥<text:span text:style-name="T3">. </text:span>或者說我覺悟了<text:span text:style-name="T3">: </text:span>在台灣所謂社運<text:span text:style-name="T3">,</text:span>幾乎都只是一種騙局<text:span text:style-name="T3">,</text:span>隸屬於某黨某顏色的一種政治鬥爭工具<text:span text:style-name="T3">,</text:span>或是一種藉以謀取個人私利的跳板<text:span text:style-name="T3">. <text:line-break/><text:line-break/></text:span>因此<text:span text:style-name="T3">,</text:span>我不再把這些衣服穿出門<text:span text:style-name="T3">,</text:span>因為覺得很可恥<text:span text:style-name="T3">,</text:span>就像一種污點<text:span text:style-name="T3">. </text:span>可是<text:span text:style-name="T3">,</text:span>丟掉它們又覺得可惜<text:span text:style-name="T3">,</text:span>所以我後來都拿來當睡衣穿而無臉穿著它們見人<text:span text:style-name="T3">.<text:line-break/><text:line-break/></text:span>陳真<text:span text:style-name="T3"><text:line-break/><text:line-break/>=========<text:line-break/></text:span>公投廢核四<text:span text:style-name="T3"><text:s/></text:span>呂秀蓮要馬表態<text:span text:style-name="T3"><text:line-break/><text:line-break/></text:span>更新日期<text:span text:style-name="T3">:2011/09/20 04:21 </text:span>〔自由時報記者李欣芳／台北報導〕推動「救地球、保台灣」運動的前副總統呂秀蓮昨強調，下任總統產生前，核四應先關掉。呂正結合綠營公職、環保團體等各界人士推動廢核四的公投連署，她要求總統參選人應對核電爭議有清楚的立場，因此未來一定會就廢核四公投拜訪馬英九總統。<text:span text:style-name="T3"><text:line-break/><text:line-break/></text:span>呂秀蓮昨召開記者會表示，她準備發起成立「救地球保台灣聯合會」，本週五晚間七時三十分，明華園歌仔戲團將在新北市三峽的台北大學正門口綠草坪演出「蓬萊大仙」，免費供民眾欣賞，吹響救地球、保台灣運動。<text:span text:style-name="T3"><text:line-break/><text:line-break/></text:span>呂秀蓮結合各界正推動廢核四公投連署，盼在新北市舉行公投，她強調，廢核四才能保台灣；學者高成炎說，今天將在瑞芳火車站辦連署活動，台聯也表明願意加入廢核四連署。<text:span text:style-name="T3"><text:line-break/><text:line-break/></text:span>民進黨新北市議會黨團總召陳世榮說，為加速推動非核家園，由於新北市沒有公投的法源，經黨團尋求跨黨派連署，提出「新北市公民投票自治條例草案」。<text:span text:style-name="T3"><text:line-break/><text:line-break/></text:span>民進黨新北市議員沈發惠說，由於這項提案是經新北市議會過半議員連署，議會明天開議時，應該可以順利交付審查。</text:p>
      <text:p text:style-name="P1"><text:span text:style-name="T1">陳真</text:span><text:s/>  |  2011.09.16 16:41   |   <text:a xlink:type="simple" xlink:href="http://palinfo.habago.org/Entry?Command=Information_PrintForum&amp;iPage=548#FORUM29203"><text:span text:style-name="T2">#</text:span></text:a></text:p>
      <text:p text:style-name="P3">廠商<text:span text:style-name="T3">: </text:span>陳院長<text:span text:style-name="T3">,</text:span>久仰大名特別來拜訪您呢<text:span text:style-name="T3">~<text:line-break/></text:span>恁北<text:span text:style-name="T3">: </text:span>請問有什麼事嗎<text:span text:style-name="T3">?<text:line-break/></text:span>廠商<text:span text:style-name="T3">: </text:span>陳院長不記得我啦<text:span text:style-name="T3">?<text:line-break/></text:span>恁北<text:span text:style-name="T3">: (</text:span>搖頭<text:span text:style-name="T3">)<text:line-break/></text:span>廠商<text:span text:style-name="T3">: </text:span>我上次來是長頭髮<text:span text:style-name="T3">,</text:span>同事說我這樣很像高中生<text:span text:style-name="T3">,</text:span>所以我就剪短了<text:span text:style-name="T3">,</text:span>結果他們說我像國中生耶<text:span text:style-name="T3">~<text:line-break/></text:span>恁北<text:span text:style-name="T3">:(</text:span>尷尬無語<text:span text:style-name="T3">)<text:line-break/></text:span>廠商<text:span text:style-name="T3">: </text:span>我最喜歡來陳院長的<text:span text:style-name="T3">x</text:span>田診所了<text:span text:style-name="T3">.<text:line-break/></text:span>恁北<text:span text:style-name="T3">:...<text:line-break/></text:span>廠商<text:span text:style-name="T3">: </text:span>陳院長好厲害哦<text:span text:style-name="T3">~<text:line-break/></text:span>恁北<text:span text:style-name="T3">: (</text:span>尷尬<text:span text:style-name="T3">) </text:span>請問有事嗎<text:span text:style-name="T3">?<text:line-break/></text:span>廠商<text:span text:style-name="T3">: </text:span>沒什麼<text:span text:style-name="T3">,</text:span>就是喜歡來看您<text:span text:style-name="T3">,</text:span>跟您講話真的是如沐春風<text:span text:style-name="T3">. </text:span>是不是好多人也都這麼說<text:span text:style-name="T3">?<text:line-break/></text:span>恁北<text:span text:style-name="T3">: (</text:span>板起臉孔<text:span text:style-name="T3">)</text:span>對不起我很忙<text:span text:style-name="T3">,</text:span>請問有什麼事<text:span text:style-name="T3">?<text:line-break/></text:span>廠商<text:span text:style-name="T3">: </text:span>我是要來謝謝陳院長給我這個機會<text:span text:style-name="T3">.<text:line-break/></text:span>恁北<text:span text:style-name="T3">: </text:span>什麼機會<text:span text:style-name="T3">?<text:line-break/></text:span>廠商<text:span text:style-name="T3">: </text:span>可以讓我來拜訪你啊<text:span text:style-name="T3">~<text:line-break/></text:span>恁北<text:span text:style-name="T3">: </text:span>那妳是要跟我談什麼事<text:span text:style-name="T3">?<text:line-break/></text:span>廠商<text:span text:style-name="T3">: </text:span>沒有沒有<text:span text:style-name="T3">,</text:span>我只是純粹很喜歡跟院長講話<text:span text:style-name="T3">.<text:line-break/></text:span>恁北<text:span text:style-name="T3">: </text:span>妳是想要跟我談什麼<text:span text:style-name="T3">?<text:line-break/></text:span>廠商<text:span text:style-name="T3">: </text:span>就是想跟院長說啊<text:span text:style-name="T3">,</text:span>我最崇拜精神科醫師了<text:span text:style-name="T3">(</text:span>櫻桃小嘴咬著手指頭眼睛看向六十度上空做出美夢幻想狀<text:span text:style-name="T3">)<text:line-break/></text:span>恁北<text:span text:style-name="T3">: (</text:span>尷尬無語<text:span text:style-name="T3">)<text:line-break/></text:span>廠商<text:span text:style-name="T3">: </text:span>院長不覺得這一科的醫師最棒嗎<text:span text:style-name="T3">?<text:line-break/></text:span>恁北<text:span text:style-name="T3">: </text:span>這沒什麼好說的<text:span text:style-name="T3">. </text:span>妳要我看什麼資料能不能就直接拿給我<text:span text:style-name="T3">?<text:line-break/></text:span>廠商<text:span text:style-name="T3">: </text:span>沒有啦<text:span text:style-name="T3">,</text:span>資料上次都拿給院長了<text:span text:style-name="T3">.<text:line-break/></text:span>恁北<text:span text:style-name="T3">: </text:span>對不起<text:span text:style-name="T3">,</text:span>那我再找時間看看<text:span text:style-name="T3">,</text:span>若有需要就會跟妳連繫<text:span text:style-name="T3">.<text:line-break/></text:span>廠商<text:span text:style-name="T3">: </text:span>陳院長一定常常聽到讚美<text:span text:style-name="T3">.<text:line-break/></text:span>恁北<text:span text:style-name="T3">: </text:span>對不起<text:span text:style-name="T3">,</text:span>我真的很忙<text:span text:style-name="T3">,</text:span>我們是不是就講到這裏<text:span text:style-name="T3"><text:line-break/></text:span>廠商<text:span text:style-name="T3">: </text:span>那我能不能問陳院長一個問題<text:span text:style-name="T3">,</text:span>為什麼我晚上睡覺都會做夢<text:span text:style-name="T3">,</text:span>有恐怖片愛情片科幻片<text:span text:style-name="T3">...<text:line-break/></text:span>恁北<text:span text:style-name="T3">: </text:span>那很正常<text:span text:style-name="T3">,</text:span>沒有問題<text:span text:style-name="T3">.<text:line-break/></text:span>廠商<text:span text:style-name="T3">: </text:span>需要掛號看精神科嗎<text:span text:style-name="T3">?<text:line-break/></text:span>恁北<text:span text:style-name="T3">:</text:span>不需要<text:span text:style-name="T3"><text:line-break/></text:span>廠商<text:span text:style-name="T3">: </text:span>喔<text:span text:style-name="T3">~</text:span>那今天跟陳院長講話真的是很開心<text:span text:style-name="T3">,</text:span>陳院長每天接觸這些病患<text:span text:style-name="T3">,EQ</text:span>一定很高<text:span text:style-name="T3">, </text:span>知道要怎麼讓自己不被影響<text:span text:style-name="T3">.<text:line-break/></text:span>恁北<text:span text:style-name="T3">: (</text:span>板起臉孔<text:span text:style-name="T3">)</text:span>這沒什麼特別<text:span text:style-name="T3">. <text:line-break/></text:span>廠商<text:span text:style-name="T3">: </text:span>陳院長看起來好年輕哦<text:span text:style-name="T3">~<text:line-break/></text:span>恁北<text:span text:style-name="T3">: </text:span>對不起我還有事<text:span text:style-name="T3">,</text:span>我們就談到這裏吧<text:span text:style-name="T3">.<text:line-break/></text:span>廠商<text:span text:style-name="T3">: </text:span>外面太陽好大<text:span text:style-name="T3">,</text:span>我最近都曬黑了<text:span text:style-name="T3">,</text:span>你們這邊冷氣好涼<text:span text:style-name="T3">.<text:line-break/></text:span>恁北<text:span text:style-name="T3">: (OS:</text:span>冷涼卡好<text:span text:style-name="T3">)</text:span>妳是想要我翻臉嗎<text:span text:style-name="T3">?<text:line-break/></text:span>廠商<text:span text:style-name="T3">: </text:span>喔<text:span text:style-name="T3">,</text:span>對不起對不起<text:span text:style-name="T3">,</text:span>陳院長您忙您忙<text:span text:style-name="T3">..<text:line-break/><text:line-break/>~</text:span>送客<text:span text:style-name="T3">~</text:span></text:p>
      <text:p text:style-name="P1"><text:span text:style-name="T1">陳真</text:span><text:s/>  |  2011.09.15 17:25   |   <text:a xlink:type="simple" xlink:href="http://palinfo.habago.org/Entry?Command=Information_PrintForum&amp;iPage=548#FORUM29104"><text:span text:style-name="T2">#</text:span></text:a></text:p>
      <text:p text:style-name="P2">記得當初要開放陸客來台時<text:span text:style-name="T3">,~</text:span>某黨與<text:span text:style-name="T3">~</text:span>某黨的總統候選人刻意把這樣的政策扭曲成將有上億大陸人士將要來台工作搶我們的飯碗<text:span text:style-name="T3">,</text:span>因此還發明個順口溜說什麼<text:span text:style-name="T3"><text:s/>"</text:span>查埔找無工<text:span text:style-name="T3">(</text:span>男人找不到工作<text:span text:style-name="T3">),</text:span>查某找無ㄤ<text:span text:style-name="T3">(</text:span>女人找不到老公<text:span text:style-name="T3">),</text:span>小孩將被流放到黑龍江<text:span text:style-name="T3">." <text:line-break/><text:line-break/></text:span>我手邊都還保存著<text:span text:style-name="T3">~</text:span>某黨的一整張報紙選舉廣告<text:span text:style-name="T3">,</text:span>準備流傳給後人知道歷史上曾經有這樣一個時代有著這樣一些荒唐事<text:span text:style-name="T3">,</text:span>廣告是一張照片<text:span text:style-name="T3">,</text:span>上面是三四個男人集體在公園小便<text:span text:style-name="T3">,</text:span>意思是說一旦開放骯髒有病沒水準的大陸人士來台<text:span text:style-name="T3">,</text:span>高貴優雅的台灣人生活環境品質將會是<text:span text:style-name="T3"><text:s/>"</text:span>一場浩劫<text:span text:style-name="T3">" "</text:span>一場大災難<text:span text:style-name="T3">".<text:line-break/><text:line-break/>ECFA </text:span>的事也一樣<text:span text:style-name="T3">,</text:span>被<text:span text:style-name="T3">~</text:span>某黨講得好像一旦通過<text:span text:style-name="T3">,</text:span>台灣就會沉到海底似的<text:span text:style-name="T3">,</text:span>將會是台灣的一場世紀大災難<text:span text:style-name="T3">. </text:span>愛台灣的<text:span text:style-name="T3">~</text:span>某報甚至還有模有樣地報導說估計將有四百萬人受害<text:span text:style-name="T3">.</text:span>我都還記得電視上蔡姓領導振臂高呼公投廢<text:span text:style-name="T3">ECFA</text:span>救台灣的那一幕<text:span text:style-name="T3">!</text:span>緊抿的雙唇<text:span text:style-name="T3">,</text:span>搭配著堅毅的眼神<text:span text:style-name="T3">,</text:span>十分感人<text:span text:style-name="T3">.<text:line-break/><text:line-break/></text:span>記得三十幾年前每次選舉都會出現的什麼感人肺腑的<text:span text:style-name="T3"><text:s/>"</text:span>南海血書<text:span text:style-name="T3">" </text:span>或渴望安定和諧的什麼<text:span text:style-name="T3"><text:s/>"</text:span>小市民的心聲<text:span text:style-name="T3">",</text:span>道理其實是一樣的<text:span text:style-name="T3">,</text:span>講得好像一旦選舉投錯票<text:span text:style-name="T3">,</text:span>一旦不支持愛鄉愛國的各方領袖們<text:span text:style-name="T3">,</text:span>我們便會漂流海上成為難民<text:span text:style-name="T3">. <text:line-break/><text:line-break/></text:span>四十歲或頂多四十五歲以上的人理應記得感人的南海血書以及列為中小學必讀課外補充教材的<text:span text:style-name="T3"><text:s/>"</text:span>小市民的心聲<text:span text:style-name="T3">" </text:span>等等這些內容才對<text:span text:style-name="T3">. </text:span>當年也是大家一窩蜂追逐陳述這些文章<text:span text:style-name="T3">,</text:span>而且對其內容絲毫不可質疑<text:span text:style-name="T3">,</text:span>宛如聖經一般<text:span text:style-name="T3">,</text:span>否則<text:span text:style-name="T3">~</text:span>否則黨國蛆蛆們就會暗中出現給你愛的教育<text:span text:style-name="T3">.<text:line-break/><text:line-break/></text:span>我想我之所以思想不夠純正很可能就是因為我記憶力實在太好了<text:span text:style-name="T3">,</text:span>很多應該立即遺忘的事可我偏偏忘不掉<text:span text:style-name="T3">. </text:span>在這種狀況下<text:span text:style-name="T3">,</text:span>思想就很難純正<text:span text:style-name="T3">,</text:span>很容易就會中了敵人的陰謀<text:span text:style-name="T3">,</text:span>對領袖產生誤解<text:span text:style-name="T3">,</text:span>對鄉土對國家失去熱愛<text:span text:style-name="T3">.<text:line-break/><text:line-break/></text:span>與此同時<text:span text:style-name="T3">,</text:span>小弟的<text:span text:style-name="T3"><text:s/>IQ</text:span>顯然也還有待加強<text:span text:style-name="T3">,</text:span>不知如何正確理解每個時代不同領導們別有一番苦心的愛鄉愛土拼經濟救人民的言行<text:span text:style-name="T3">,</text:span>不知如何超有彈性地效忠追隨不同領導<text:span text:style-name="T3">,</text:span>以致於思想產生了偏差<text:span text:style-name="T3">. <text:line-break/><text:line-break/></text:span>老國民黨時代<text:span text:style-name="T3">,</text:span>黨國說我是共匪同路人<text:span text:style-name="T3">,</text:span>與匪隔海唱和<text:span text:style-name="T3">,~</text:span>某黨的時代<text:span text:style-name="T3">,</text:span>黨國顏色變了<text:span text:style-name="T3">,</text:span>但黨國永遠還是黨國<text:span text:style-name="T3">,</text:span>而我仍然還是共匪同路人<text:span text:style-name="T3">,</text:span>為匪張目<text:span text:style-name="T3">,</text:span>企圖賣台<text:span text:style-name="T3">. </text:span>前途不好混<text:span text:style-name="T3">,</text:span>思想很想純正一下<text:span text:style-name="T3">,</text:span>但還是純正不起來<text:span text:style-name="T3">.<text:line-break/><text:line-break/></text:span>陳真<text:span text:style-name="T3"><text:line-break/><text:line-break/>=========<text:line-break/><text:line-break/></text:span>藍：小英勿為選舉抹黑利民政策<text:span text:style-name="T3"><text:line-break/><text:line-break/></text:span>更新日期<text:span text:style-name="T3">:2011/09/14 12:55 </text:span>（中央社記者黃名璽台北<text:span text:style-name="T3">14</text:span>日<text:span text:style-name="T3"><text:line-break/></text:span>電）<text:span text:style-name="T3"><text:line-break/><text:line-break/></text:span>中國國民黨發言人陳以信今天說，民主進步黨主席蔡英文在美國談到兩岸經濟合作架構協議（<text:span text:style-name="T3">ECFA</text:span>），明顯立場反覆善變，希望蔡英文勿為選舉利益，抹黑對台灣人民有利政策。<text:span text:style-name="T3"><text:line-break/><text:line-break/></text:span>國民黨中午發布新聞稿，對蔡英文昨天在美國表示，民進黨一旦執政後，如果<text:span text:style-name="T3">ECFA</text:span>「有任何需要修正調整之處，將依民主程序」處理的談話，陳以信批評，蔡英文立場反覆善變，如果不是政治誤判，就是蓄意欺騙。<text:span text:style-name="T3"><text:line-break/><text:line-break/></text:span>陳以信指出，蔡英文曾說「<text:span text:style-name="T3">ECFA</text:span>將成台灣有史以來最大災難」、「<text:span text:style-name="T3">ECFA</text:span>是包著糖衣的毒藥」，並宣誓「一旦民進黨<text:span text:style-name="T3">2012</text:span>年重新執政，將要發動公投廢止<text:span text:style-name="T3">ECFA</text:span>」；沒想到，不到<text:span text:style-name="T3">3</text:span>個月，蔡英文竟然馬上改口說，「民進黨執政將發動公投廢止<text:span text:style-name="T3">ECFA</text:span>說法是被過度解讀了」。<text:span text:style-name="T3"><text:line-break/><text:line-break/></text:span>陳以信表示，蔡英文<text:span text:style-name="T3">8</text:span>月底公布兩岸政綱時，又改口說「（<text:span text:style-name="T3">ECFA</text:span>）公投與否將交給人民決定」。<text:span text:style-name="T3"><text:line-break/><text:line-break/></text:span>陳以信批評，蔡英文不應該一開始把醜話說盡，後來卻又裝作若無其事；蔡英文昨日在美國發言，等於再度修改她對<text:span text:style-name="T3">ECFA</text:span>的標準說法，這次雖然改說「將依民主程序進行處理」，不過，只是以「民主程序」做為一貫模糊問題的推卸藉口，只是改用一種繞著彎的方式來談<text:span text:style-name="T3">ECFA</text:span>公投。<text:span text:style-name="T3"><text:line-break/><text:line-break/></text:span>因此，陳以信呼籲，蔡英文身為民進黨主席與下任總統大選參選人，必須將<text:span text:style-name="T3">ECFA</text:span>政策一次講清楚，不要一直在立場上反反覆覆，在說法上變來變去。如果要公投，就請蔡英文說要公投；如果要接受<text:span text:style-name="T3">ECFA</text:span>，就請蔡英文向全國人民致歉。<text:span text:style-name="T3"><text:line-break/><text:line-break/></text:span>陳以信指出，希望蔡英文在<text:span text:style-name="T3">ECFA</text:span>反覆的事件中學到教訓，一個負責任的政治人物，不可以為了選舉去渲染人民的不安全感、對人民做不負責任的恐嚇，否則就會出現蔡英文現在對<text:span text:style-name="T3">ECFA</text:span>態度昨非今是、難以自圓其說的窘境；不要為了一時的選舉利益，去抹黑一個對台灣人民有利的政策。<text:span text:style-name="T3">1000914</text:span></text:p>
      <text:p text:style-name="P1"><text:span text:style-name="T1">鄭啟承</text:span><text:s/>  |  2011.09.15 17:08   |   <text:a xlink:type="simple" xlink:href="http://palinfo.habago.org/Entry?Command=Information_PrintForum&amp;iPage=548#FORUM29103"><text:span text:style-name="T2">#</text:span></text:a></text:p>
      <text:p text:style-name="P3">正港科學新知<text:span text:style-name="T3">!! </text:span>有人發現真正的搖錢樹了<text:span text:style-name="T3">! </text:span>我好想要一棵<text:span text:style-name="T3">!!<text:line-break/><text:line-break/>http://ideapit.net/p4186.html<text:line-break/><text:line-break/></text:span>咦<text:span text:style-name="T3">? </text:span>看錯了，原來不是科學新知，是歷史新知才對。</text:p>
      <text:p text:style-name="P1"><text:span text:style-name="T1">陳真</text:span><text:s/>  |  2011.09.15 16:02   |   <text:a xlink:type="simple" xlink:href="http://palinfo.habago.org/Entry?Command=Information_PrintForum&amp;iPage=548#FORUM29097"><text:span text:style-name="T2">#</text:span></text:a></text:p>
      <text:p text:style-name="P2">對於<text:span text:style-name="T3"><text:s/></text:span>某<text:span text:style-name="T3">~</text:span>黨<text:span text:style-name="T3">(</text:span>前面要空一格表敬意<text:span text:style-name="T3">)</text:span>為國為民拼經濟爭主權熱愛新台<text:span text:style-name="T3">~</text:span>幣<text:span text:style-name="T3">...</text:span>我是說熱愛新台灣的偉大政治家們及其沒有臉孔但如蛆蠕動十分嚇人的一干徒眾<text:span text:style-name="T3">,</text:span>小弟向來不斷自我告誡不可不敬<text:span text:style-name="T3">,</text:span>但有時劣根難改<text:span text:style-name="T3">,</text:span>免不了還是會說溜嘴<text:span text:style-name="T3">,</text:span>實在感到相當慚愧<text:span text:style-name="T3">. <text:line-break/><text:line-break/></text:span>不管怎麼改朝換代<text:span text:style-name="T3">,</text:span>黨國永遠不死<text:span text:style-name="T3">,</text:span>與吾人長相左右<text:span text:style-name="T3">. </text:span>黨國從小告訴我們<text:span text:style-name="T3">,</text:span>必須愛這個愛那個<text:span text:style-name="T3">,</text:span>愛好多東西以及很多不是東西的<text:span text:style-name="T3"><text:s/>"</text:span>東西<text:span text:style-name="T3">" </text:span>例如愛戴各方領導<text:span text:style-name="T3">. </text:span>他們是人<text:span text:style-name="T3">,</text:span>當然不是東西<text:span text:style-name="T3">. </text:span>而且就跟教宗一樣<text:span text:style-name="T3">,</text:span>永不犯錯<text:span text:style-name="T3">,</text:span>即便是錯了也一定是為了某個更正確的崇高原因所進行的一種自我犧牲<text:span text:style-name="T3">. </text:span>因此<text:span text:style-name="T3">,</text:span>吾人務必在生活的方方面面哪怕只是看一場電影也應充份體現愛鄉愛國愛領導的感人精神情操<text:span text:style-name="T3">,</text:span>就如<text:span text:style-name="T3">~</text:span>喃社<text:span text:style-name="T3">(</text:span>也是要空一格<text:span text:style-name="T3">)</text:span>所大聲喃喃自語<text:span text:style-name="T3">: </text:span>吾人應不惜為了領導之遭受敵人之政治迫害起來革命<text:span text:style-name="T3">!!!(</text:span>三個驚嘆號以示決心<text:span text:style-name="T3">)<text:line-break/><text:line-break/></text:span>黨國從小告訴我們思想純正的重要性<text:span text:style-name="T3">,</text:span>但小弟的思想打從認識字以來就不曾純正過<text:span text:style-name="T3">. </text:span>雖然時時自我惕厲<text:span text:style-name="T3">,</text:span>努力唾棄不良思想<text:span text:style-name="T3">,</text:span>培養愛鄉愛國愛領導的正確觀念<text:span text:style-name="T3">,</text:span>但還是很難做到十全十美<text:span text:style-name="T3">. </text:span>稍有不慎<text:span text:style-name="T3">,</text:span>就會偏離正軌<text:span text:style-name="T3">,</text:span>然後就會受到來自黨國蛆蛆們的一種愛的教育<text:span text:style-name="T3">. <text:line-break/><text:line-break/></text:span>吾人下定決心<text:span text:style-name="T3">,</text:span>務必切實改進<text:span text:style-name="T3">,</text:span>加緊努力<text:span text:style-name="T3">,</text:span>使自己的思想更純正更高貴<text:span text:style-name="T3">,</text:span>同時也將更加熱愛好多我們務必熱愛的東西以及不是東西的東西<text:span text:style-name="T3">.</text:span></text:p>
      <text:p text:style-name="P1"><text:span text:style-name="T1">陳真</text:span><text:s/>  |  2011.09.13 01:42   |   <text:a xlink:type="simple" xlink:href="http://palinfo.habago.org/Entry?Command=Information_PrintForum&amp;iPage=548#FORUM28457"><text:span text:style-name="T2">#</text:span></text:a></text:p>
      <text:p text:style-name="P3"><text:span text:style-name="T3">(</text:span>續<text:span text:style-name="T3">)<text:line-break/><text:line-break/></text:span>我發揮神奇念力<text:span text:style-name="T3">,</text:span>進入螢光幕中<text:span text:style-name="T3">,</text:span>近距離看著<text:span text:style-name="T3">Sokurov,</text:span>於是我明白了<text:span text:style-name="T3">,</text:span>不管那些技藝是否天生<text:span text:style-name="T3">,</text:span>神技底層還是有著一顆足以與之匹配的心<text:span text:style-name="T3">. </text:span>要不是他是那樣一個人<text:span text:style-name="T3">,</text:span>不可能拍出那樣一種畫面說出那樣一些故事<text:span text:style-name="T3">. <text:line-break/><text:line-break/></text:span>其實我始終明白這一點<text:span text:style-name="T3">: </text:span>對於任何一種創作或思維<text:span text:style-name="T3">,</text:span>阻撓在前的從來都不是智能或技藝上的難度<text:span text:style-name="T3">,</text:span>而是心的深度<text:span text:style-name="T3">. </text:span>沒有那樣一種心靈<text:span text:style-name="T3">,</text:span>就不可能說出那樣的故事寫出那樣的曲子<text:span text:style-name="T3">. </text:span>作品只是一面鏡子<text:span text:style-name="T3">,</text:span>如實反映一個人的心<text:span text:style-name="T3">. <text:line-break/><text:line-break/></text:span>杜斯妥也夫斯基說得對<text:span text:style-name="T3">,"</text:span>我並不害怕承受痛苦<text:span text:style-name="T3">,</text:span>我只是害怕自己配不上那樣一些痛苦<text:span text:style-name="T3">." </text:span>這話換個方式說也一樣<text:span text:style-name="T3">,</text:span>我並不缺少智能技藝<text:span text:style-name="T3">,</text:span>我只擔心自己配不上這些智能技藝<text:span text:style-name="T3">.<text:line-break/><text:line-break/></text:span>維根斯坦在其生前原本考慮出版的一本書前言寫著<text:span text:style-name="T3">: "</text:span>這書已盡力免於虛榮<text:span text:style-name="T3">,</text:span>如同其作者一般<text:span text:style-name="T3">." </text:span>這話是很有道理的<text:span text:style-name="T3">,</text:span>科學或許比較像是一種技術<text:span text:style-name="T3">,</text:span>但科學以外的東西在技藝背後卻還站著一個<text:span text:style-name="T3"><text:s/>"</text:span>人<text:span text:style-name="T3">",</text:span>這個人必須配得上他所想呈現的東西<text:span text:style-name="T3">,</text:span>要不然也只是一場幻想或一種惡心<text:span text:style-name="T3">. </text:span>若非如此<text:span text:style-name="T3">,</text:span>難道你能想像比方說一個心思猥瑣的菁英小癟三能寫出或創造出什麼動人的作品或思維<text:span text:style-name="T3">? <text:line-break/><text:line-break/></text:span>每回走過國王學院的校園<text:span text:style-name="T3">,</text:span>特別是在嚴寒的冬天<text:span text:style-name="T3">,</text:span>在不堪寒冷之際<text:span text:style-name="T3">,</text:span>我老是會想到這個問題<text:span text:style-name="T3">. </text:span>就如維根斯坦回應羅素之嘲諷所說<text:span text:style-name="T3">: "</text:span>如果我不是一個好人<text:span text:style-name="T3">,</text:span>我如何可能成為一個好的邏輯學家<text:span text:style-name="T3">?"</text:span></text:p>
      <text:p text:style-name="P4"/>
      <text:p text:style-name="P1"><text:span text:style-name="T1">鄭啟承</text:span><text:s/>  |  2011.09.13 00:26   |   <text:a xlink:type="simple" xlink:href="http://palinfo.habago.org/Entry?Command=Information_PrintForum&amp;iPage=549#FORUM28442"><text:span text:style-name="T2">#</text:span></text:a></text:p>
      <text:p text:style-name="P3">人就是這樣，一旦你沉浸在某種興趣或志業或仇恨或利益或生存需要之中，你就什麼壞事都幹得出來。不管是莫那．魯道或是日本人或是動物實驗或美國政府都是這樣一種人性表現。行壞事容易，行好事卻難，那個難不是技術上的難，而是心術上的難，上天不知到底賦予了人類什麼東西，讓我們作惡的潛力如此驚人。你只要給一個人適當的機會，要他幹出任何壞事真的一點都不困難，當然相反也是，要行善也只是咫尺之間，只不過善念要在心中萌芽真的比想像中困難，至少對我是這樣。<text:span text:style-name="T3"><text:line-break/><text:line-break/></text:span>我看人往往黑白二分，將之歸類為好人或壞人，但不是一般意義上的好壞，至少不是看他做好事或壞事。我的判別標準不好說，而且都只是我個人看法而已。個人標準估且難論，何況是公眾意義上的好壞？哪有可能製造一種公認的好人或是壞人？那就是一種操弄和欺騙，政客和侵略者才這樣幹。<text:span text:style-name="T3"><text:line-break/><text:line-break/></text:span>藝術講真善美，但真和善都要擺在美之下，不管你多真多善，只要不美的，仍然是個爛貨。反過來說只要是美的，就算再假再壞，也是無比偉大作品。我是不反對把某個民族或個人塑造成英雄或壞蛋，演什麼都<text:span text:style-name="T3">ok</text:span>，重點不是演什麼，而是怎麼演。把一個故事演得煞有介事像政令宣導或科學小飛俠對付恐怖份子那樣，真的是污辱我們對人性的理解、污辱我們的智慧。</text:p>
      <text:p text:style-name="P1"><text:span text:style-name="T1">鄭啟承</text:span><text:s/>  |  2011.09.12 23:13   |   <text:a xlink:type="simple" xlink:href="http://palinfo.habago.org/Entry?Command=Information_PrintForum&amp;iPage=549#FORUM28430"><text:span text:style-name="T2">#</text:span></text:a></text:p>
      <text:p text:style-name="P2">咳，學姐那個不是什麼科學新知啦，是科學老掉牙很多人都知的一種技術，把水母的一種發光基因<text:span text:style-name="T3">"</text:span>種<text:span text:style-name="T3">"</text:span>到其他的生物胚胎裡，然後這基因就隨著動物長大散佈在身體各處，只要一關燈就自動發出螢光。螢光魚螢光鼠螢光豬已經一大堆了，念這個的人早就看到不要看了。<text:span text:style-name="T3">GFP </text:span>這系列蛋白質是一種很廣泛也很有用的<text:span text:style-name="T3">"</text:span>標記<text:span text:style-name="T3">"</text:span>，用來充當某種肉眼可見的實驗證據，證明某種實驗藥物或操作的效果。<text:span text:style-name="T3"><text:line-break/><text:line-break/></text:span>讓動物發螢光這技術本身會不會讓動物受苦不得而知，但什麼愛滋病實驗鐵定會讓動物受苦，因為過程一定是<text:span text:style-name="T3"><text:s/>@*%&amp;%$@*(&amp;#!)</text:span>，然後再把<text:span text:style-name="T3"><text:s/>^(@()($hn@)d@</text:span>，最後看看<text:span text:style-name="T3">(%^$wkqndw((&amp;^@#</text:span>。以上過程馬賽克，我不是專家，但是動物實驗就是那麼回事，很多殘忍的事我都幹過所以我知道。</text:p>
      <text:p text:style-name="P1"><text:span text:style-name="T1">陳真</text:span><text:s/>  |  2011.09.12 20:21   |   <text:a xlink:type="simple" xlink:href="http://palinfo.habago.org/Entry?Command=Information_PrintForum&amp;iPage=549#FORUM28408"><text:span text:style-name="T2">#</text:span></text:a></text:p>
      <text:p text:style-name="P5"><text:span text:style-name="T1">我心目中的神</text:span>~<text:line-break/><text:line-break/><text:span text:style-name="T1">請由</text:span>4:25<text:span text:style-name="T1">處開始看</text:span>,<text:span text:style-name="T1">真是酷斃了</text:span>,<text:span text:style-name="T1">心臟都快跳出來</text:span>...<text:line-break/><text:line-break/>http://blog.roodo.com/bluelqe/archives/16697061.html<text:line-break/><text:line-break/><text:span text:style-name="T1">頒獎人說得很對</text:span>: <text:line-break/><text:line-break/>"There are some films that make you cry, there are some films that make you laugh, there are some films that change you forever after you see them; and this is one of them."<text:line-break/><text:line-break/><text:span text:style-name="T1">有些電影是你看了之後會永遠地改變你一生</text:span>...</text:p>
      <text:p text:style-name="P1"><text:span text:style-name="T1">陳真</text:span><text:s/>  |  2011.09.12 18:01   |   <text:a xlink:type="simple" xlink:href="http://palinfo.habago.org/Entry?Command=Information_PrintForum&amp;iPage=549#FORUM28383"><text:span text:style-name="T2">#</text:span></text:a></text:p>
      <text:p text:style-name="P2">以下我所說的與該電影無關<text:span text:style-name="T3">.<text:line-break/><text:line-break/></text:span>鳳凰衛視經常有各種記錄片<text:span text:style-name="T3">,</text:span>大多是中國史<text:span text:style-name="T3">. </text:span>基本上我對過去所發生的事並沒有什麼興趣<text:span text:style-name="T3">,</text:span>但是鳳凰的歷史節目卻經常讓我一看就沉浸在裏頭<text:span text:style-name="T3">,</text:span>即便是原先一無所知的過往人事物<text:span text:style-name="T3">,</text:span>照樣能因此產生很大的趣味與感動<text:span text:style-name="T3">. <text:line-break/><text:line-break/></text:span>為何如此<text:span text:style-name="T3">? </text:span>因為那些節目不但平實自然而且內涵深厚趣味動人<text:span text:style-name="T3">.</text:span>不管是敘述什麼樣的事件或人物<text:span text:style-name="T3">,</text:span>總是有著一種人性的深度<text:span text:style-name="T3">. </text:span>相較於台灣的這類歷史節目<text:span text:style-name="T3">,</text:span>或是介紹什麼名人或什麼值得效法的人物等等<text:span text:style-name="T3">,</text:span>看一秒鐘就想吐<text:span text:style-name="T3">,</text:span>因為似乎都只是要灌輸你一種特定的結論<text:span text:style-name="T3">,</text:span>告訴你某個鋼鐵一般的訊息或什麼碗糕道德啟發<text:span text:style-name="T3">,</text:span>了無趣味<text:span text:style-name="T3">,</text:span>毫無深度可言<text:span text:style-name="T3">. </text:span>那不是歷史<text:span text:style-name="T3">,</text:span>也不是小說或故事<text:span text:style-name="T3">,</text:span>那只是一種文宣<text:span text:style-name="T3">,</text:span>一種廣告<text:span text:style-name="T3">.<text:line-break/><text:line-break/></text:span>王爾德有句話與我心有戚戚焉<text:span text:style-name="T3">,</text:span>他說<text:span text:style-name="T3">: </text:span>你若不是生活每個層面都需要藝術<text:span text:style-name="T3">,</text:span>那你其實根本不需要任何藝術<text:span text:style-name="T3">. </text:span>這意思是說<text:span text:style-name="T3">,</text:span>生活的每個方方面面哪怕只是一句話<text:span text:style-name="T3">,</text:span>如果你不覺得它是否是一種藝術並不重要<text:span text:style-name="T3">,</text:span>那其實也意味著藝術不藝術對你毫無意義<text:span text:style-name="T3">,</text:span>你根本不需要它<text:span text:style-name="T3">. <text:line-break/><text:line-break/></text:span>台灣似乎就是這樣一種社會<text:span text:style-name="T3">,</text:span>它只需要一種爆紅爆夯<text:span text:style-name="T3">,</text:span>然後就是爆奶<text:span text:style-name="T3">,</text:span>你看每天的所謂電視新聞不外就是這三爆<text:span text:style-name="T3">,</text:span>誰紅了<text:span text:style-name="T3">,</text:span>誰出國比賽得獎了<text:span text:style-name="T3">,</text:span>台灣之光<text:span text:style-name="T3">! </text:span>什麼最流行最夯<text:span text:style-name="T3">,</text:span>什麼八卦或新奇事物多刺激多可笑多光鮮<text:span text:style-name="T3">,</text:span>名牌耶<text:span text:style-name="T3">,</text:span>名校耶<text:span text:style-name="T3">,</text:span>大富豪耶<text:span text:style-name="T3">,</text:span>誰的奶子多大身材多棒等等等<text:span text:style-name="T3">,</text:span>三爆視野看世界<text:span text:style-name="T3">. <text:line-break/><text:line-break/></text:span>除了三爆<text:span text:style-name="T3">,</text:span>別無其它<text:span text:style-name="T3">. </text:span>若你能忍受之<text:span text:style-name="T3">,</text:span>那意味著你實際上也不需要什麼藝術<text:span text:style-name="T3">,</text:span>那與你的生命沒有絲毫干係<text:span text:style-name="T3">.<text:line-break/><text:line-break/></text:span>陳真<text:span text:style-name="T3"><text:line-break/><text:line-break/>==========<text:line-break/></text:span>屠村殺<text:span text:style-name="T3">26</text:span>婦孺「莫那魯道不是英雄」<text:span text:style-name="T3"><text:s/></text:span>泰雅耆老控賽德克族勾結日本<text:span text:style-name="T3"><text:line-break/><text:line-break/>2011/09/12<text:line-break/></text:span>蘋果日報<text:span text:style-name="T3"> <text:line-break/><text:line-break/></text:span>賽德克．巴萊效應<text:span text:style-name="T3"><text:line-break/><text:line-break/></text:span>【郭睿誠、李陳信得、陳方瑩╱連線報導】電影《賽德克．巴萊》熱映，片中被塑造成抗日英雄的賽德克族頭目莫那．魯道，在台中和平區泰雅族原住民眼中，卻不見得是英雄。因為霧社事件發生前一年，當地泰雅族部落曾遭莫那．魯道率族人及日本人進村屠殺，共二十六名老弱婦孺遇害。當年逃過一劫、如今年逾八十歲的泰雅族耆老蘇樣．瓦浪，以母語忿忿地說：「莫那．魯道不是英雄，當年他幾乎滅了我們的村，很不應該！」<text:span text:style-name="T3"><text:line-break/><text:line-break/></text:span>原民會前主委、賽德克民族議會召集人瓦歷斯．貝林坦承，「確實有這起殺人事件！」他指出，日本人對原住民採「以番制番」，攻下哪個族群就可狩獵，逼族人征服較深山的部落。一九○三年布農族曾攻打賽德克族，造成百餘人死，而莫那．魯道打台中和平山區泰雅族，也是日人施小惠，讓原住民為其賣命屠殺同胞。<text:span text:style-name="T3"><text:line-break/><text:line-break/></text:span>《蘋果》前進台中和平區泰雅族部落，找到八十多歲的耆老蘇樣．瓦浪，他說：「小時候聽父親描述，當年台灣很多部落都受日本統治，但我們居住的烏來歷馬部落（現台中青山發電廠附近）不願歸順。有一次部落裡壯漢外出打獵，僅剩老弱婦孺，沒想到莫那．魯道從南投帶族人及日本人偷襲，殺害二十六人。」<text:span text:style-name="T3"><text:line-break/><text:line-break/></text:span>再來犯遭槍傷留疤<text:span text:style-name="T3"><text:line-break/><text:line-break/></text:span>蘇樣．瓦浪回憶，當年他僅五、六歲，被母親送到樹林內，幸運躲過一劫，後來外出狩獵的族人返回時，村內已是屍橫遍野，僅十多人存活。沒多久族人得知莫那．魯道將再來犯，派六名壯漢在白姑大山守候，雙方在山區爆發衝突，因當地易守難攻，莫那．魯道雖帶了一百多人仍久攻不下，其中五名來犯者人頭被割下，莫那．魯道還被子彈擦過右眼下方，留下傷痕。蘇樣．瓦浪指出，當時族人還對莫那．魯道嗆聲：「你應去殺日本人，不是殺自己人。」<text:span text:style-name="T3"><text:line-break/><text:line-break/></text:span>「常帶日人打他族」<text:span text:style-name="T3"><text:line-break/><text:line-break/></text:span>這戰役被族人稱為「青山事件」。對此，瓦歷斯．貝林則說，莫那．魯道在「青山事件」是否遭槍傷頭部，史料未記載，無法可考。<text:span text:style-name="T3"><text:line-break/><text:line-break/></text:span>七十七歲泰雅族耆老拉娃．北湳的父親也曾參與此戰役，她說常聽父親講這些事，覺得莫那．魯道很不應該，「但畢竟當時受日本統治，或許有不得已的苦衷。」青山事件不到一年，就傳出霧社事件，蘇樣．瓦浪的兒子不拉斯．蘇樣指出，這些事情如果沒傳承下去，可能會漸漸失傳。<text:span text:style-name="T3"><text:line-break/><text:line-break/></text:span>《賽》片顧問郭明正說，代表莫那．魯道家族對外發言的露比．馬紅，是莫那．魯道女兒的養女，今年七十一歲的她說，小時候沒聽過這件事。台灣大學人類系助理教授王梅霞指出，文獻對所謂「青山事件」沒過多著墨，口傳歷史，失真率較高。一位不願具名的學者則說：「早年莫那．魯道常帶日本人攻打其他族，沿中央山脈北打到南、高海拔打到低海拔，很多老一輩泰雅族人都知道這段往事。」<text:span text:style-name="T3"><text:line-break/><text:line-break/></text:span>「為了生存受操弄」<text:span text:style-name="T3"><text:line-break/><text:line-break/></text:span>《賽》片歷史顧問邱若龍證實，「早年莫那．魯道的確有帶人去攻打其他部落。」電影或許把他描述得像正義使者，但畢竟是電影手法，當時時空環境下，原住民為生存會受日本操弄攻擊其他族群，但他認為電影鎖定霧社事件，至少在那個時間點，莫那．魯道是英雄，如果電影能讓更多人關注原住民歷史，就達到意義了。</text:p>
      <text:p text:style-name="P1"><text:span text:style-name="T1">學姊</text:span><text:s/>  |  2011.09.12 11:03   |   <text:a xlink:type="simple" xlink:href="http://palinfo.habago.org/Entry?Command=Information_PrintForum&amp;iPage=549#FORUM28327"><text:span text:style-name="T2">#</text:span></text:a></text:p>
      <text:p text:style-name="P3"><text:span text:style-name="T3">[</text:span>科學新知<text:span text:style-name="T3">]<text:line-break/>http://www.guardian.co.uk/science/2011/sep/11/genetically-modified-glowing-cats<text:line-break/></text:span>最新科技新產品<text:span text:style-name="T3">--</text:span>會發光的貓<text:span text:style-name="T3"> <text:line-break/></text:span>據說可以幫我們找到愛滋病毒的解藥<text:span text:style-name="T3"><text:line-break/></text:span>如果研究過程完全沒有牽涉到動物受苦<text:span text:style-name="T3">(</text:span>存疑<text:span text:style-name="T3">)</text:span>，似乎道德上就無所疑慮，但對神之創造物的改造，總還是讓人感到毛毛的，少了些美感和對生命的尊重。<text:span text:style-name="T3"><text:line-break/><text:line-break/></text:span>螢光讓人炫目，貓咪在黑暗中的模樣，還真的挺詭異的<text:span text:style-name="T3">(</text:span>點閱連結可以看到圖片<text:span text:style-name="T3">)</text:span>。養貓咪的人今後晚上不用開小夜燈了。以後技術若進展到小狗的話，我家一身漆黑的黑皮也可以當第一個受試者，夜晚才不致於全然隱沒於夜色之中<text:span text:style-name="T3">......</text:span></text:p>
      <text:p text:style-name="P1"><text:span text:style-name="T1">陳真</text:span><text:s/>  |  2011.09.12 05:12   |   <text:a xlink:type="simple" xlink:href="http://palinfo.habago.org/Entry?Command=Information_PrintForum&amp;iPage=549#FORUM28284"><text:span text:style-name="T2">#</text:span></text:a></text:p>
      <text:p text:style-name="P2"><text:span text:style-name="T3">Russian Ark</text:span>一鏡到底<text:span text:style-name="T3">, </text:span>真的是一個鏡頭不中斷<text:span text:style-name="T3">. </text:span>這片<text:span text:style-name="T3">90</text:span>分鐘<text:span text:style-name="T3">,</text:span>也就是說<text:span text:style-name="T3">,</text:span>這片只花了<text:span text:style-name="T3"><text:s/>90 </text:span>分鐘就拍成<text:span text:style-name="T3">. 90</text:span>分鐘要寫篇一千字的文章都不一定能寫好<text:span text:style-name="T3">,</text:span>何況是拍一部電影<text:span text:style-name="T3">,</text:span>而且是一部不可思議的巨片<text:span text:style-name="T3">,</text:span>非常能打動人心<text:span text:style-name="T3">,</text:span>至少是打動我這十分不容易被打動的心<text:span text:style-name="T3">. <text:line-break/><text:line-break/></text:span>這片有中譯版<text:span text:style-name="T3">,</text:span>好像叫<text:span text:style-name="T3"><text:s/>"</text:span>創世紀<text:span text:style-name="T3">" </text:span>之類<text:span text:style-name="T3">,</text:span>記得一片才賣<text:span text:style-name="T3">99</text:span>元<text:span text:style-name="T3">.<text:line-break/><text:line-break/></text:span>這兩天好友來訪<text:span text:style-name="T3">,</text:span>劈頭就問我這兩天怎麼沒去看電影<text:span text:style-name="T3">? </text:span>我一頭霧水<text:span text:style-name="T3">,</text:span>心想我為什麼這兩天應該去看電影<text:span text:style-name="T3">? </text:span>最近有什麼值得看的電影嗎<text:span text:style-name="T3">? </text:span>除了<text:span text:style-name="T3">woody allen</text:span>的午夜巴黎<text:span text:style-name="T3">,</text:span>我已經好久沒進電影院了<text:span text:style-name="T3">. </text:span>好友說<text:span text:style-name="T3">,"</text:span>就是那一部啊<text:span text:style-name="T3">,</text:span>大家都在看啊<text:span text:style-name="T3">." </text:span>原來她是在講賽什麼萊的<text:span text:style-name="T3">. </text:span>我跟她說<text:span text:style-name="T3">,</text:span>給我一千塊請我看我也不願意接受折磨<text:span text:style-name="T3">. </text:span>就如有人若出一千塊要我聞屁味聞兩小時<text:span text:style-name="T3">,</text:span>除非我很缺錢<text:span text:style-name="T3">,</text:span>要不然我是不會這樣虐待自己的<text:span text:style-name="T3">.<text:line-break/><text:line-break/></text:span>這朋友很文雅<text:span text:style-name="T3">,</text:span>她說<text:span text:style-name="T3">:"</text:span>哎唷<text:span text:style-name="T3">,</text:span>你怎麼這樣說這部電影呢<text:span text:style-name="T3">?" </text:span>我沒回答<text:span text:style-name="T3">. </text:span>但心裏想<text:span text:style-name="T3">,</text:span>我不該這麼說那我該怎麼說<text:span text:style-name="T3">? </text:span>你或許可以強迫一個人去做任何一件事<text:span text:style-name="T3">,</text:span>但你不可能強迫他愛任何一個他不愛甚至想吐的東西<text:span text:style-name="T3">. <text:line-break/><text:line-break/></text:span>這其實很公道<text:span text:style-name="T3">,</text:span>畢竟我所愛的人事物在絕大多數人的眼裏或嘴裏也總是被鄙視嘲弄或不屑一顧或只是拿來裝飾而不堪聞問<text:span text:style-name="T3">. </text:span>做為一個佔人類極少數的邊緣人<text:span text:style-name="T3">,</text:span>我不是得忍受眾人更多的不敬<text:span text:style-name="T3">? <text:line-break/><text:line-break/></text:span>經常在電視上或外頭餐廳或商店裏聽到一些所謂流行歌<text:span text:style-name="T3">,</text:span>總覺得難以置信世界上怎麼會有人喜歡這樣一些低能到爆的噪音<text:span text:style-name="T3">?! </text:span>我常跟學姐說<text:span text:style-name="T3">,</text:span>如果這叫做音樂<text:span text:style-name="T3">,</text:span>那我馬上可以隨機哼出許多新曲<text:span text:style-name="T3">,</text:span>而且保證比這些爛到爆的流行歌還要悅耳一些<text:span text:style-name="T3">.<text:line-break/><text:line-break/></text:span>看著市面上許許多多大家捧得火紅的所謂詩所謂小說所謂文學所謂論文所謂學術所謂思想<text:span text:style-name="T3">,</text:span>我也經常有著一樣的感受<text:span text:style-name="T3">,</text:span>如果這就叫做詩叫做小說叫做文學叫做論文叫做學術叫做思想<text:span text:style-name="T3">,</text:span>那我馬上可以寫出一卡車的所謂詩所謂小說所謂文學所謂論文所謂學術所謂思想<text:span text:style-name="T3">.<text:line-break/><text:line-break/></text:span>重點是<text:span text:style-name="T3">,</text:span>某種當下肉眼可見的成敗論英雄<text:span text:style-name="T3">. </text:span>於是<text:span text:style-name="T3">,</text:span>邊緣或非主流人事物要不是哪天有幸被什麼獎項或職位或市場給抬舉了<text:span text:style-name="T3">,</text:span>許多時候你真是得忍耐人們特別是台灣人對你以及對你所珍重仰慕的人事物毫不掩飾的嘲諷與鄙視<text:span text:style-name="T3">. </text:span>他們是根據這樣一些外在的價格指標在判斷人事物的價值的<text:span text:style-name="T3">.<text:line-break/><text:line-break/></text:span>比方說過去一些留英的舊識<text:span text:style-name="T3">,</text:span>現在幾乎個個都是大教授大院長了<text:span text:style-name="T3">,</text:span>唯我如水之就下而日趨下流<text:span text:style-name="T3">. </text:span>這時候<text:span text:style-name="T3">,</text:span>你得忍受過去那些莫名其妙匍匐在你腳下自稱是粉絲的人現在卻突然跑到你頭上肆無忌憚地拉屎拉尿<text:span text:style-name="T3">,</text:span>彷彿他已經贏了你似的<text:span text:style-name="T3">. </text:span>那種感覺很戲劇化<text:span text:style-name="T3">,</text:span>就像戲裏的人物情節一般<text:span text:style-name="T3">,</text:span>但現實似乎就是如此<text:span text:style-name="T3">,</text:span>或者說<text:span text:style-name="T3">,</text:span>台灣式的<text:span text:style-name="T3"><text:s/>"</text:span>現實<text:span text:style-name="T3">" </text:span>就是如此<text:span text:style-name="T3">. </text:span>他們很懂得價格<text:span text:style-name="T3">,</text:span>但對價值卻一無所知<text:span text:style-name="T3">.</text:span></text:p>
      <text:p text:style-name="P1"><text:span text:style-name="T1">鄭啟承</text:span><text:s/>  |  2011.09.12 01:14   |   <text:a xlink:type="simple" xlink:href="http://palinfo.habago.org/Entry?Command=Information_PrintForum&amp;iPage=549#FORUM28259"><text:span text:style-name="T2">#</text:span></text:a></text:p>
      <text:p text:style-name="P3">英文維基百科手腳很快，今天一早就更新了這位<text:span text:style-name="T3"><text:s/>Sokurov </text:span>的資料，中文版就不是這樣了，大概是因為除了好來塢的電影外，其餘各色導演和影片都不在華人的興趣中吧。<text:span text:style-name="T3"><text:line-break/><text:line-break/>http://en.wikipedia.org/wiki/Alexander_Sokurov<text:line-break/><text:line-break/>Sokurov </text:span>的片子沒看過，但久聞<text:span text:style-name="T3"><text:s/>Russian Ark </text:span>大名，光看電影劇照就覺得美得呼吸快停止，一鏡到底究竟要怎麼拍？原來數位的東東終究有點用處，不然聽說底片一捲是沒得拍這樣九十幾分鐘。<text:span text:style-name="T3"><text:line-break/><text:line-break/></text:span>俄國或烏克蘭給我很大好感，不知道為什麼這些國家的藝術家都超～級有美感，和歐美的一般水平比起來，層次差很多，再怎麼輕浮的主題，也是拍得充滿美感。是不是因為天寒地凍，人自知渺小，比較懂得尊敬天地萬物？我是沒看過宇宙第一偉大攝影師，但我很喜歡的一個女攝影師<text:span text:style-name="T3"><text:s/>Kassan dra Igolka </text:span>就是俄國人。可惜不懂俄文，不然一般喜歡的藝術家都會寫信去搭訕。（<text:span text:style-name="T3">san </text:span>和<text:span text:style-name="T3"><text:s/>dra </text:span>這兩個字沒辦法連起來，不然留言會送不出去，<text:span text:style-name="T3">why? san dra </text:span>是壞人或恐怖份子嗎<text:span text:style-name="T3">?)<text:line-break/><text:line-break/>http://www.photosight.ru/users/16172/<text:line-break/><text:line-break/></text:span>不管是爛片或爛照片都一樣有兩種，一種是看了舒服的，一種是看了想吐的。不好意思賽德克‧巴萊對我來說就是後面這種，雖然我知道這樣說會犯眾怒，但我仍然沒辦法改變自己的觀感。現在聽說國片正夯，但這些國片全都是貨真價實的「國」片，一種「愛國影片」，或者說愛鄉土／愛台灣／愛一種特定意識形態或文化表徵或立場或族群或風格，看了就想吐。魏德聖不像導演，倒像政治人物，以顏色或意識或議題來當作美感發揮，問題是美感恰恰應該是獨立於這些東西之外。電影是導演的一人世界，但拍電影時你卻須忘了這世界，回到你一人身上，你離這世界愈遠，你離那世界愈近。兩個世界看似雷同，或有重疊，但卻是完全不同的兩個宇宙，一個是天，一個是地。</text:p>
      <text:p text:style-name="P1"><text:span text:style-name="T1">陳真</text:span><text:s/>  |  2011.09.11 03:14   |   <text:a xlink:type="simple" xlink:href="http://palinfo.habago.org/Entry?Command=Information_PrintForum&amp;iPage=549#FORUM28099"><text:span text:style-name="T2">#</text:span></text:a></text:p>
      <text:p text:style-name="P6"><text:span text:style-name="T1">據一分鐘前的權威消息指出</text:span>:<text:line-break/><text:line-break/><text:span text:style-name="T1">全宇宙最偉大的導演</text:span><text:s/>Sokurov <text:span text:style-name="T1">拍的浮士德果然得到金獅獎了</text:span>!!!!!!!!<text:line-break/><text:line-break/><text:span text:style-name="T1">請看</text:span>: <text:line-break/><text:line-break/>http://www.labiennale.org/en/search/searchresults.html?CONTENTVERSION=1&amp;PREVIEW=false&amp;PAGEN=0&amp;BACK=false<text:line-break/><text:line-break/><text:span text:style-name="T1">耶</text:span>!!!!!!!!!<text:span text:style-name="T1">放鞭炮</text:span>!!!!<text:line-break/><text:line-break/><text:span text:style-name="T1">我痛苦不幸孤獨詭異尷尬無奈怪里怪氣的悲慘人生終於又出現了一線曙光</text:span>!!!!!!!!!!!!!! <text:span text:style-name="T1">董事長可以放心去睡覺了</text:span>~<text:span text:style-name="T1">幹它媽的要不是宇宙星辰之間還有著這麼一些美麗的人事物</text:span>,<text:span text:style-name="T1">人生真不知道要怎麼活</text:span>~</text:p>
      <text:p text:style-name="P1"><text:span text:style-name="T1">陳真</text:span><text:s/>  |  2011.09.10 22:12   |   <text:a xlink:type="simple" xlink:href="http://palinfo.habago.org/Entry?Command=Information_PrintForum&amp;iPage=549#FORUM28074"><text:span text:style-name="T2">#</text:span></text:a></text:p>
      <text:p text:style-name="P3">報載<text:span text:style-name="T3"><text:s/>Sokurov</text:span>的浮士德獲得會外賽的最高評價<text:span text:style-name="T3">,</text:span>而波蘭斯基的<text:span text:style-name="T3">Cranage</text:span>即底下所譯之《今晚誰當家》則獲得觀眾票選第一<text:span text:style-name="T3">.</text:span>還好西方觀眾基本上文化水平似乎高一些<text:span text:style-name="T3">,</text:span>而且比較不是那麼愛國<text:span text:style-name="T3">,</text:span>要不然不知道會選出什麼大爛片來<text:span text:style-name="T3">.<text:line-break/><text:line-break/></text:span>得不得獎對好導演來說意義不大<text:span text:style-name="T3">,</text:span>與其說是影展給其榮譽<text:span text:style-name="T3">,</text:span>不如說是他們給影展帶來一種深度<text:span text:style-name="T3">. </text:span>但是<text:span text:style-name="T3">,</text:span>每次影展我都很希望他們能得獎<text:span text:style-name="T3">,</text:span>因為若得了獎<text:span text:style-name="T3">,</text:span>台灣這塊電影沙漠才<text:span text:style-name="T3"><text:s/>"</text:span>稍微有可能<text:span text:style-name="T3">" </text:span>放映<text:span text:style-name="T3">,</text:span>否則根本不可能<text:span text:style-name="T3">.<text:line-break/><text:line-break/></text:span>有一年<text:span text:style-name="T3">,</text:span>坎城大獎竟然頒給麥可摩爾那部什麼<text:span text:style-name="T3">911</text:span>的大爛片<text:span text:style-name="T3">,</text:span>不管他多麼反美反帝<text:span text:style-name="T3">(</text:span>這倒也不是事實<text:span text:style-name="T3">),</text:span>不管那片多麼政治正確<text:span text:style-name="T3">,</text:span>爛片就是爛片<text:span text:style-name="T3">.</text:span>氣得我和學姐當場用身邊草席寫了抗議字眼<text:span text:style-name="T3">,</text:span>在坎城頒獎典禮會場外<text:span text:style-name="T3">,</text:span>當那位白癡導演等一行人要踩著紅地毯進場時<text:span text:style-name="T3">,</text:span>我們就舉起抗議布條<text:span text:style-name="T3">,</text:span>上面用英文寫著<text:span text:style-name="T3">: "</text:span>政治正確不等於藝術<text:span text:style-name="T3">."<text:line-break/><text:line-break/></text:span>幾個法國警察馬上過來干涉<text:span text:style-name="T3">,</text:span>企圖搶奪我們的布條<text:span text:style-name="T3">,</text:span>但後來大概是看我們不像恐怖份子<text:span text:style-name="T3">,</text:span>而且在一陣拉扯中接到上級指令說不用干涉<text:span text:style-name="T3">,</text:span>於是才放手任由我們抗議<text:span text:style-name="T3">.<text:line-break/><text:line-break/></text:span>話說<text:span text:style-name="T3">Sokurov,</text:span>在我看來<text:span text:style-name="T3">,</text:span>世上所有導演包括我最愛的高達和<text:span text:style-name="T3">Emir Kusturica</text:span>都屬凡人<text:span text:style-name="T3">,</text:span>都屬於可以學習的一種技藝<text:span text:style-name="T3">,</text:span>唯有<text:span text:style-name="T3">Sokurov</text:span>非屬人間<text:span text:style-name="T3">,</text:span>就像莫札特或維根斯坦一樣<text:span text:style-name="T3">. </text:span>所有音樂家或哲學家似乎都可理解其技藝由何而來<text:span text:style-name="T3">,</text:span>唯有莫札特及維根斯坦似乎來自天上<text:span text:style-name="T3">,</text:span>令人難以想像一個人如果他只是一個凡人<text:span text:style-name="T3">,</text:span>怎麼可能會有這樣不可思議的才華<text:span text:style-name="T3">? <text:line-break/><text:line-break/></text:span>還有大約四小時威尼斯影展就要揭曉<text:span text:style-name="T3">,</text:span>且讓我們祈禱浮士德擒金獅<text:span text:style-name="T3">,Carnage</text:span>得銀獅<text:span text:style-name="T3">,</text:span>至於某部我不敢不敬的電影<text:span text:style-name="T3">,</text:span>恕我無膽做評<text:span text:style-name="T3">.<text:line-break/><text:line-break/></text:span>陳真<text:span text:style-name="T3"><text:line-break/>===========<text:line-break/></text:span>《桃姐》葉德嫻影后大熱門<text:span text:style-name="T3"><text:s/></text:span>《今晚誰當家》觀眾最愛<text:span text:style-name="T3"><text:line-break/><text:line-break/>2011</text:span>年<text:span text:style-name="T3"><text:s/>09</text:span>月<text:span text:style-name="T3">10</text:span>日<text:span text:style-name="T3"><text:s/></text:span>【楊景婷、蔡敦仰╱威尼斯報導】<text:span text:style-name="T3"><text:line-break/><text:line-break/></text:span>蘋果日報<text:span text:style-name="T3"><text:line-break/><text:line-break/></text:span>第<text:span text:style-name="T3">68</text:span>屆威尼斯影展將於台灣時間<text:span text:style-name="T3">11</text:span>日凌晨<text:span text:style-name="T3">1</text:span>時閉幕，<text:span text:style-name="T3">23</text:span>部主競賽片已全數放映完畢，目前由俄國電影《浮士德》（<text:span text:style-name="T3">Faust</text:span>）獲得<text:span text:style-name="T3">6</text:span>個<text:span text:style-name="T3">5</text:span>顆星評價最高，最有機會抱回金獅獎。而<text:span text:style-name="T3">4</text:span>部華語片也都有亮眼表現，其中葉德嫻在《桃姐》演技精湛，被看好是影后大熱。<text:span text:style-name="T3"><text:line-break/><text:line-break/></text:span>《賽德克》擒金獅不高<text:span text:style-name="T3"><text:line-break/><text:line-break/></text:span>《奪命金》是本屆最後一部放映的競賽片，昨晚首映後全數參賽影片播放完畢，影展將揭曉得獎名單，除了《浮士德》之外，官方特刊上的觀眾票選，則由茱蒂佛斯特、凱特溫絲蕾主演的《今晚誰當家》（<text:span text:style-name="T3">Carnage</text:span>）得到<text:span text:style-name="T3">8</text:span>分（滿分<text:span text:style-name="T3">10</text:span>分）獨占鰲頭，《殺手喬不攏》（<text:span text:style-name="T3">Killer Joe</text:span>）充滿黑色暴力幽默，也獲<text:span text:style-name="T3">7.8</text:span>高分，都有希望問鼎金獅。<text:span text:style-name="T3"> <text:line-break/><text:line-break/></text:span>本屆華語片高達<text:span text:style-name="T3">4</text:span>部，拿獎個個有機會，評審團主席是《黑天鵝》導演戴倫阿洛諾夫斯基（<text:span text:style-name="T3">Darren Aronofsky</text:span>），偏愛人性黑暗面，《奪命金》深刻描述人對錢的「貪」，港台媒體認為該片是本屆離金獅獎最近的華語電影，另外葉德嫻在《桃姐》演技精湛，奪影后機率高，乾兒子劉德華力挺：「沒拿就是大家沒眼光！」他和劉青雲也有機會爭影帝，但<text:span text:style-name="T3">2</text:span>人抱平常心。<text:span text:style-name="T3"> <text:line-break/><text:line-break/></text:span>台灣代表《賽德克．巴萊》以<text:span text:style-name="T3">2.5</text:span>小時國際版參賽，少了人物情感上的舖陳刻劃，要搶下金獅機會不高，但台灣電影能入圍已是肯定。中國導演蔡尚君執導的《人山人海》結尾爆炸震撼人心。<text:span text:style-name="T3"> </text:span></text:p>
      <text:p text:style-name="P1"><text:span text:style-name="T1">李秉叡</text:span><text:s/>  |  2011.09.10 12:28   |   <text:a xlink:type="simple" xlink:href="http://palinfo.habago.org/Entry?Command=Information_PrintForum&amp;iPage=549#FORUM28034"><text:span text:style-name="T2">#</text:span></text:a></text:p>
      <text:p text:style-name="P2">美方調查顯示超九成阿富汗人不知道<text:span text:style-name="T3">911</text:span>事件<text:span text:style-name="T3"> <text:line-break/>2011</text:span>年<text:span text:style-name="T3">09</text:span>月<text:span text:style-name="T3">10</text:span>日<text:span text:style-name="T3"><text:s/>08:54:57 <text:line-break/></text:span>來源：<text:span text:style-name="T3"><text:s/></text:span>齊魯晚報<text:span text:style-name="T3"> <text:line-break/></text:span>新華微博<text:span text:style-name="T3"> <text:line-break/><text:line-break/></text:span>【字號：大<text:span text:style-name="T3"><text:s/></text:span>中<text:span text:style-name="T3"><text:s/></text:span>小】【打印】<text:span text:style-name="T3"> <text:line-break/><text:line-break/><text:line-break/><text:line-break/></text:span>　　《華爾街日報》<text:span text:style-name="T3">8</text:span>日報道，近日美方在阿富汗展開的一項調查顯示，<text:span text:style-name="T3">92%</text:span>的阿富汗人不知道<text:span text:style-name="T3">“9</text:span><text:span text:style-name="T4">‧</text:span><text:span text:style-name="T3">11”</text:span>是什麼，剩下的人雖然知道<text:span text:style-name="T3">“9</text:span><text:span text:style-name="T4">‧</text:span><text:span text:style-name="T3">11”</text:span>事件，但大都認為這是美國政府的陰謀，是美國人侵略阿富汗的借口。<text:span text:style-name="T3"><text:line-break/><text:line-break/></text:span>　　近日，美國國際安全發展委員會徵集<text:span text:style-name="T3">1000</text:span>名阿富汗人對<text:span text:style-name="T3">“9</text:span><text:span text:style-name="T4">‧</text:span><text:span text:style-name="T3">11”</text:span>的看法，結果令人大吃一驚<text:span text:style-name="T3">———92%</text:span>的人完全不知道<text:span text:style-name="T3">“9</text:span><text:span text:style-name="T4">‧</text:span><text:span text:style-name="T3">11”</text:span>是恐怖主義分子制造的襲擊事件，也不知道恐怖分子身在阿富汗；知道<text:span text:style-name="T3">“9</text:span><text:span text:style-name="T4">‧</text:span><text:span text:style-name="T3">11”</text:span>的人則都認為這根本就是一場陰謀，還認為美國要為它對阿富汗的外交政策負責。<text:span text:style-name="T3"><text:line-break/><text:line-break/></text:span>　　值得注意的是，受訪對象並非來自窮鄉僻壤，而是居住在首都喀布爾、南部坎大哈省和赫爾曼德省的年齡介于<text:span text:style-name="T3">15</text:span>歲至<text:span text:style-name="T3">30</text:span>歲的青年人，他們中既有普通老百姓，也有與聯軍並肩打擊塔利班的政府軍。分析人士稱，美軍士兵每天就出現在這些阿富汗人的生活中，但他們卻對<text:span text:style-name="T3">“9</text:span><text:span text:style-name="T4">‧</text:span><text:span text:style-name="T3">11”</text:span>抱著這樣的看法，這一點應當引起政府深思。<text:span text:style-name="T3"><text:line-break/><text:line-break/></text:span>　　一些知道<text:span text:style-name="T3">“9</text:span><text:span text:style-name="T4">‧</text:span><text:span text:style-name="T3">11”</text:span>事件的阿富汗人反應更為冷漠，一位喀布爾居民說，猶太人才是<text:span text:style-name="T3">“9</text:span><text:span text:style-name="T4">‧</text:span><text:span text:style-name="T3">11”</text:span>襲擊的幕後兇手：<text:span text:style-name="T3">“</text:span>我看過遇難者的照片，看到他們的親人朋友向他們獻花。但在那些照片中我找不到一個猶太人，超級大國想找個合適的借口侵略阿富汗，這次襲擊就是絕佳的選擇。<text:span text:style-name="T3">”<text:line-break/><text:line-break/></text:span>　　國際安全發展委員會主席諾林‧麥克唐納稱，這次調查顯示，根本沒有人向阿富汗人解釋為什麼他們的國家會有外國的軍隊，<text:span text:style-name="T3">“</text:span>軍隊和當地民眾之間有很深的鴻溝和誤會，而這種不理解恰恰被基地組織和塔利班歪曲為我們是來消滅穆斯林的。<text:span text:style-name="T3">”</text:span>麥克唐納說。<text:span text:style-name="T3"><text:s/>(</text:span>宗禾<text:span text:style-name="T3">)<text:line-break/></text:span></text:p>
      <text:p text:style-name="P1"><text:span text:style-name="T1">陳真</text:span><text:s/>  |  2011.09.10 12:08   |   <text:a xlink:type="simple" xlink:href="http://palinfo.habago.org/Entry?Command=Information_PrintForum&amp;iPage=549#FORUM28032"><text:span text:style-name="T2">#</text:span></text:a></text:p>
      <text:p text:style-name="P3"><text:span text:style-name="T3">(</text:span>續<text:span text:style-name="T3">)<text:line-break/><text:line-break/></text:span>有人可能會說<text:span text:style-name="T3">,</text:span>你不客觀<text:span text:style-name="T3">,</text:span>你又沒看過你說的那些大爛片<text:span text:style-name="T3">,</text:span>怎麼知道爛<text:span text:style-name="T3">? </text:span>會有這種質疑的人應該禁止進入電影院才對<text:span text:style-name="T3">. </text:span>一顆臭雞蛋<text:span text:style-name="T3">,</text:span>別說整顆吃下<text:span text:style-name="T3">,</text:span>甚至也不用咬一口試試<text:span text:style-name="T3">,</text:span>光聞它的味道你也能知道這蛋是臭的不能吃<text:span text:style-name="T3">.<text:line-break/><text:line-break/></text:span>學姐常炫耀說她看片頭一分鐘就能馬上知道是一部何種水平的片<text:span text:style-name="T3">. </text:span>我連一分鐘也不需要<text:span text:style-name="T3">,</text:span>只要看一個鏡頭就夠了<text:span text:style-name="T3">. </text:span>許多年前<text:span text:style-name="T3">,</text:span>當我根本都還不知道<text:span text:style-name="T3"><text:s/>Sokurov </text:span>是誰時<text:span text:style-name="T3">,</text:span>無意中看到他的<text:span text:style-name="T3"><text:s/>"The sun" </text:span>的預告片<text:span text:style-name="T3">,</text:span>看到有一幕是夜裏一排車隊行駛<text:span text:style-name="T3">,</text:span>不過兩三秒鐘<text:span text:style-name="T3">,</text:span>我馬上就知道這是全宇宙最偉大的導演了<text:span text:style-name="T3">. <text:line-break/><text:line-break/></text:span>這樣說來<text:span text:style-name="T3">,</text:span>你一定很痛恨爛片囉<text:span text:style-name="T3">.</text:span>其實沒有<text:span text:style-name="T3">,</text:span>不但不痛恨<text:span text:style-name="T3">,</text:span>我從小就是看爛片長大的<text:span text:style-name="T3">. </text:span>一直到現在我還是一樣不排斥爛片<text:span text:style-name="T3">,</text:span>甚至有些還挺喜歡<text:span text:style-name="T3">,</text:span>例如<text:span text:style-name="T3">3D</text:span>食人魚<text:span text:style-name="T3">. </text:span>令人討厭的不是爛片<text:span text:style-name="T3">,</text:span>而是明明爛卻打扮得像什麼有文化深度的藝術片似的<text:span text:style-name="T3">,</text:span>那我真是會想吐<text:span text:style-name="T3">.</text:span>要是有人開給我兩條路<text:span text:style-name="T3">,</text:span>一條是承認這些爛片是我拍的<text:span text:style-name="T3">,</text:span>一條是按<text:span text:style-name="T3">LP</text:span>自殺<text:span text:style-name="T3">,</text:span>那我肯定會選擇後者<text:span text:style-name="T3">. <text:line-break/><text:line-break/></text:span>不過<text:span text:style-name="T3">,</text:span>恕小弟不敢點名假冒藝術的超級惡心大爛片<text:span text:style-name="T3">. </text:span>這年頭不但連<text:span text:style-name="T3"><text:s/>"</text:span>國家<text:span text:style-name="T3">" </text:span>不能罵<text:span text:style-name="T3">,</text:span>政黨不能不敬<text:span text:style-name="T3">,</text:span>連某種顏色都必須脫貌肅然起敬才行<text:span text:style-name="T3">. </text:span>眾人抬舉的電影當然也不能有所不敬<text:span text:style-name="T3">.<text:line-break/><text:line-break/></text:span>做為一個長年獨來獨往的怪人<text:span text:style-name="T3">,</text:span>人緣雖然不錯<text:span text:style-name="T3">,</text:span>但同事看我連蔡依林是誰也不知道<text:span text:style-name="T3">,</text:span>什麼流行名曲也沒聽過<text:span text:style-name="T3">,</text:span>大夥邀集看電影時更從不參加<text:span text:style-name="T3">,</text:span>至於男男女女郊遊烤肉更是逃之夭夭<text:span text:style-name="T3">,</text:span>於是很多人對我下一個缺乏文藝傾向的結論<text:span text:style-name="T3">. <text:line-break/><text:line-break/></text:span>黨外時期<text:span text:style-name="T3">,</text:span>當我還是個實習醫師時<text:span text:style-name="T3">,</text:span>或許因為不具危害性而且缺乏架子<text:span text:style-name="T3">,</text:span>其實粉絲還不少<text:span text:style-name="T3">,</text:span>在醫院人緣頗佳<text:span text:style-name="T3">.</text:span>有一天<text:span text:style-name="T3">,</text:span>小護士們又要出去玩出去看電影了<text:span text:style-name="T3">,</text:span>記得是要去看什麼<text:span text:style-name="T3"><text:s/>"</text:span>報告班長<text:span text:style-name="T3">",</text:span>有人提議邀我一起去<text:span text:style-name="T3">,</text:span>另一個護士就說邀我沒用我也不會去<text:span text:style-name="T3">.<text:line-break/><text:line-break/></text:span>她說了一句很經典的台詞<text:span text:style-name="T3">,</text:span>至今記憶猶新<text:span text:style-name="T3">,</text:span>她說我<text:span text:style-name="T3"><text:s/>"</text:span>不喜歡音樂不喜歡藝術<text:span text:style-name="T3">,</text:span>是個連看到山看到海都只會想到政治的人<text:span text:style-name="T3">",</text:span>這護士還挺有文學造旨<text:span text:style-name="T3">,</text:span>她繼續以意象派手法描繪說<text:span text:style-name="T3">: "</text:span>眼前若有一座青翠美麗的山<text:span text:style-name="T3">,</text:span>在陳醫師的眼裏也只會看到整座山寫著<text:span text:style-name="T3"><text:s/>'</text:span>台灣要獨立<text:span text:style-name="T3">' </text:span>這幾個字<text:span text:style-name="T3">." </text:span>而我當時自然也只能微笑沉默以對<text:span text:style-name="T3">,</text:span>迄今依然<text:span text:style-name="T3">,</text:span>人與人之間的理解並無任何實質的改善<text:span text:style-name="T3">.<text:line-break/><text:line-break/></text:span>我最喜歡的詩人<text:span text:style-name="T3"><text:s/>Rilke,</text:span>曾經當過羅丹的助手<text:span text:style-name="T3">. </text:span>他談到當時名氣如日中天的羅丹時曾經說<text:span text:style-name="T3">: "</text:span>名聲<text:span text:style-name="T3">,</text:span>不過就是一切誤解的總和<text:span text:style-name="T3">." </text:span>但我覺得<text:span text:style-name="T3">,</text:span>即便是一個像我這樣缺乏成就乏善可陳的人<text:span text:style-name="T3">,</text:span>圍繞在生命四周的<text:span text:style-name="T3">,</text:span>依然也只是一團說也說不清的可悲誤解<text:span text:style-name="T3">.</text:span></text:p>
      <text:p text:style-name="P4"/>
      <text:p text:style-name="P1"><text:span text:style-name="T1">陳真</text:span><text:s/>  |  2011.09.09 16:04   |   <text:a xlink:type="simple" xlink:href="http://palinfo.habago.org/Entry?Command=Information_PrintForum&amp;iPage=550#FORUM27951"><text:span text:style-name="T2">#</text:span></text:a></text:p>
      <text:p text:style-name="P3">全宇宙最偉大的導演<text:span text:style-name="T3">Sokurov</text:span>有部新片叫浮士德<text:span text:style-name="T3">,</text:span>希望明天能得個金獅大獎<text:span text:style-name="T3">,</text:span>要不然台灣大概就不會上映了<text:span text:style-name="T3">. </text:span>有此一片可期待<text:span text:style-name="T3">,</text:span>感覺生命好像又突然充滿了希望<text:span text:style-name="T3">~~<text:line-break/><text:line-break/></text:span>另外<text:span text:style-name="T3">,</text:span>波蘭斯基也有新片叫<text:span text:style-name="T3">Carnage,</text:span>希望就得個銀獅<text:span text:style-name="T3">.<text:line-break/><text:line-break/></text:span>在台灣想看場電影真是難如登冥王星<text:span text:style-name="T3">,</text:span>幾乎都是一些媚俗得令人做嘔或低能庸俗到爆但我不敢點名因為政治正確得不得了或是大家都愛看得要命的超級賣座大爛片<text:span text:style-name="T3">. </text:span>不小心看到它們的預告片<text:span text:style-name="T3">,</text:span>總覺得痛苦不堪<text:span text:style-name="T3">,</text:span>要是有人拿槍抵著我的頭<text:span text:style-name="T3">,</text:span>要我說那是我拍的片<text:span text:style-name="T3">,</text:span>我真是寧可死掉<text:span text:style-name="T3">.</text:span></text:p>
      <text:p text:style-name="P1"><text:span text:style-name="T1">鄭啟承</text:span><text:s/>  |  2011.09.09 01:08   |   <text:a xlink:type="simple" xlink:href="http://palinfo.habago.org/Entry?Command=Information_PrintForum&amp;iPage=550#FORUM27897"><text:span text:style-name="T2">#</text:span></text:a></text:p>
      <text:p text:style-name="P2">常聽董事長講羅素和維根斯坦，聽久了彷彿我也認識這兩個人了。哲學是完全不懂，但不懂哲學一樣可以懂一個人。<text:span text:style-name="T3"><text:line-break/><text:line-break/></text:span>還記得巴勒網舊留言板董事長有篇留言提到羅素，說有人問羅素一生所追求的是什麼？如果我沒記錯答案是「一個正直的人的尊敬」。或者說他追求的是<text:span text:style-name="T3">"</text:span>上帝<text:span text:style-name="T3">"</text:span>吧！<text:span text:style-name="T3"><text:line-break/><text:line-break/></text:span>或許就是維根斯坦這種有點<text:span text:style-name="T3">"</text:span>神經病<text:span text:style-name="T3">"</text:span>的完全一致的氣質吸引了羅素吧？認識了這樣一個人，你還能想像羅素後半生心裡有哪一秒沒有想到維根斯坦嗎？<text:span text:style-name="T3"><text:line-break/><text:line-break/><text:line-break/></text:span>那維根斯坦呢？親愛的維根斯坦一生在追求什麼？<text:span text:style-name="T3"><text:line-break/><text:line-break/></text:span>我不想用輕薄的一兩句話汙衊了這個人，但我心裡確實有一個答案。在我看維根斯坦一生所盻的就是「一種真正的理解和憐憫」。也可以說他最一生最盻望的就是一種<text:span text:style-name="T3">"</text:span>愛<text:span text:style-name="T3">"</text:span>吧！<text:span text:style-name="T3"><text:line-break/><text:line-break/></text:span>秀逗秀逗的莫札特整天沒事就問人家「你愛我嗎」？兩百五十年過去了，舉世公認的天才，音樂世界的標誌，卻有誰真的理解了他、愛過他？</text:p>
      <text:p text:style-name="P1"><text:span text:style-name="T1">陳真</text:span><text:s/>  |  2011.09.08 16:18   |   <text:a xlink:type="simple" xlink:href="http://palinfo.habago.org/Entry?Command=Information_PrintForum&amp;iPage=550#FORUM27863"><text:span text:style-name="T2">#</text:span></text:a></text:p>
      <text:p text:style-name="P3">大家還記得董事長的墓誌銘嗎<text:span text:style-name="T3">? </text:span>那是荷索電影<text:span text:style-name="T3">Land of Silence and Darkness </text:span>裏結尾的一句話<text:span text:style-name="T3">: "</text:span>即便戰爭爆發<text:span text:style-name="T3">,</text:span>我仍毫無察覺<text:span text:style-name="T3">". </text:span>學姐常說我一下子要大家關心眾人福祉<text:span text:style-name="T3">,</text:span>為之揭竿起義<text:span text:style-name="T3">,</text:span>一下子又說人只該完全想到自己就好<text:span text:style-name="T3">,"</text:span>把地球整個丟在一旁<text:span text:style-name="T3">"(</text:span>維根斯坦語<text:span text:style-name="T3">),</text:span>反反覆覆前後矛盾<text:span text:style-name="T3">,</text:span>是不是有神經病<text:span text:style-name="T3">?<text:line-break/><text:line-break/></text:span>沒錯<text:span text:style-name="T3">,</text:span>我是有點神經病<text:span text:style-name="T3">,</text:span>但愛麗絲他爹說<text:span text:style-name="T3">,</text:span>最棒的人通常有點秀逗秀逗<text:span text:style-name="T3">.<text:line-break/><text:line-break/></text:span>再說<text:span text:style-name="T3">,</text:span>即便是秀逗的人<text:span text:style-name="T3">,</text:span>也可能講出真理<text:span text:style-name="T3">. </text:span>這些話乍聽矛盾<text:span text:style-name="T3">,</text:span>其實完全一致<text:span text:style-name="T3">,</text:span>只是憐我世人<text:span text:style-name="T3">,</text:span>憂患實多<text:span text:style-name="T3">,</text:span>我一時也沒啥興趣對此論證<text:span text:style-name="T3">. <text:line-break/><text:line-break/></text:span>沈從文曾經講到詩人<text:span text:style-name="T3">,</text:span>他說<text:span text:style-name="T3">,</text:span>這些人講話顛三倒四<text:span text:style-name="T3">,</text:span>一下說美一下說醜<text:span text:style-name="T3">,</text:span>真的是有點秀逗<text:span text:style-name="T3">,</text:span>但可別罵他們<text:span text:style-name="T3">,</text:span>就由他去吧<text:span text:style-name="T3">,</text:span>隨他怎麼都說都對<text:span text:style-name="T3">.<text:line-break/><text:line-break/></text:span>二十多年前看過塔可夫斯基的一部電影叫<text:span text:style-name="T3">"</text:span>犧牲<text:span text:style-name="T3">",</text:span>十分感動<text:span text:style-name="T3">,</text:span>如果我沒記錯<text:span text:style-name="T3">,</text:span>片尾好像有提到一句話大約是這麼說<text:span text:style-name="T3">: "</text:span>一個人<text:span text:style-name="T3">,</text:span>只要每天在一定的時間持續做一件事<text:span text:style-name="T3">,</text:span>就能改變世界<text:span text:style-name="T3">."<text:line-break/><text:line-break/></text:span>其實我從來都沒有想要改變世界<text:span text:style-name="T3">,</text:span>而且正好相反<text:span text:style-name="T3">,</text:span>每當我越發清楚地看見世界<text:span text:style-name="T3">,</text:span>我就越自閉越想逃<text:span text:style-name="T3">,</text:span>越渴望外太空<text:span text:style-name="T3">. </text:span>或許可以這麼說<text:span text:style-name="T3">,</text:span>如果你看不清楚世界<text:span text:style-name="T3">,</text:span>事實上你也沒能看清自己<text:span text:style-name="T3">.</text:span></text:p>
      <text:p text:style-name="P1"><text:span text:style-name="T1">鄭啟承</text:span><text:s/>  |  2011.09.08 14:05   |   <text:a xlink:type="simple" xlink:href="http://palinfo.habago.org/Entry?Command=Information_PrintForum&amp;iPage=550#FORUM27849"><text:span text:style-name="T2">#</text:span></text:a></text:p>
      <text:p text:style-name="P2">還「確保類似事件今後不再發生」咧，幹他媽的五六十年來哪一天沒發生？</text:p>
      <text:p text:style-name="P1"><text:span text:style-name="T1">鄭啟承</text:span><text:s/>  |  2011.09.08 14:03   |   <text:a xlink:type="simple" xlink:href="http://palinfo.habago.org/Entry?Command=Information_PrintForum&amp;iPage=550#FORUM27848"><text:span text:style-name="T2">#</text:span></text:a></text:p>
      <text:p text:style-name="P3">還會有人對美國有一絲一毫的崇拜或景仰嗎<text:span text:style-name="T3">? </text:span>那你可能要懷疑一下自己的基本美感。<text:span text:style-name="T3"><text:line-break/><text:line-break/>http://www.nownews.com/2011/09/06/91-2740722.htm<text:line-break/><text:line-break/></text:span>恐怖！美在瓜地馬拉進行性病活人實驗　<text:span text:style-name="T3">2500</text:span>人感染！<text:span text:style-name="T3"><text:line-break/>NOWnews.com </text:span>今日新聞網<text:span text:style-name="T3"><text:line-break/>2011</text:span>年<text:span text:style-name="T3">9</text:span>月<text:span text:style-name="T3">6</text:span>日<text:span text:style-name="T3"><text:s/>20:00<text:line-break/><text:line-break/></text:span>國際中心／綜合報導<text:span text:style-name="T3"><text:line-break/><text:line-break/></text:span>瓜地馬拉醫療學會說，美國上世紀<text:span text:style-name="T3">40</text:span>年代在瓜國進行的性傳染病<text:span text:style-name="T3">(STD)</text:span>實驗，感染人數可能高達<text:span text:style-name="T3">2500</text:span>人。他們並且說，美國當年進行的這項實驗，危害程度遠大於先前認知。<text:span text:style-name="T3"><text:line-break/><text:line-break/></text:span>美國日前公佈調查報告說，為測試盤尼西林藥效，共有<text:span text:style-name="T3">1300</text:span>名瓜地馬拉人在不知情下感染性病。報告並說，美國科學家當時自知違反道德。<text:span text:style-name="T3"><text:line-break/><text:line-break/></text:span>這宗恐怖秘辛在去年五月曝光。美國總統歐巴馬在<text:span text:style-name="T3">10</text:span>月時被迫就此事向瓜國總統科洛姆道歉，強調這種行為「違反了美國人的價值觀」，並下令組成生物倫理問題研究委員會對事件展開深入調查。美國國務卿希拉蕊、衛生與公眾服務部長西貝利厄斯也聯合發表了道歉聲明。<text:span text:style-name="T3"><text:line-break/><text:line-break/></text:span>瓜地馬拉政府調查委員會成員梅吉亞<text:span text:style-name="T3">(Car los Mejia)</text:span>上周四接受<text:span text:style-name="T3">BBC</text:span>訪問時說，有充分證據顯示，進行實驗當時，美國和瓜地馬拉當局共同合作，而且至少有<text:span text:style-name="T3">9</text:span>名瓜地馬拉醫生參與其事。<text:span text:style-name="T3"><text:line-break/><text:line-break/>60</text:span>年前，成千上百名瓜地馬拉監獄囚犯與妓女發生性關係後感染梅毒，隨後接受青黴素治療。這些囚犯不知道，他們已淪為美國醫學工作者的實驗品。<text:span text:style-name="T3">60</text:span>年後，這段黑暗歷史由美國人自己揭開，瓜地馬拉總統稱之為「違反人道的犯罪」。瓜地馬拉政府還表示要將美國以違反人道罪行送上國際法庭。<text:span text:style-name="T3"><text:line-break/><text:line-break/><text:line-break/></text:span>六十年後發現塵封檔案<text:span text:style-name="T3"><text:line-break/><text:line-break/></text:span>根據美國生物倫理問題研究總統委員會<text:span text:style-name="T3">8</text:span>月<text:span text:style-name="T3">29</text:span>日公佈的初步報告，為了測試青黴素能否治癒及預防性病，美國研究人員竟然在<text:span text:style-name="T3">1946</text:span>年至<text:span text:style-name="T3">1948</text:span>年故意讓<text:span text:style-name="T3"><text:s/>1300</text:span>多名瓜地馬拉囚犯、精神病患者和性工作者染上淋病、梅毒和軟性下疳等性病，其中只有大約<text:span text:style-name="T3">700</text:span>人得到某種治療。截至<text:span text:style-name="T3">1953</text:span>年底，共有<text:span text:style-name="T3">83</text:span>名實驗對象死亡。<text:span text:style-name="T3"><text:line-break/><text:line-break/></text:span>這一令人髮指的醜聞最早於去年曝光。在閱讀已故醫生約翰<text:span text:style-name="T3">•</text:span>卡特勒<text:span text:style-name="T3">(John Cutler)</text:span>留下的檔案文件時，美國衛斯里學院從事女性和醫學史研究的專家蘇珊<text:span text:style-name="T3">•</text:span>利維爾比<text:span text:style-name="T3">(Susan Reverby)</text:span>驚訝地發現，卡特勒曾於上世紀<text:span text:style-name="T3">40</text:span>年代在瓜地馬拉的監獄裏秘密進行人體實驗。利維爾比說，在得知這一驚天秘聞後，自己「差點兒從椅子上跌下來」，怎麼也無法相信會有這種事。<text:span text:style-name="T3"><text:line-break/><text:line-break/></text:span>根據資料顯示，這項由約翰<text:span text:style-name="T3">•</text:span>卡特勒主導的恐怖計劃實於<text:span text:style-name="T3">1946</text:span>年至<text:span text:style-name="T3">1948</text:span>年實施，試驗體為瓜地馬拉囚犯、士兵和精神病患者，他們中的一些人被故意安排與妓女進行「不潔」性交，以便感染性病。<text:span text:style-name="T3"><text:line-break/><text:line-break/></text:span>注射陰莖、臉、脊椎強迫染病<text:span text:style-name="T3"><text:line-break/><text:line-break/></text:span>當得知某些囚犯仍沒有感染上性病，試驗人員則拿帶有病毒的注射器劃破他們的陰莖或臉，甚至進行脊柱穿刺注射。負責調查此次醜聞的生物倫理問題委員會主席艾米<text:span text:style-name="T3">•</text:span>古德曼認為，如此骯髒的項目居然由官方資助，這是美國官方醫學研究史上最黑暗的一頁。而這些人類白老鼠對實驗目的毫不知情。這些實驗對象有的接受了青黴素治療，有的則沒有接受過任何治療。<text:span text:style-name="T3"><text:line-break/><text:line-break/></text:span>《紐約時報》報導說，古德曼主持的委員會目前已研究了超過<text:span text:style-name="T3">12.5</text:span>萬頁文件，並已將結果送交瓜地馬拉，最終報告可能還需更多時間，但已披露的細節令人怵目驚心：一名女精神病人被故意感染梅毒，幾個月後才被注射青黴素，最終她因眼睛和尿道出血感染，搶救無效而死；另一名精神病患者頭骨中被注入梅毒桿菌，最終因腦膜炎發作而癱瘓。<text:span text:style-name="T3"><text:line-break/><text:line-break/><text:line-break/></text:span>類似實驗多達<text:span text:style-name="T3">40</text:span>餘次<text:span text:style-name="T3"><text:line-break/><text:line-break/></text:span>利維爾比發現這些資料後，於去年<text:span text:style-name="T3">5</text:span>月在一次業內會議召開時曝光了這件事，隨後將自己的發現寫成報告。報告說：「美國公共衛生署醫生卡特勒曾在瓜地馬拉從事梅毒項目研究。當時，青黴素問世不久，公共衛生署想搞清楚它能否治愈梅毒早期感染，而不僅僅是預防這種疾病；這家機構還想知道多大劑量的青黴素可治愈梅毒，以及患者治愈後再次感染梅毒的途徑。」<text:span text:style-name="T3"><text:line-break/><text:line-break/></text:span>美國新聞網站「公共記錄」發表文章稱，最新的曝光只是政府非法和不道德實驗醜聞的冰山一角，很多可怕的醜聞都還沒有揭示。這些可怕的非法實驗的名單很長，例如政府輻射實驗、海軍水手化學製劑實驗、人腦控制項目實驗、中央情報局和國防部在反恐戰爭中對敵方戰鬥人員的實驗等等，「國家安全」已經成為嚴重侵犯人權的藉口。<text:span text:style-name="T3"><text:line-break/><text:line-break/></text:span>去年<text:span text:style-name="T3">10</text:span>月，也有美國政府官員透露，類似實驗不止在國外進行，在美國國內也發生過「十多次」。美國媒體今年<text:span text:style-name="T3">2</text:span>月爆料說，上世紀<text:span text:style-name="T3">40</text:span>至<text:span text:style-name="T3">60</text:span>年代，美國政府曾打著「研究治療方法和研發新型藥物」的旗號，對國內的囚犯和疾病患者進行了「高達<text:span text:style-name="T3">40</text:span>多次」的人體實驗，包括讓精神病患者感染肝炎病毒、讓囚犯感染流感病毒以及向慢性病患者注射癌細胞等。更令人憤慨的是，一些實驗僅僅出於研究人員的好奇，根本沒有任何成果可言。<text:span text:style-name="T3"><text:line-break/><text:line-break/></text:span>一些媒體報道了美國在「拿自己人做試驗」與「拿瓜地馬拉人做實驗」時的區別對待。英國《衛報》稱，美國生物倫理問題委員會指出，在那個特殊時期，卡特勒的實驗並不是唯一的，其他研究人員也曾拿人當白老鼠進行實驗。<text:span text:style-name="T3"><text:line-break/><text:line-break/><text:line-break/></text:span>實驗當時美國審納粹　卻犯下同樣罪刑<text:span text:style-name="T3"><text:line-break/><text:line-break/></text:span>但是隨著實驗的細節進一步曝光，委員會成員的結論是，即便是放在當時的歷史背景下，研究人員的行為也是異常不道德的。他們比較了卡特勒<text:span text:style-name="T3">1943</text:span>年對美國印第安納州囚犯進行的類似實驗。這些囚犯至少被告知了實驗的內容，並且同意參加這種實驗。而對瓜地馬拉人的實驗則是在他們完全不知情的情況下進行的。<text:span text:style-name="T3"><text:line-break/><text:line-break/></text:span>《華盛頓郵報》的評論認為，對比卡特勒在使用美國籍實驗者和瓜地馬拉籍實驗者時不同的做法就可得知，他們是明知故犯，是「非常不道德的實驗」，必須受到嚴厲譴責。<text:span text:style-name="T3"><text:line-break/><text:line-break/></text:span>更讓人震驚的是，美國拿瓜地馬拉人進行性病實驗的<text:span text:style-name="T3">1946</text:span>年當時，美國跟同盟國家正在對納粹戰犯進行紐倫堡大審判，受審者包括在集中營裏拿猶太人進行實驗的醫生。有美國網友評論說：「美國當時不正忙著審判一幫在集中營進行人體實驗的納粹醫生嗎？自己同時卻在犯同樣的罪行，讓人難以置信。」<text:span text:style-name="T3"><text:line-break/><text:line-break/></text:span>瓜地馬拉副總統埃斯帕達<text:span text:style-name="T3">8</text:span>月<text:span text:style-name="T3">29</text:span>日稱，瓜地馬拉已經找到<text:span text:style-name="T3">5</text:span>名非法實驗的倖存者，並準備把他們送到瓜地馬拉最大的醫院進行檢查，以確定實驗對他們本人和家人所造成的影響。據了解，這<text:span text:style-name="T3">5</text:span>名倖存者年齡在<text:span text:style-name="T3">85</text:span>歲左右。埃斯帕達表示，瓜地馬拉政府將對檢查結果進行分析，然後決定如何應對。檢查結果將於今年<text:span text:style-name="T3">10</text:span>月由科洛姆提名組成的總統調查委員會公佈。<text:span text:style-name="T3"><text:line-break/><text:line-break/></text:span>美國生物倫理問題研究委員會表示，這項得到美國國家衛生研究院資助的研究項目，「沒有將瓜地馬拉人當人來看待」。儘管對梅毒、淋病等性病治療方法的研究，是當時一項重要科研目標，但研究人員沒有任何理由在明知違反倫理道德的情況下進行這種實驗。<text:span text:style-name="T3"><text:line-break/><text:line-break/></text:span>委員會主席艾米<text:span text:style-name="T3">•</text:span>古特曼說：「參與實驗的研究人員連對人權最起碼的尊重都沒有，實驗毫無道德可言。」據報導，這個委員會將在今年<text:span text:style-name="T3">12</text:span>月發佈最終調查報告，「評估該事件涉及的道德問題」，以「確保類似事件今後不再發生」。</text:p>
      <text:p text:style-name="P1"><text:span text:style-name="T1">陳真</text:span><text:s/>  |  2011.09.07 22:22   |   <text:a xlink:type="simple" xlink:href="http://palinfo.habago.org/Entry?Command=Information_PrintForum&amp;iPage=550#FORUM27745"><text:span text:style-name="T2">#</text:span></text:a></text:p>
      <text:p text:style-name="P2">因為工作的關係<text:span text:style-name="T3">,</text:span>常需跟同事外出<text:span text:style-name="T3">. </text:span>有位女同事<text:span text:style-name="T3">,</text:span>似乎與太陽不共戴天<text:span text:style-name="T3">,</text:span>即便是陰天<text:span text:style-name="T3">,</text:span>只要稍有光線<text:span text:style-name="T3">,</text:span>她必撐傘<text:span text:style-name="T3">,</text:span>並以最快速度通過可能威脅美白的危險區<text:span text:style-name="T3">. </text:span>有幾回我開玩笑說<text:span text:style-name="T3">: </text:span>又沒下雨<text:span text:style-name="T3">,</text:span>幹嘛撐傘<text:span text:style-name="T3">? </text:span>她知道我在講反話<text:span text:style-name="T3">,</text:span>但仍堅持撐傘<text:span text:style-name="T3">,</text:span>即便只是走幾步路亦不敢放鬆警戒<text:span text:style-name="T3">.<text:line-break/><text:line-break/></text:span>人就是這樣<text:span text:style-name="T3">,</text:span>我們覺得根本不重要的事<text:span text:style-name="T3">,</text:span>別人卻覺得非常重要<text:span text:style-name="T3">. </text:span>我們覺得讓太陽曬一曬有啥關係<text:span text:style-name="T3">,</text:span>皮膚黑一點又何妨<text:span text:style-name="T3">? </text:span>臉上長顆痘更沒啥了不起<text:span text:style-name="T3">. </text:span>但別人卻不一定這麼想<text:span text:style-name="T3">. <text:line-break/><text:line-break/></text:span>所謂人各有志<text:span text:style-name="T3">,</text:span>這倒無所謂<text:span text:style-name="T3">,</text:span>可悲的是<text:span text:style-name="T3">,</text:span>人們對於臉上一顆青春痘的強烈關心程度<text:span text:style-name="T3">,</text:span>往往遠遠超過對於一千萬顆人頭的落地或一億兒童的飲食存亡<text:span text:style-name="T3">.<text:line-break/><text:line-break/></text:span>說穿了其實就兩個字<text:span text:style-name="T3">: </text:span>熱情<text:span text:style-name="T3">. </text:span>熱情恐怕是萬事萬物藉以獲得生命的最基本憑藉<text:span text:style-name="T3">. </text:span>光有熱情不足以成就任何事物<text:span text:style-name="T3">,</text:span>但沒有熱情便什麼也不是<text:span text:style-name="T3">.<text:line-break/><text:line-break/></text:span>一直記得自己最後一次站在講台上的情景<text:span text:style-name="T3">,</text:span>一個女學生風姿綽約地走了進來<text:span text:style-name="T3">,</text:span>彷彿回到自家臥房那種神色<text:span text:style-name="T3">,</text:span>接著馬上開始打理桌面<text:span text:style-name="T3">,</text:span>就像在鋪床準備睡覺那樣<text:span text:style-name="T3">,</text:span>細心輕鬆滿足而且堅定<text:span text:style-name="T3">. </text:span>然後以一種慵懶的美姿就真的趴下睡覺<text:span text:style-name="T3">. </text:span>當時我在台上講邏輯的不可認知性<text:span text:style-name="T3">,</text:span>講歸納法與演繹<text:span text:style-name="T3">,</text:span>看到鋪床的這一幕<text:span text:style-name="T3">,</text:span>突然覺得啞口無言<text:span text:style-name="T3">,</text:span>頓時熱情全消<text:span text:style-name="T3">,</text:span>感覺就像在作賤自己的靈魂<text:span text:style-name="T3">,</text:span>很可恥很窩囊很可悲的一種感覺<text:span text:style-name="T3">.<text:line-break/><text:line-break/></text:span>來到台南<text:span text:style-name="T3">,</text:span>離成大或台南其他一些大學很近<text:span text:style-name="T3">,</text:span>到處總有一堆大學生<text:span text:style-name="T3">. </text:span>看著他們<text:span text:style-name="T3">,</text:span>我常有一種不可思議感<text:span text:style-name="T3">,</text:span>我常會問學姐或問自己說<text:span text:style-name="T3">,</text:span>天啊<text:span text:style-name="T3">,</text:span>你真的有辦法對著這樣一些其熱情所在與你完全不同或甚至背道而馳的人講課<text:span text:style-name="T3">? <text:line-break/><text:line-break/></text:span>熱情是一切生命的根本<text:span text:style-name="T3">,"</text:span>知道<text:span text:style-name="T3">" </text:span>一件事是沒有多大意義的<text:span text:style-name="T3">,</text:span>重點是你在不在乎<text:span text:style-name="T3">. </text:span>我敢說<text:span text:style-name="T3">,</text:span>就算哪一天<text:span text:style-name="T3">911</text:span>被完全證實純粹是美國自導自演<text:span text:style-name="T3">,</text:span>人們還是一樣吃喝拉撒<text:span text:style-name="T3">,</text:span>還是一樣追著時髦商品跑<text:span text:style-name="T3">,</text:span>還是一樣猛烈關注自己臉上的一顆痘或一條皺紋<text:span text:style-name="T3">. <text:line-break/><text:line-break/></text:span>我發現<text:span text:style-name="T3">,</text:span>當我越是意識到自己的某種熱情<text:span text:style-name="T3">,</text:span>我就越自閉越不想見人<text:span text:style-name="T3">,</text:span>因為一見人往往就馬上萬箭穿心見光死<text:span text:style-name="T3">. </text:span>或者更精確地說<text:span text:style-name="T3">,</text:span>當我越是意識到自己的某種熱情時<text:span text:style-name="T3">,</text:span>我就越不想出賣靈魂<text:span text:style-name="T3">.</text:span></text:p>
      <text:p text:style-name="P1"><text:span text:style-name="T1">鄭啟承</text:span><text:s/>  |  2011.09.07 17:35   |   <text:a xlink:type="simple" xlink:href="http://palinfo.habago.org/Entry?Command=Information_PrintForum&amp;iPage=550#FORUM27715"><text:span text:style-name="T2">#</text:span></text:a></text:p>
      <text:p text:style-name="P3">陳真說<text:span text:style-name="T3">“</text:span>我知道大家都很忙<text:span text:style-name="T3">,</text:span>顧小孩顧爹娘<text:span text:style-name="T3">,</text:span>家裏有好多事要忙<text:span text:style-name="T3">;</text:span>要不就是有著清純童稚之心<text:span text:style-name="T3">,</text:span>喜歡新奇好玩事物<text:span text:style-name="T3">,</text:span>或縱情浪漫<text:span text:style-name="T3">,</text:span>卿卿我我<text:span text:style-name="T3">,</text:span>甜甜蜜蜜<text:span text:style-name="T3">,</text:span>或熱心於某種職業也好<text:span text:style-name="T3">,</text:span>志業也罷<text:span text:style-name="T3">,</text:span>尤其甚者<text:span text:style-name="T3">,</text:span>遺世獨立<text:span text:style-name="T3">,</text:span>崇仰藝術與思想之深邃動人<text:span text:style-name="T3">. </text:span>舉凡各色人等<text:span text:style-name="T3">,</text:span>儘可大方追求一己之所嚮或之所需<text:span text:style-name="T3">,</text:span>但這一切人生事物<text:span text:style-name="T3">,</text:span>難道不用講個<text:span text:style-name="T3"><text:s/>"</text:span>美<text:span text:style-name="T3">" </text:span>字<text:span text:style-name="T3">? </text:span>你可以不管公眾之事<text:span text:style-name="T3">,</text:span>但你怎麼可能對於醜陋骯髒之事卻彷彿一點感覺也沒有<text:span text:style-name="T3">?”<text:line-break/><text:line-break/></text:span>很多時候我覺得這就是我的寫照。藝術不敢說，卿卿我我或遺世獨立卻即我的一番德性。一個人如果身上帶著某種可悲自閉的血統，那他大部份時候恐怕都只會想到自己，而不是想到別人。如果可以，就這樣過了一生也不錯，就像我的許多親人那樣。但若你身上還夾雜了那麼一點憂鬱，恐怕就很不幸了。據說我小時候十分悲天憫人，看到可憐小貓小狗小蟲會哭，想到爸爸媽媽辛苦工作會哭，看到同學衣服破了會哭，就連隔壁班小朋友褲子沒穿好邊走邊吃肉包一副可憐兮兮樣子也能讓我潸然淚下。長大了，心腸硬了，當然不這麼常哭了。不哭不是因為免疫了，而是見識廣了，經歷或看過許多更紮紮實實的痛苦，你懂得轉頭，把悲傷停頓在心裡某一個位置，以免它氾濫成災。<text:span text:style-name="T3"><text:line-break/><text:line-break/></text:span>我們一整個家族都是宅男宅女，我卻是一個特例，非得穿梭在社會各個階層和圈子裡。或是受著某種驅使，去看去聽一些其實我並不願意看到聽到的東西。當一種出世和入世的性格打對台時，你有時會懷疑到底哪種才算是<text:span text:style-name="T3">”</text:span>病<text:span text:style-name="T3">”</text:span>？<text:span text:style-name="T3"><text:line-break/><text:line-break/></text:span>實在很不想花一秒鐘去看美國想美國，最近<text:span text:style-name="T3"><text:s/>911 </text:span>快十週年，加上迎合侵略利比亞之勢，電視又在播什麼<text:span text:style-name="T3"><text:s/>911 </text:span>特輯了，說什麼美國人多悲壯多勇敢多能從災難中站起來，媽的看了實在很痛苦，一個利用國內人民身家性命換取操弄煽動族群敵意和向外種種燒殺掠奪的密謀，竟然可以就這樣毫不隱晦羞恥地一再重覆使用十年。不要小看電視節目，比起核彈地雷，以美國為首的主流思想媒體，特別是那些精緻的<text:span text:style-name="T3"><text:s/>Discovery </text:span>頻道或國家地理頻道等等對這世界的傷害或許更大。這些謊言和謀略真的愈來愈細膩，這幾年，電視節目竟然可以公然以各種武器槍砲彈藥戰車潛艇作主題，藉以博取或誘發觀眾某種暴力意識以及對戰爭某一方的欽仰或贊同。忘了是哪個頻道了，竟然還有所謂「<text:span text:style-name="T3">MAN </text:span>力九點檔」，裡頭全是一些槍砲武器機械等資本與暴力至上的節目，說這樣會讓你更有「<text:span text:style-name="T3">MAN </text:span>力」，若不是觀眾特別愛這類節目，很難想像這種東西會能夠存在。<text:span text:style-name="T3"><text:line-break/><text:line-break/></text:span>看到這些東西，往往立刻轉台，因為實在是不想為這類節目增加任何一絲收視率。有時候邊吃飯邊看電視，這台轉過那台，全是這類東西，轉來轉去到最後飯都吃完了，卻沒看到一台能看的頻道，心情實在很挫折很低迷。<text:span text:style-name="T3"><text:line-break/><text:line-break/></text:span>小時候很會玩<text:span text:style-name="T3"><text:s/>BB </text:span>槍，而且槍法神準，常去夜市攤位打靶賺零食，往往一槍在手不是十分就是九分，打到後來老闆看到我來就直接給我獎品，說你別再打了，再打下去我就要賠錢了。我還很喜歡拿<text:span text:style-name="T3">BB</text:span>槍和我哥互射，享受一種用子彈打人或是被打的快感。不只會玩<text:span text:style-name="T3"><text:s/>BB </text:span>槍，我還是電動高手，各式電動都難不倒我。<text:span text:style-name="T3"><text:line-break/><text:line-break/></text:span>但也不知從什麼時候開始，對於槍砲彈藥這類東西不但失去興趣，更是極端厭惡。或許就是聽過看過太多英美的惡行，「武器」這東西也在不知不覺中傷了我。一種東西竟然有人能夠拿在手上，一秒內就終結掉面前手無寸鐵的老弱婦孺的生命，再不就是躲在暗處傷人，真的是很讓人瞧不起。我不敢說自己反戰，某個意義上我很贊成戰鬥，人生何時不在戰鬥？但我對武器這東西，特別是槍砲彈藥飛機真的是唾棄到了極點。一個人如果想展現什麼<text:span text:style-name="T3"><text:s/>MAN </text:span>力，應該拿出胸襟氣度、濟弱鋤強，畢竟一個人是不是真正的強者，是看他如何對待弱者，欺凌弱小算什麼好漢呢？就算真要進行人與人間的打鬥，赤手空拳好好打一場都比用槍來得更令人尊敬。<text:span text:style-name="T3"><text:line-break/><text:line-break/></text:span>朋友幾次邀請我們去玩什麼生存遊戲，一群人分成兩隊，穿上迷彩服躲來躲去用<text:span text:style-name="T3"><text:s/>BB </text:span>槍互射。聽到當下我們瞬間無言以對，如果他們真的對我們有多一點瞭解，或是知道我們所看過聽過的那些事，還會邀請我們去玩這種「遊戲」嗎？躲在暗處傷人並不該成為一種遊戲，太窩囊了。如果妳是位女性，難道會覺得自己的男朋友或老公如此「勇猛殺敵」是件很有男子氣概、很<text:span text:style-name="T3"><text:s/>MAN </text:span>的事嗎？<text:span text:style-name="T3"><text:line-break/><text:line-break/></text:span>我倒是很渴望打電動，小時候不知道打了多少電動，打出了無比的深度，我是說近視深度。長大忙於生活不再有多餘時間來享受這從小喜愛的嗜好。我哥到是繼續打個不停，三十幾年來從不間斷。看他一天打個七八個小時的電動，真是羨慕不已，有時終於偷出了一點時間，想要下載或買一些遊戲來玩，一進店裡或是網站卻是痛苦不堪，一百種遊戲有九十九種都是打打殺殺，二十幾年前的電動頂多是踩踩香菇或外星人，現在的電動竟然是模擬侵伊侵阿戰爭，畫面上就是扮演個美國大兵拿著槍或是開直昇機直接對著「恐怖份子」開火掃射。看了實在很痛苦很難過，往往忍耐很久在一群電動遊戲裡找了又找、翻了又翻，希望能找到一部正常一點的遊戲，舒解一下生活壓力。十幾年下來，幾乎每次都挫折不已、無功而返。<text:span text:style-name="T3"><text:line-break/><text:line-break/></text:span>原本想要調劑一下的，最後常都像被刺傷一樣落荒而逃。我常不禁想到，這些「電動」究竟對我們的傷害有多大？看過那段維基解密釋出的影片，美軍直昇機像在打電動那般射殺伊拉克的平民，你可以從通訊對話聽到扣下板機的飛行員對此毫不在乎，甚至是迫不及待，不斷催促上級批淮自己開火。製作或購買這類電玩的人，是不是對殘殺生命也並不在乎或不關心，不然怎麼會認為這能夠成為一種遊戲？<text:span text:style-name="T3"><text:line-break/><text:line-break/></text:span>想到這些心頭就沉甸甸，實在很不痛快。這世界當然並不像哈利波特那樣善惡分明，各人儘可去喜歡自己喜歡的事物，我認識一些軍人朋友，給我感覺正直、誠實、有話直說且不做作，是我最欣賞的一種為人的類型。軍人如此，但軍事是何以會發展至如此令人厭惡，真的是百思不得其解。軍事作為一種職業或專業領域或許無可避免，但實在不能想像有軍事迷這種東西，迷什麼呢？迷它的強大殺傷力？迷某種飛機飛彈槍砲可以瞬間殺死多少人嗎？如果你的愛人親人是這樣一種軍事迷，你會覺得很崇拜很酷嗎？還是會開始懷疑他的品性？<text:span text:style-name="T3"><text:line-break/><text:line-break/></text:span>認識一個人，個性跋扈暴戾，練了幾天劍道，特別喜歡刀械，整天迷人家日本刀作工如何精巧如何鋒利，說砍人可以如何犀利快意。此人品性極差，陰陰暗暗，特別喜歡欺負弱小，後來如願以償當了獄卒，整天對看守所的犯人咆哮吼叫，動手動腳，以之為榮，經常向我們炫耀，特別是女性比如鈺錠在場時，不知道其心態為何（覺得自己這樣很猛很<text:span text:style-name="T3"><text:s/>MAN </text:span>嗎？）。有時覺得人的品性似乎是天生的，一個人是好人或混蛋，好像沒多少改變空間。還好上帝明察！此人一直交不到女朋友～我若是女生，恐怕此人一靠近我兩公尺內立刻會拔腿就跑，一公尺內就會有咬舌自盡的衝動。<text:span text:style-name="T3"><text:line-break/><text:line-break/></text:span>現代人真的是很容易被操弄，電視節目或政客灌輸給他什麼，他就吃什麼。什麼東西人家說酷，他就迷什麼。吃這樣飼料長大的心靈，對生命之痛苦還會有什麼感覺？台灣人大概太習慣一種單一文化下的「假」和平了，或許戰爭或屠殺並不在我們身邊發生。但真的是這樣嗎？我們會和平到幾時？我當然不是鼓吹戰爭或動亂，但如果一個人因為被遠方的戰火給割傷了心，無論是出世或入世，恐怕他都逃不了了，而註定要和其他人格格不入，用著一種完全不同的心情在呼吸著每口空氣。</text:p>
      <text:p text:style-name="P1"><text:span text:style-name="T1">陳真</text:span><text:s/>  |  2011.09.07 16:07   |   <text:a xlink:type="simple" xlink:href="http://palinfo.habago.org/Entry?Command=Information_PrintForum&amp;iPage=550#FORUM27709"><text:span text:style-name="T2">#</text:span></text:a></text:p>
      <text:p text:style-name="P2">陳致中教英文<text:span text:style-name="T3">? </text:span>姑且不論其英文程度如何<text:span text:style-name="T3">,</text:span>ㄍㄊㄇㄉ這樣也叫做服勞役<text:span text:style-name="T3">? </text:span>那黃睿靚肯定是要教大家彈小蜜蜂嗡嗡嗡來服勞役了<text:span text:style-name="T3">,</text:span>而吳淑珍的服務範圍更廣<text:span text:style-name="T3">,</text:span>包括教大家如何省錢如何收集發票如何報假帳採購珠寶與頂級鑽石鑑定等等等<text:span text:style-name="T3">,</text:span>另外還能以股神身份教大家如何炒股票拼經濟<text:span text:style-name="T3">,</text:span>報效黨國<text:span text:style-name="T3">.<text:line-break/><text:line-break/></text:span>至於小弟我呢<text:span text:style-name="T3">,</text:span>我的專長不多<text:span text:style-name="T3">,</text:span>就數發呆思索及看電影這兩項最拿手<text:span text:style-name="T3">,</text:span>哪天若犯法<text:span text:style-name="T3">,</text:span>小弟將極為樂意陪大家看電影<text:span text:style-name="T3">,</text:span>教大家如何欣賞電影<text:span text:style-name="T3">,</text:span>另外也能表演發呆式思索讓大家學習學習<text:span text:style-name="T3">.<text:line-break/><text:line-break/></text:span>陳真<text:span text:style-name="T3"><text:line-break/>=========<text:line-break/></text:span>陳致中大寮監獄報到<text:span text:style-name="T3"><text:s/></text:span>將教英文抵罪<text:span text:style-name="T3"><text:line-break/><text:line-break/></text:span>更新日期<text:span text:style-name="T3">:2011/09/07 08:55 </text:span>前高雄市議員陳致中偽證罪判刑三個月，聲請易服勞役，陳致中今天上午八點到高雄大寮監獄報到，開始服勞役折抵刑期。<text:span text:style-name="T3"><text:line-break/><text:line-break/></text:span>陳致中將在大寮監獄教英文，沒有課的時候，則在圖書館服務，每天工作要十個小時，總共勞役時間要<text:span text:style-name="T3">546</text:span>小時，也將在十月三十一號執行完畢，也將可以順利參選立委。</text:p>
      <text:p text:style-name="P1"><text:span text:style-name="T1">鄭啟承</text:span><text:s/>  |  2011.09.05 11:29   |   <text:a xlink:type="simple" xlink:href="http://palinfo.habago.org/Entry?Command=Information_PrintForum&amp;iPage=550#FORUM27509"><text:span text:style-name="T2">#</text:span></text:a></text:p>
      <text:p text:style-name="P3">美國真的教會我很重要的一件事，我從美國身上學到理解到的，遠超過納綷，更遠超過任何知識文學科學藝術或甚至信仰。<text:span text:style-name="T3"><text:line-break/><text:line-break/></text:span>這件事就是，人並不是像我們自己想像中的那樣一種生物。我們說人性善惡，但善與惡顯然並不是一種對立關係，如果善是我們理解的那樣一種意思，它似乎應該是惡的一種拮抗和對抗，但事實並非如此，否則一旦惡事惡念出現，善念理應自然發揮作用而加以消弭。<text:span text:style-name="T3"><text:line-break/><text:line-break/></text:span>但事實不然，至少一種大規模的惡事上我們並沒有讓人心發揮它該有的作用。今天我們在路上看到惡霸欺負老太太，或許會看不下去挺身而出，可是當一種強弱不均等的大規模屠殺和劫掠發生在眼前時，我們卻很可能置身事外。並不是人們心中沒有善，而是我們沒有讓它發揮作用，或是像陳真說的，我們並不在乎。<text:span text:style-name="T3"><text:line-break/><text:line-break/></text:span>這只是症狀而已，至於病因是啥，我有個感覺，但也說不上來是什麼。常常和人談起美國，只要有朋友提到美國，我就會趁機講一下它的壞話<text:span text:style-name="T3"><text:s/>(</text:span>其實不是壞話，只是一些很基本很基本的常識<text:span text:style-name="T3">)</text:span>，我發現人們－至少台灣人－的普遍反應都一樣，他們並不相信，或者說他們根本不想聽，即便一副很專心在聽你講的樣子。當你說出關於美國的惡行的第一個字，他們心裡就馬上準備好自己的一套反駁想法，即便不說出來，也全寫在臉上。<text:span text:style-name="T3"><text:line-break/><text:line-break/></text:span>這幾乎像一種反射動作，我甚至感覺能透由人們的表情抓住他們心裡變化的那一瞬間，就像照相機的高速快門一樣。這個畫面就是，你自己對善惡美醜的觀感在那某一刻扺觸到了別人的。否則人們不會有那樣的一種表情和心理變化。<text:span text:style-name="T3"><text:line-break/><text:line-break/></text:span>如果是這樣還好，畢竟是非美醜沒有一定標準，我的美醜不見得別人也要照單全收。但我感覺有時甚至還來不到是非善惡美醜的層次，大部份人只是反射性把會破壞他心中建構的美好世界的任何想法拒於門外。否則我們所相信的善若起了作用，聽聞如此惡事理應讓人心往下沉或是痛哭一場才對。但人們的心卻像平靜的水面，不容許一顆水珠濺起些微漣漪。<text:span text:style-name="T3"><text:line-break/><text:line-break/></text:span>以前若有人說那是因為台灣被美國洗腦洗得太嚴重，我會很贊同，但我漸漸發現不是那一回事了。洗腦意謂著一種欺騙一種操弄，但你如何能欺騙操弄一個人一輩子？甚至是一整個民族的好幾個世代？這時候你就得懷疑並非騙子的問題，而是這些被騙的人到底犯了什麼毛病？<text:span text:style-name="T3"><text:line-break/><text:line-break/></text:span>愛美國如此，愛台灣當然也一樣。台灣人在這方面真的很敏感很脆弱，只要是對台灣對綠營對本土對台語對各種台式文化稍有意見或不敬，他很快就會翻臉，至少在心裡翻臉，即使不說出來，但心裡馬上把你打成敵人，一種仇慨全寫在臉上。<text:span text:style-name="T3"><text:line-break/><text:line-break/></text:span>一種光滑如鏡對任何異於自己既定價值觀念的想法都拒於門外的心理狀態，當然也就無從讓任何善念有發揮的空間了。惡事就算發生在他眼前，他也不會多眨一下眼。或許惡魔就是活在這樣一個小小的夾縫裡。娜威殺手布雷維克不是很稱讚台灣嗎？說台灣因為拒絕多元文化，所以很和平、很棒！不要以為布雷維克是個瘋子，他一點也不瘋，他正常得要命，他只是被這樣一種人性問題給糾纏得太深，以致於連自己行為的是非都無法判斷了。在我看所謂極右派或法西斯就是這麼回事。當善與惡的拮抗關係被一種可悲的<text:span text:style-name="T3">"</text:span>病<text:span text:style-name="T3">"</text:span>從中給阻隔開來，我們就什麼也不在乎了。<text:span text:style-name="T3"><text:line-break/><text:line-break/></text:span>前天看了一部電影叫作「我們撞到外星人（<text:span text:style-name="T3">Paul</text:span>）」，很好笑。原本篤信上帝造人、想到達爾文就想槍弊他的女主角看到了外星人，於是整個世界為之翻轉。外星人不但聰明善良，還會隱形，甚至靠著雙手就能讓人起死回生。問他怎麼做到的，他說：「演化（<text:span text:style-name="T3">Evolution</text:span>）！」<text:span text:style-name="T3"><text:line-break/><text:line-break/></text:span>聽起來演化是件好事，但美國和台灣真的讓我對人性有了一種很深刻的理解和懷疑。我們是否真的是好的？還是我們只是服膺於某種生命隨機的優點和瑕疵在活著？沈從文的墓碑寫著「照我思索，可理解我；照我思索，可認識人。」對於「人」的這樣一種理解，應該讓我們憤世忌俗，還是抱著深深的憐憫？</text:p>
      <text:p text:style-name="P1"><text:span text:style-name="T1">陳真</text:span><text:s/>  |  2011.09.05 03:38   |   <text:a xlink:type="simple" xlink:href="http://palinfo.habago.org/Entry?Command=Information_PrintForum&amp;iPage=550#FORUM27469"><text:span text:style-name="T2">#</text:span></text:a></text:p>
      <text:p text:style-name="P2">這不是什麼新聞<text:span text:style-name="T3">,</text:span>更無關什麼民主與人權<text:span text:style-name="T3">,</text:span>所有故事情節全部重覆<text:span text:style-name="T3">,</text:span>只是換個地點換些人物演出而已<text:span text:style-name="T3">. </text:span>當然<text:span text:style-name="T3">,</text:span>對外廣告詞仍然還是民主與人權那一套<text:span text:style-name="T3">. </text:span>令人不解的是<text:span text:style-name="T3">:</text:span>不管謊言如何荒唐<text:span text:style-name="T3">,</text:span>不管其行徑如何邪惡與可恨<text:span text:style-name="T3">,</text:span>為什麼人們都還是一樣照單全收<text:span text:style-name="T3">,</text:span>或者正確地說<text:span text:style-name="T3">,</text:span>其實是漠不關心<text:span text:style-name="T3">?<text:line-break/><text:line-break/></text:span>伊拉克如此<text:span text:style-name="T3">,</text:span>阿富汗亦然<text:span text:style-name="T3">,</text:span>利比亞亦如是<text:span text:style-name="T3">. "</text:span>民主人權的西方勢力<text:span text:style-name="T3"><text:s/>VS.</text:span>邪惡獨裁的落後政權<text:span text:style-name="T3">", </text:span>永遠都是這一套戲碼<text:span text:style-name="T3">. </text:span>但事實真相卻骯髒齷齪臭不可聞<text:span text:style-name="T3">.<text:line-break/><text:line-break/></text:span>美國在世界各地建立許多祕密集中營或刑求暗殺據點<text:span text:style-name="T3">,</text:span>簡單說就是情治機關的分店或代理商<text:span text:style-name="T3">.</text:span>他不方便動手的<text:span text:style-name="T3">,</text:span>就麻煩一些海外友人幫忙<text:span text:style-name="T3">,</text:span>例如台灣長期以來就是充當美國的這樣一種走狗角色<text:span text:style-name="T3">,</text:span>甚至幫忙進行諸如炸毀敵人民航客機或滅門殺害敵人全家等恐怖主義活動<text:span text:style-name="T3">. <text:line-break/><text:line-break/></text:span>當下被西方主流媒體及其尾巴團體形容得彷彿是個變態惡魔的格達費<text:span text:style-name="T3">,</text:span>近來年事實上也是<text:span text:style-name="T3"><text:s/>"</text:span>英美友人<text:span text:style-name="T3">". </text:span>據最近不小心曝光落入<text:span text:style-name="T3"><text:s/>HRW (</text:span>人權觀察組織<text:span text:style-name="T3">)</text:span>手裏的一批密件顯示<text:span text:style-name="T3">,</text:span>英美不但請格達費幫忙刑求偵訊所謂恐怖份子<text:span text:style-name="T3">, </text:span>而且也禮尚往來<text:span text:style-name="T3">,</text:span>幫忙搜捕反對格達費的異議份子<text:span text:style-name="T3">.<text:line-break/><text:line-break/></text:span>最近幾次不小心在鳳凰衛視及半島電視台上看到希拉蕊喜孜孜像在辦喜事那樣出出入入從事利比亞分贓工作並發表有關民主人權救世救民的談話<text:span text:style-name="T3">,</text:span>真是感到極度的痛苦不堪<text:span text:style-name="T3">. </text:span>我真不明白<text:span text:style-name="T3">,</text:span>為什麼如此骯髒下流的事情卻長期以來就一直在我們眼前毫無羞赧地公然上演<text:span text:style-name="T3">? </text:span>男的殺<text:span text:style-name="T3">,</text:span>女的姦<text:span text:style-name="T3">,</text:span>永無止盡的謊言<text:span text:style-name="T3">,</text:span>殺戮與掠奪<text:span text:style-name="T3">.<text:line-break/><text:line-break/></text:span>我知道大家都很忙<text:span text:style-name="T3">,</text:span>顧小孩顧爹娘<text:span text:style-name="T3">,</text:span>家裏有好多事要忙<text:span text:style-name="T3">;</text:span>要不就是有著清純童稚之心<text:span text:style-name="T3">,</text:span>喜歡新奇好玩事物<text:span text:style-name="T3">,</text:span>或縱情浪漫<text:span text:style-name="T3">,</text:span>卿卿我我<text:span text:style-name="T3">,</text:span>甜甜蜜蜜<text:span text:style-name="T3">,</text:span>或熱心於某種職業也好<text:span text:style-name="T3">,</text:span>志業也罷<text:span text:style-name="T3">,</text:span>尤其甚者<text:span text:style-name="T3">,</text:span>遺世獨立<text:span text:style-name="T3">,</text:span>崇仰藝術與思想之深邃動人<text:span text:style-name="T3">. </text:span>舉凡各色人等<text:span text:style-name="T3">,</text:span>儘可大方追求一己之所嚮或之所需<text:span text:style-name="T3">,</text:span>但這一切人生事物<text:span text:style-name="T3">,</text:span>難道不用講個<text:span text:style-name="T3"><text:s/>"</text:span>美<text:span text:style-name="T3">" </text:span>字<text:span text:style-name="T3">? </text:span>你可以不管公眾之事<text:span text:style-name="T3">,</text:span>但你怎麼可能對於醜陋骯髒之事卻彷彿一點感覺也沒有<text:span text:style-name="T3">?<text:line-break/><text:line-break/></text:span>中秋都快到了<text:span text:style-name="T3">,</text:span>但天氣還是熱<text:span text:style-name="T3">,</text:span>烈日當頭<text:span text:style-name="T3">,</text:span>大家都知道要趕緊防曬防黑<text:span text:style-name="T3">,</text:span>以免美白破功<text:span text:style-name="T3">,</text:span>傷了白泡泡的肌膚或長了什麼痘痘曬斑可慘了<text:span text:style-name="T3">. </text:span>台南最近有家美國人開的大賣場叫什麼<text:span text:style-name="T3">CO</text:span>的開張了<text:span text:style-name="T3">,</text:span>據說聚集三千人排隊等候入場<text:span text:style-name="T3">. </text:span>大家的種種熱情真是滴水不落蜘蛛必究<text:span text:style-name="T3">,</text:span>十分驚人<text:span text:style-name="T3">. </text:span>至於我呢<text:span text:style-name="T3">,</text:span>雖然志氣不太入流<text:span text:style-name="T3">,</text:span>自然也有我的熱情所在<text:span text:style-name="T3">. </text:span>重點是<text:span text:style-name="T3">,</text:span>萬般熱情不用多<text:span text:style-name="T3">,</text:span>只消分配個一億分之一的熱情到有關戰爭與謊言<text:span text:style-name="T3">,</text:span>殺戮與掠奪的事情上<text:span text:style-name="T3">,</text:span>世上理應會少了很多悲劇<text:span text:style-name="T3">. <text:line-break/><text:line-break/></text:span>你甚至不需要為它做些什麼<text:span text:style-name="T3">,</text:span>但俯拾皆是無數的醜陋與悲劇<text:span text:style-name="T3">,</text:span>難道無法在你心中發酵個比方說三秒鐘<text:span text:style-name="T3">?<text:line-break/><text:line-break/></text:span>陳真<text:span text:style-name="T3"><text:line-break/><text:line-break/>============<text:line-break/></text:span>英美情報機構<text:span text:style-name="T3"><text:s/></text:span>曾助老格打擊異己<text:span text:style-name="T3"><text:line-break/><text:line-break/></text:span>路透社<text:span text:style-name="T3"><text:line-break/>.<text:line-break/></text:span>放大圖片<text:span text:style-name="T3">.</text:span>英美情報機構<text:span text:style-name="T3"><text:s/></text:span>曾助老格打擊異己<text:span text:style-name="T3"><text:s/>(</text:span>圖略<text:span text:style-name="T3">)<text:line-break/><text:line-break/></text:span>（路透的黎波里<text:span text:style-name="T3">4</text:span>日電）「人權觀察」（<text:span text:style-name="T3">Human RightsWatch</text:span>）<text:span text:style-name="T3">3</text:span>日表示，他們在格達費（<text:span text:style-name="T3">Muammar Gaddafi</text:span>）情報頭子庫薩（<text:span text:style-name="T3">Moussa Koussa</text:span>）位於的黎波里（<text:span text:style-name="T3">Tripoli</text:span>）的辦公室發現一批機密文件，內容顯示美國與英國的情報機構曾協助格達費迫害利比亞的異議分子。<text:span text:style-name="T3"><text:line-break/><text:line-break/></text:span>人權觀察組織在利比亞前情報頭子兼外交部長庫薩遭棄置的辦公室裡發現這批機密文件。<text:span text:style-name="T3"><text:line-break/><text:line-break/></text:span>該組織表示，美國中央情報局（<text:span text:style-name="T3">CIA</text:span>）曾捕獲一些異議分子，並將他們送至利比亞。目前利比亞過渡政府在的黎波里的軍事指揮官貝爾哈吉（<text:span text:style-name="T3">Abdel Hakim Belhaj</text:span>）便是其中<text:span text:style-name="T3">1</text:span>人。中央社（翻譯）<text:span text:style-name="T3"><text:line-break/><text:line-break/>========<text:line-break/></text:span>美英被曝曾助卡扎菲迫害異己<text:span text:style-name="T3"><text:line-break/>[2011-09-04]<text:line-break/><text:line-break/></text:span>加拿大星島日報<text:span text:style-name="T3"><text:line-break/><text:line-break/></text:span>雖然美國和英國都視利比亞領袖卡扎菲為死敵，並大力支持北約進行空襲，非要趕卡扎菲下台不罷休，但人權監察組織（<text:span text:style-name="T3">HRW</text:span>）在利比亞政府情報首長位於首都的黎波里一個已經被廢置的辦公室內，搜獲大批機密文件，顯示美國和英國的情報部門曾經與卡扎菲勾結，迫害該國的異見人士。<text:span text:style-name="T3"><text:line-break/><text:line-break/></text:span>人權監察指，該組織的人員在利比亞情報首長兼外長庫薩辦公室內，搜到數百封信件，是美國中央情報局、英國軍情六處和庫薩之間的通訊。庫薩於今年<text:span text:style-name="T3">3</text:span>月變節，逃往倫敦。中情局發出的信件謂語都是「親愛的庫薩先生」。<text:span text:style-name="T3"><text:line-break/><text:line-break/></text:span>由利比亞反對派組成的臨時政府現任軍事指揮官貝勒哈吉，就是其中一個被迫害的人。他於多年前被美國中情局人員擒獲及被遣返利比亞。人權監察發言人鮑茨厄特說：「我們在庫薩的辦公室內發現的檔案文件中，找到一封中情局於<text:span text:style-name="T3">2004</text:span>年發出的傳真。中情局當時通知利比亞政府，他們有方法拘捕貝勒哈吉，並可以把他交出來。」<text:span text:style-name="T3"><text:line-break/><text:line-break/></text:span>相關檔案顯示，香港拒絕利比亞派出飛機，引渡因護照問題被香港拘留的貝勒哈吉和妻兒。該份標示「機密，美國、利比亞除外」的文件建議，利比亞透過第三國包機接走貝勒哈吉，而發出文件的一方更承諾在財政上提供支援。<text:span text:style-name="T3"><text:line-break/><text:line-break/></text:span>鮑茨厄特謂，中情局在亞洲擒獲了貝勒哈吉，並把他送上一架飛機，秘密遣返利比亞。貝勒哈吉後來在的黎波里阿布沙林監獄內遭受利比亞特工人員盤問和虐待，直到<text:span text:style-name="T3">2010</text:span>年底才獲釋。貝勒哈吉聲稱，在他被遣送回利比亞之前，他也曾被美國中情局人員虐待。<text:span text:style-name="T3"><text:line-break/><text:line-break/></text:span>另有信件，顯示英國軍情六處向卡扎菲政府提供英國境內利比亞異見人士的情報資料。一英國高級情報官員寄了一封聖誕卡給庫薩，寫明「軍情六處的問候」，下款簽署「你的朋友」。中情局沒有對人權監察報告作出回應。英國政府發言人則表示，當局一貫的政策，是不對情報界有關的事作任何評論。<text:span text:style-name="T3"><text:line-break/><text:line-break/>======<text:line-break/></text:span>密件曝光！美英與格達費合作反恐<text:span text:style-name="T3"> <text:line-break/><text:line-break/></text:span>ＣＩＡ曾八度將恐怖嫌犯送至利比亞偵訊<text:span text:style-name="T3"><text:line-break/><text:line-break/></text:span>中央社<text:span text:style-name="T3"><text:line-break/><text:line-break/></text:span>從利比亞政府大樓發現的文件顯示，美國中央情報局（ＣＩＡ）與英國軍情六處（<text:span text:style-name="T3">MI6</text:span>）曾與利國強人格達費的情報單位密切合作，其中包括中情局至少八次將恐怖主義嫌犯送至利比亞偵訊，而無視該國以嚴刑逼供著稱；中情局甚至還幫格達費撰寫放棄發展大規模毀滅性武器的講稿。<text:span text:style-name="T3"><text:line-break/><text:line-break/></text:span>美英拒絕發表意見<text:span text:style-name="T3"><text:line-break/><text:line-break/></text:span>華爾街日報等媒體二日引述在利比亞「外部安全局」總部發現的資料報導，中情局不僅將恐怖主義嫌犯送至利比亞，同時建議利國偵查員該偵訊的問題。中情局不願對此發表意見。<text:span text:style-name="T3"><text:line-break/><text:line-break/></text:span>此外，根據二○○四年當時的中情局高階特工史蒂芬．卡佩斯給利比亞情報首長庫薩的一封短柬顯示，中情局在利國展開「永久駐點」的設立事宜，而信箋的開頭是「親愛的庫薩」，文末署名「史蒂夫」，也顯示兩人關係密切。庫薩今年三月叛逃至英國，儘管他被控違反人權，不過仍獲允飛往卡達。<text:span text:style-name="T3"><text:line-break/><text:line-break/></text:span>這些文件是由進入利比亞政府大樓的「人權觀察」成員所發現，在大部分阿拉伯文文件中，至少有三個英文檔案，其中一個標明為「中情局」，另外兩個註記為「英國軍情六處」，文件年代包括二○○二年至○七年，其中又以○三年末與○四年者為大宗。<text:span text:style-name="T3"><text:line-break/><text:line-break/></text:span>紐約時報也報導，在「中情局」檔案中，出現長短僅一張的演講稿，顯然這是為格達費捉刀、聲明放棄非傳統武器的講稿，發信時間為○三年耶誕節前，文末點出「利比亞誠摯呼籲讓中東成為無大規模毀滅性武器區域」。<text:span text:style-name="T3"><text:line-break/><text:line-break/></text:span>美<text:span text:style-name="T3">04</text:span>年遣返反格達費人士<text:span text:style-name="T3"><text:line-break/><text:line-break/></text:span>利比亞也反過來要求中情局送回反對派領袖薩迪克，○四年三月間中情局回覆，「為了雙方利益，我們矢志發展這層關係，」並同意竭盡所能找出薩迪克。薩迪克就是當今利比亞反抗軍指揮官貝哈吉的化名。據貝哈吉說，中情局懷疑他是開打組織恐怖份子，○四年在馬來西亞機場逮捕他，送往泰國後，先遭到酷刑逼供，再把他送回利比亞。他被關了近七年，其中有三年完全不能洗澡，直到去年底才出獄。<text:span text:style-name="T3"><text:line-break/><text:line-break/></text:span>此外，一些文件也顯示，英國軍情六處也將利國反對派流亡人士的詳細資料提供給格達費特務。英國外相海格三日拒絕就此發表意見，強調英國向來不評論情報事務，還說這些都是前朝舊事，而他對事情背後的內幕毫不知情。<text:span text:style-name="T3"><text:line-break/>========== <text:line-break/></text:span>「美助卡扎菲從香港引渡異議者」<text:span text:style-name="T3"><text:line-break/><text:line-break/></text:span>更新時間<text:span text:style-name="T3"><text:s/>2011</text:span>年<text:span text:style-name="T3">9</text:span>月<text:span text:style-name="T3">4</text:span>日<text:span text:style-name="T3"><text:line-break/><text:line-break/>"</text:span>人權觀察<text:span text:style-name="T3">"</text:span>公布的在利比亞發現的秘密文件之一<text:span text:style-name="T3">(</text:span>圖略<text:span text:style-name="T3">)<text:line-break/><text:line-break/></text:span>香港媒體今天（<text:span text:style-name="T3">9</text:span>月<text:span text:style-name="T3">4</text:span>日）報道，「人權觀察」組織公開的文件顯示，美國曾幫助利比亞從香港引渡反政府人士。<text:span text:style-name="T3"><text:line-break/><text:line-break/></text:span>報道說，在利比亞發現的文件顯示，英美情報機關在反恐戰爭期間，曾與卡扎菲政府關係密切，甚至幫助迫害異見人士。<text:span text:style-name="T3"><text:line-break/><text:line-break/></text:span>相關内容「美曾把恐怖嫌疑人送往利比亞」「西方情報部門曾與卡扎菲合作」利比亞反叛同歐美特使談判報道引述來自總部在美國的「人權觀察」的消息說，<text:span text:style-name="T3">2004</text:span>年<text:span text:style-name="T3">3</text:span>月，香港曾因護照問題扣留一名利比亞反政府成員及其妻兒。<text:span text:style-name="T3"><text:line-break/><text:line-break/></text:span>卡扎菲政府知道後，曾試圖派包機到香港，引渡這名反政府活動人士，但此要求被香港政府拒絕了。<text:span text:style-name="T3"><text:line-break/><text:line-break/></text:span>「人權觀察」的消息說，在利比亞發現的文件透露，美國中央情報局建議利比亞在第三國安排包機，稱這樣做香港會同意引渡。<text:span text:style-name="T3"><text:line-break/><text:line-break/></text:span>美國中央情報局還提出，在第三國安排包機的費用可由美國協助。<text:span text:style-name="T3"><text:line-break/><text:line-break/></text:span>昨天「人權觀察」公開在利比亞發現的文件說，西方情報機構與卡扎菲政府曾經緊密合作。<text:span text:style-name="T3"><text:line-break/><text:line-break/></text:span>這些文件包括利比亞情報部門和美國中央情報局<text:span text:style-name="T3">CIA</text:span>以及英國情報部門<text:span text:style-name="T3">MI6</text:span>以及其他一些機構的通信往來。<text:span text:style-name="T3"><text:line-break/><text:line-break/></text:span>一些文件顯示，美國中央情報局「非常規引渡」恐怖嫌疑分子到利比亞審問，審問時有中央情報局特工在場。<text:span text:style-name="T3"><text:line-break/><text:line-break/></text:span>另一些文件則顯示，英國曾經幫助卡扎菲撰寫演說稿。<text:span text:style-name="T3"><text:line-break/><text:line-break/>=========<text:line-break/></text:span>國際<text:span text:style-name="T3">/</text:span>當年交情好　<text:span text:style-name="T3">CIA</text:span>想在利設點<text:span text:style-name="T3"><text:line-break/><text:line-break/>http://www.cdnews.com.tw</text:span>　<text:span text:style-name="T3">2011-09-03 12:05:30<text:line-break/></text:span>陳淑娟<text:span text:style-name="T3">/</text:span>整理　<text:span text:style-name="T3"> <text:line-break/><text:line-break/></text:span>法新社華盛頓<text:span text:style-name="T3">2</text:span>日電：「華爾街日報」今天報導，在利比亞政府辦公大樓發現的檔案資料顯示，美國中央情報局（<text:span text:style-name="T3">CIA</text:span>）和強人格達費情報機構有強烈合作關係，包括把恐怖嫌犯送至這個北非國家進行偵訊。<text:span text:style-name="T3"> <text:line-break/><text:line-break/></text:span>根據中情局高層官員卡皮斯（<text:span text:style-name="T3">Stephen Kappes</text:span>）致利比亞當時情報頭子庫薩（<text:span text:style-name="T3">Moussa Koussa</text:span>）一封短信，華爾街日報（<text:span text:style-name="T3">WSJ</text:span>）報導，<text:span text:style-name="T3">2004</text:span>年時中情局也朝向在利比亞設立「長期駐點」。<text:span text:style-name="T3"> <text:line-break/><text:line-break/></text:span>報導指出，這封信信頭是「親愛的庫薩」，落款是「史提夫」（<text:span text:style-name="T3">Steve</text:span>），顯示這個兩情報單位官員關係密切。<text:span text:style-name="T3"> <text:line-break/><text:line-break/></text:span>華爾街日報引述匿名美國官員說法，那時利比亞和西方外交關係正逐漸破冰。<text:span text:style-name="T3"> <text:line-break/><text:line-break/></text:span>「人權觀察」（<text:span text:style-name="T3">Human Rights Watch</text:span>）研究人員前往利比亞政府辦公大樓發現這批文件，並將影本提供給華爾街日報。<text:span text:style-name="T3"><text:line-break/><text:line-break/>=============== <text:line-break/></text:span>檔案揭密：老格垮前<text:span text:style-name="T3">…</text:span>與英美感情好<text:span text:style-name="T3"><text:line-break/><text:line-break/></text:span>中央社綜合<text:span text:style-name="T3">3</text:span>日電<text:span text:style-name="T3"><text:line-break/><text:line-break/><text:line-break/></text:span>美國和英國媒體爆料，在利比亞強人格達費垮台後曝光的檔案顯示，美國中央情報局與英國軍情六處近年與利國情報機構合作關係密切，紐約時報」報導，美國情報機構更無視利比亞以刑求逼供惡名昭彰，至少八度將恐怖嫌犯送到利國接受訊問。<text:span text:style-name="T3"> <text:line-break/><text:line-break/></text:span>「華爾街日報」報導，根據在利比亞首都的黎波里對外安全機構查獲的這批檔案，美國中情局不但把恐怖攻擊嫌犯送到利比亞訊問，還對利比亞負責偵訊的人員建議應該問些什麼問題。<text:span text:style-name="T3"> <text:line-break/><text:line-break/></text:span>英國「獨立報」援引文件報導，英美情報單位也和利比亞密切合作，不僅透過引渡方案將人犯送交格達費政權，還把利比亞流亡反對派人士的詳細情況傳遞給老格間諜。<text:span text:style-name="T3"> <text:line-break/><text:line-break/></text:span>這些檔案是「人權觀察」研究人員前往利比亞政府辦公大樓搜尋時所發現。華爾街日報報導，根據中情局高層官員史蒂芬‧卡皮斯（<text:span text:style-name="T3">Stephen Kappes</text:span>）致利比亞當時情報頭子庫薩的一封短信顯示，<text:span text:style-name="T3">2004</text:span>年中情局曾推動在利比亞設立「長期駐點」。而該信開頭稱「親愛的庫薩」，文末並落款「史提夫」（<text:span text:style-name="T3">Steve</text:span>），顯示兩位情報官員關係匪淺。<text:span text:style-name="T3"> <text:line-break/><text:line-break/></text:span>曾任利比亞外長的庫薩今年<text:span text:style-name="T3">3</text:span>月投誠英國，儘管被控侵犯人權，仍獲允許於<text:span text:style-name="T3">4</text:span>月飛往卡達。<text:span text:style-name="T3"> <text:line-break/><text:line-break/></text:span>紐約時報報導，根據放在中情局卷宗裡的文件，利比亞曾要求美方回報，交出反對派領袖「沙迪克」，而中情局官員在<text:span text:style-name="T3">2004</text:span>年<text:span text:style-name="T3">3</text:span>月針對此事回函表示，「我們承諾發展對雙方（情報機構）有利的關係」，同時答應盡力找出沙迪克行蹤。沙迪克是現今利比亞反抗軍的軍事首領。<text:span text:style-name="T3"> <text:line-break/><text:line-break/></text:span>美國和英國當局都尚未對這些報導做出回應，英國外相海格<text:span text:style-name="T3">3</text:span>日則拒絕對此表達意見。<text:span text:style-name="T3"> <text:line-break/><text:line-break/></text:span>獨立報指出，在西方強權試圖助利比亞走出孤立之際，這些文件曝光引發各界質疑，特別是英、美和庫薩及格達費政權間的關係。<text:span text:style-name="T3"> <text:line-break/><text:line-break/></text:span>曾任外長的庫薩<text:span text:style-name="T3">3</text:span>月投誠英國，但無視於他被控侵犯人權，仍允許他於<text:span text:style-name="T3">4</text:span>月飛往卡達。<text:span text:style-name="T3"><text:line-break/><text:line-break/>=========<text:line-break/><text:line-break/></text:span>歐美決定解凍利政府資產　媒體諷：戰後分贓<text:span text:style-name="T3"> <text:line-break/><text:line-break/>http://www.chinareviewnews.com 2011-09-02 11:07:30 <text:line-break/><text:line-break/><text:line-break/>9</text:span>月<text:span text:style-name="T3">1</text:span>日是卡扎菲奪取利比亞政權的<text:span text:style-name="T3">42</text:span>周年，就在這天<text:span text:style-name="T3">63</text:span>個國家和機構的代表參加在巴黎召開的<text:span text:style-name="T3">“</text:span>利比亞之友<text:span text:style-name="T3">”</text:span>大會，商討利比亞重建問題。<text:span text:style-name="T3"> <text:line-break/><text:line-break/></text:span>中評社北京<text:span text:style-name="T3">9</text:span>月<text:span text:style-name="T3">2</text:span>日電／環球時報報道，<text:span text:style-name="T3">9</text:span>月<text:span text:style-name="T3">1</text:span>日，約<text:span text:style-name="T3">60</text:span>個國家代表參加在巴黎召開的<text:span text:style-name="T3">“</text:span>利比亞之友<text:span text:style-name="T3">”</text:span>大會，商討利比亞重建問題。但西方媒體嘲諷這樣的會議更像是<text:span text:style-name="T3">“</text:span>分贓<text:span text:style-name="T3">”</text:span>會議。<text:span text:style-name="T3"> <text:line-break/><text:line-break/></text:span>與會的近<text:span text:style-name="T3">60</text:span>個代表團在會上就解凍利比亞政府資產、聯合國在幫助利比亞政治過渡期扮演中心協調角色等問題達成共識。但一些分析卻將法英主導的大會與<text:span text:style-name="T3">“</text:span>分贓<text:span text:style-name="T3">”</text:span>聯繫起來。英國《每日電訊報》<text:span text:style-name="T3">1</text:span>日以<text:span text:style-name="T3">“</text:span>利比亞：卡梅倫與薩科齊主持勝利峰會，石油財富爭奪戰打響<text:span text:style-name="T3">”</text:span>為題稱，<text:span text:style-name="T3">“</text:span>全國過渡委員會<text:span text:style-name="T3">”</text:span>已經許諾給帶頭打擊卡扎菲的法國和英國等國經濟好處。<text:span text:style-name="T3"> <text:line-break/><text:line-break/></text:span>法國《解放報》<text:span text:style-name="T3">1</text:span>日曝光的消息似乎印證了這種說法：<text:span text:style-name="T3">“</text:span>全國過渡委員會<text:span text:style-name="T3">”</text:span>為了換取法國全力支持，將把利比亞<text:span text:style-name="T3">35%</text:span>的原油開採權給法國。不過據法新社報道，該說法立即遭到利<text:span text:style-name="T3">“</text:span>全國過渡委員會<text:span text:style-name="T3">”</text:span>否認，他們強調未來的原油合同將遵循透明原則給值得的人，而不會徇政治私利。法國《人道報》稱，會前披露的<text:span text:style-name="T3">“</text:span>石油分配方案<text:span text:style-name="T3">”</text:span>不是什麼好消息，這會令人將<text:span text:style-name="T3">“</text:span>利比亞問題聯絡小組<text:span text:style-name="T3">”</text:span>看作<text:span text:style-name="T3">“</text:span>利比亞分贓小組<text:span text:style-name="T3">”</text:span>。<text:span text:style-name="T3"> <text:line-break/><text:line-break/></text:span>國際會議決定解凍利政府資產　可能約<text:span text:style-name="T3">1700</text:span>億美元<text:span text:style-name="T3"> <text:line-break/><text:line-break/></text:span>綜合報道，有關利比亞重建工作的<text:span text:style-name="T3">“</text:span>利比亞之友<text:span text:style-name="T3">”</text:span>國際會議<text:span text:style-name="T3">9</text:span>月<text:span text:style-name="T3">1</text:span>日在法國總統府召開。與會的近<text:span text:style-name="T3">60</text:span>個代表團在會上就解凍利比亞政府資產、聯合國在幫助利比亞政治過渡期扮演中心協調角色等問題達成共識。<text:span text:style-name="T3"> <text:line-break/><text:line-break/></text:span>在會後新聞發布會上說，主持會議的法國總統薩科齊表示，與會的近<text:span text:style-name="T3">60</text:span>個國家以及國際組織或地區組織的代表團經討論認為有必要盡快解凍之前被凍結的利比亞卡扎菲政府資產，並將其提供給利比亞<text:span text:style-name="T3">“</text:span>全國過渡委員會<text:span text:style-name="T3">”</text:span>使用。<text:span text:style-name="T3"> <text:line-break/><text:line-break/></text:span>據悉，利比亞重建需要大量的資金，而盡快解凍利比亞政府被凍結的資金則成為當務之急。對於這筆資金，目前並沒有一個準確的數字，但中央電視台引述法國當地媒體的報道稱，這筆資金的數額可能在<text:span text:style-name="T3">1500</text:span>億到<text:span text:style-name="T3">1700</text:span>億美元之間，是一筆巨額財富。<text:span text:style-name="T3"> </text:span></text:p>
      <text:p text:style-name="P1"><text:span text:style-name="T1">陳真</text:span><text:s/>  |  2011.09.03 04:26   |   <text:a xlink:type="simple" xlink:href="http://palinfo.habago.org/Entry?Command=Information_PrintForum&amp;iPage=550#FORUM27350"><text:span text:style-name="T2">#</text:span></text:a></text:p>
      <text:p text:style-name="P3">一場電影大約兩小時<text:span text:style-name="T3">,</text:span>要是有部電影是八小時或十小時<text:span text:style-name="T3">,</text:span>而且中途不能有任何休息<text:span text:style-name="T3">,</text:span>甚至連上廁所也沒時間<text:span text:style-name="T3">,</text:span>如此當電影散場時<text:span text:style-name="T3">,</text:span>大概連站都站不直了<text:span text:style-name="T3">. </text:span>許多時候我就是這樣子馬拉松式看診<text:span text:style-name="T3">. <text:line-break/><text:line-break/></text:span>身上<text:span text:style-name="T3"><text:s/>"</text:span>電池<text:span text:style-name="T3">" </text:span>一次充電只能維持頂多兩小時<text:span text:style-name="T3">,</text:span>當電池用盡<text:span text:style-name="T3">,</text:span>不知道從身上哪個地方竟又能冒出電來讓我完美跑完全程<text:span text:style-name="T3">. <text:line-break/><text:line-break/></text:span>我的病人數只有別人的十分之一不到<text:span text:style-name="T3">,</text:span>甚至不及一些名醫的幾十分之一<text:span text:style-name="T3">,</text:span>很難想像別人是以什麼樣的速度看診<text:span text:style-name="T3">.<text:line-break/><text:line-break/></text:span>經常有人嬉戲問說<text:span text:style-name="T3">,"</text:span>你們每天接觸這麼多<text:span text:style-name="T3">ooxx</text:span>的人<text:span text:style-name="T3">,</text:span>會不會也<text:span text:style-name="T3">....?" </text:span>這類調戲相當具有台灣特色<text:span text:style-name="T3">,</text:span>非常台<text:span text:style-name="T3">,</text:span>不知道為什麼台灣人似乎特別喜歡發問這個問題<text:span text:style-name="T3">,</text:span>但他們通常並不是真的關心<text:span text:style-name="T3">,</text:span>或者說<text:span text:style-name="T3">,</text:span>他們其實並不需要任何回答<text:span text:style-name="T3">,</text:span>而只是想表達對於這類病患或甚至這科醫師的一種蔑視的態度<text:span text:style-name="T3">,</text:span>意思是<text:span text:style-name="T3"><text:s/>"</text:span>你會不會跟這些<text:span text:style-name="T3">ooxx</text:span>的人也變得一樣<text:span text:style-name="T3">ooxx</text:span>啊<text:span text:style-name="T3">?" </text:span>當然會啊<text:span text:style-name="T3">! </text:span>以前我都還會勉為其難地回答或反駁這樣一些嘲諷<text:span text:style-name="T3">,</text:span>但後來覺得<text:span text:style-name="T3">,</text:span>倒不如順著對方的娛樂心意給個肯定的附和<text:span text:style-name="T3">. <text:line-break/><text:line-break/></text:span>今天至少有十個人在我診間痛哭一場<text:span text:style-name="T3">,</text:span>每次面對病患或家屬痛哭<text:span text:style-name="T3">,</text:span>我總是無言以對<text:span text:style-name="T3">,</text:span>不想以廉價言詞做任何所謂安慰<text:span text:style-name="T3">. </text:span>記得頭一年當住院醫師時<text:span text:style-name="T3">,</text:span>一位資深護理人員強迫我必須在眾師生面前對著病床上一個被綑綁約束以防自傷傷人的精神病患唸一套固定台詞<text:span text:style-name="T3">. </text:span>那台詞類似這樣<text:span text:style-name="T3">: "</text:span>我知道你一定很難過哦<text:span text:style-name="T3">,</text:span>要不要說說你此時的心情<text:span text:style-name="T3">,</text:span>讓我們來幫助你哦<text:span text:style-name="T3">~" </text:span>但我抵死不從<text:span text:style-name="T3">,</text:span>硬是閉口不說一句話<text:span text:style-name="T3">,</text:span>因為我無法說出一句非發自內心深處的話<text:span text:style-name="T3">. <text:line-break/><text:line-break/>"</text:span>你們每天接觸這麼多<text:span text:style-name="T3">ooxx</text:span>的人<text:span text:style-name="T3">,</text:span>會不會也<text:span text:style-name="T3">....?" </text:span>你希望我怎麼回答呢<text:span text:style-name="T3">? </text:span>假若是你<text:span text:style-name="T3">,</text:span>當你在某人面前痛哭<text:span text:style-name="T3">,</text:span>難道你希望對方下班時間一到突然就嘻嘻哈哈彷彿什麼事也不曾發生<text:span text:style-name="T3">? </text:span>在一個喪禮上<text:span text:style-name="T3">,</text:span>賓客個個面容哀戚<text:span text:style-name="T3">,</text:span>難道你希望他們一轉身就馬上露出燦爛猥褻的笑容<text:span text:style-name="T3">?<text:line-break/><text:line-break/></text:span>這個人<text:span text:style-name="T3">,</text:span>因為那個人<text:span text:style-name="T3">--</text:span>哪怕是個陌生人<text:span text:style-name="T3">--</text:span>的痛苦而在心頭上畫下一些傷痕<text:span text:style-name="T3">,</text:span>並不是一件可恥的事<text:span text:style-name="T3">.<text:line-break/><text:line-break/></text:span>前些天<text:span text:style-name="T3">,</text:span>就在颱風行經台南的清晨<text:span text:style-name="T3">,</text:span>我一人來到海邊<text:span text:style-name="T3">,</text:span>幾公里長的海岸很難得這回就只有我一個人<text:span text:style-name="T3">. </text:span>海浪大不<text:span text:style-name="T3">,</text:span>但我若再往前移個幾步<text:span text:style-name="T3">,</text:span>照樣能捲入海中<text:span text:style-name="T3">. </text:span>大海這東西<text:span text:style-name="T3">,</text:span>一語不發<text:span text:style-name="T3">,</text:span>但它卻十足做了它該做的事<text:span text:style-name="T3">.</text:span></text:p>
      <text:p text:style-name="P4"/>
      <text:p text:style-name="P1"><text:span text:style-name="T1">陳真</text:span><text:s/>  |  2011.09.02 21:13   |   <text:a xlink:type="simple" xlink:href="http://palinfo.habago.org/Entry?Command=Information_PrintForum&amp;iPage=551#FORUM27338"><text:span text:style-name="T2">#</text:span></text:a></text:p>
      <text:p text:style-name="P3">維基又解密　聯合國部隊要女童以性換飯吃<text:span text:style-name="T3"><text:line-break/>2011</text:span>年<text:span text:style-name="T3">09</text:span>月<text:span text:style-name="T3">02</text:span>日<text:span text:style-name="T3"><text:line-break/><text:line-break/></text:span>蘋果日報<text:span text:style-name="T3"><text:line-break/><text:line-break/></text:span>引發許多爭議的爆料網站《維基解密》（<text:span text:style-name="T3">WikiLeaks</text:span>），近日又公開一批美國機密外交電文，其中指出聯合國駐象牙海岸（<text:span text:style-name="T3">Ivory Coast</text:span>）的維和部隊成員，誘使當地未成年女童以性交換取糧食。<text:span text:style-name="T3"><text:line-break/><text:line-break/></text:span>英國人道組織在<text:span text:style-name="T3">2009</text:span>年前往象牙海岸西部城市圖萊普勒（<text:span text:style-name="T3">Toulepleu</text:span>），訪問了當地<text:span text:style-name="T3">10</text:span>名未成年女童，驚訝發現有<text:span text:style-name="T3">8</text:span>名女童表示，她們必須定期與由西非國家貝寧<text:span text:style-name="T3">(Benin)</text:span>部隊組成的聯合國維和部隊士兵性交，以換取糧食與住處。聯合國發言人周二<text:span text:style-name="T3">(31</text:span>日<text:span text:style-name="T3">)</text:span>證實，共有<text:span text:style-name="T3">16</text:span>名貝寧維和部隊成員已經被遣送回國，禁止再參加聯合國的任務。當中<text:span text:style-name="T3">10</text:span>人是指揮官，其他都是士兵。發言人表示：「這個事件是指揮與控制問題。部隊指揮官未能維持一個安全環境，導致性侵犯事件頻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